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24pt" style:font-size-asian="24pt" style:font-size-complex="24pt"/>
    </style:style>
    <style:style style:name="T1_2" style:family="text">
      <style:text-properties fo:font-size="24pt" style:font-size-asian="24pt" style:font-size-complex="24pt"/>
    </style:style>
    <style:style style:name="T1_3" style:family="text">
      <style:text-properties fo:font-size="24pt" style:font-size-asian="24pt" style:font-size-complex="24pt"/>
    </style:style>
    <style:style style:name="T1_4" style:family="text">
      <style:text-properties fo:font-size="24pt" style:font-size-asian="24pt" style:font-size-complex="24pt"/>
    </style:style>
    <style:style style:name="T1_5" style:family="text">
      <style:text-properties fo:font-size="24pt" style:font-size-asian="24pt" style:font-size-complex="24pt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8pt" style:font-size-asian="18pt" style:font-size-complex="18pt"/>
    </style:style>
    <style:style style:name="P4" style:family="paragraph" style:parent-style-name="Standard">
      <style:paragraph-properties fo:break-before="auto" fo:line-height="100%" style:writing-mode="lr-tb"/>
      <style:text-properties fo:background-color="#efefef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T5_13" style:family="text"/>
    <style:style style:name="T5_14" style:family="text">
      <style:text-properties fo:color="#1155cc" style:text-underline-style="solid" style:text-underline-color="font-color"/>
    </style:style>
    <style:style style:name="T5_15" style:family="text"/>
    <style:style style:name="T5_16" style:family="text">
      <style:text-properties fo:color="#1155cc" style:text-underline-style="solid" style:text-underline-color="font-color"/>
    </style:style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>
      <style:text-properties fo:background-color="#cfe2f3"/>
    </style:style>
    <style:style style:name="T8_6" style:family="text">
      <style:text-properties fo:background-color="#cfe2f3"/>
    </style:style>
    <style:style style:name="T8_7" style:family="text">
      <style:text-properties fo:background-color="#cfe2f3"/>
    </style:style>
    <style:style style:name="T8_8" style:family="text">
      <style:text-properties fo:background-color="#cfe2f3"/>
    </style:style>
    <style:style style:name="T8_9" style:family="text">
      <style:text-properties fo:background-color="#cfe2f3"/>
    </style:style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P9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10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11" style:family="paragraph" style:parent-style-name="Standard">
      <style:paragraph-properties fo:break-before="auto" fo:line-height="100%" style:writing-mode="lr-tb"/>
    </style:style>
    <style:style style:name="T11_1" style:family="text">
      <style:text-properties fo:font-size="18pt" style:font-size-asian="18pt" style:font-size-complex="18pt"/>
    </style:style>
    <style:style style:name="T11_2" style:family="text">
      <style:text-properties fo:font-size="18pt" style:font-size-asian="18pt" style:font-size-complex="18pt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</style:style>
    <style:style style:name="T13_1" style:family="text">
      <style:text-properties fo:background-color="#cfe2f3"/>
    </style:style>
    <style:style style:name="T13_2" style:family="text">
      <style:text-properties fo:background-color="#cfe2f3"/>
    </style:style>
    <style:style style:name="T13_3" style:family="text">
      <style:text-properties fo:background-color="#cfe2f3"/>
    </style:style>
    <style:style style:name="T13_4" style:family="text">
      <style:text-properties fo:background-color="#cfe2f3"/>
    </style:style>
    <style:style style:name="T13_5" style:family="text">
      <style:text-properties fo:background-color="#cfe2f3"/>
    </style:style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P14" style:family="paragraph" style:parent-style-name="Standard">
      <style:paragraph-properties fo:break-before="auto" fo:line-height="100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P15" style:family="paragraph" style:parent-style-name="Standard">
      <style:paragraph-properties fo:break-before="auto" fo:text-indent="0cm" fo:line-height="100%" fo:margin-left="-0.185cm" style:writing-mode="lr-tb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/>
    <style:style style:name="T16_2" style:family="text">
      <style:text-properties fo:background-color="#fff2cc"/>
    </style:style>
    <style:style style:name="T16_3" style:family="text">
      <style:text-properties fo:background-color="#fff2cc"/>
    </style:style>
    <style:style style:name="T16_4" style:family="text">
      <style:text-properties fo:background-color="#fff2cc"/>
    </style:style>
    <style:style style:name="T16_5" style:family="text">
      <style:text-properties fo:background-color="#fff2cc"/>
    </style:style>
    <style:style style:name="T16_6" style:family="text">
      <style:text-properties fo:background-color="#fff2cc"/>
    </style:style>
    <style:style style:name="T16_7" style:family="text">
      <style:text-properties fo:background-color="#fff2cc"/>
    </style:style>
    <style:style style:name="T16_8" style:family="text">
      <style:text-properties fo:background-color="#fff2cc"/>
    </style:style>
    <style:style style:name="P17" style:family="paragraph" style:parent-style-name="Standard">
      <style:paragraph-properties fo:break-before="auto" fo:line-height="100%" style:writing-mode="lr-tb"/>
    </style:style>
    <style:style style:name="P18" style:family="paragraph" style:parent-style-name="Standard">
      <style:paragraph-properties fo:break-before="auto" fo:line-height="100%" style:writing-mode="lr-tb"/>
    </style:style>
    <style:style style:name="T18_1" style:family="text"/>
    <style:style style:name="T18_2" style:family="text">
      <style:text-properties fo:background-color="#c9daf8"/>
    </style:style>
    <style:style style:name="T18_3" style:family="text">
      <style:text-properties fo:background-color="#c9daf8"/>
    </style:style>
    <style:style style:name="T18_4" style:family="text">
      <style:text-properties fo:background-color="#c9daf8"/>
    </style:style>
    <style:style style:name="T18_5" style:family="text">
      <style:text-properties fo:background-color="#c9daf8"/>
    </style:style>
    <style:style style:name="T18_6" style:family="text">
      <style:text-properties fo:background-color="#c9daf8"/>
    </style:style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P19" style:family="paragraph" style:parent-style-name="Standard">
      <style:paragraph-properties fo:break-before="auto" fo:text-indent="1.27cm" fo:line-height="100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P20" style:family="paragraph" style:parent-style-name="Standard">
      <style:paragraph-properties fo:break-before="auto" fo:line-height="100%" style:writing-mode="lr-tb"/>
    </style:style>
    <style:style style:name="P21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fo:font-size="18pt" style:font-size-asian="18pt" style:font-size-complex="18pt"/>
    </style:style>
    <style:style style:name="T22_2" style:family="text">
      <style:text-properties fo:font-size="18pt" style:font-size-asian="18pt" style:font-size-complex="18pt"/>
    </style:style>
    <style:style style:name="P23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24" style:family="paragraph" style:parent-style-name="Standard">
      <style:paragraph-properties fo:break-before="auto" fo:line-height="100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>
      <style:text-properties fo:color="#1155cc" style:text-underline-style="solid" style:text-underline-color="font-color"/>
    </style:style>
    <style:style style:name="T24_13" style:family="text"/>
    <style:style style:name="T24_14" style:family="text">
      <style:text-properties fo:color="#1155cc" style:text-underline-style="solid" style:text-underline-color="font-color"/>
    </style:style>
    <style:style style:name="T24_15" style:family="text"/>
    <style:style style:name="T24_16" style:family="text">
      <style:text-properties fo:color="#1155cc" style:text-underline-style="solid" style:text-underline-color="font-color"/>
    </style:style>
    <style:style style:name="T24_17" style:family="text"/>
    <style:style style:name="T24_18" style:family="text">
      <style:text-properties fo:color="#1155cc" style:text-underline-style="solid" style:text-underline-color="font-color"/>
    </style:style>
    <style:style style:name="T24_19" style:family="text"/>
    <style:style style:name="T24_20" style:family="text">
      <style:text-properties fo:color="#1155cc" style:text-underline-style="solid" style:text-underline-color="font-color"/>
    </style:style>
    <style:style style:name="T24_21" style:family="text"/>
    <style:style style:name="T24_22" style:family="text">
      <style:text-properties fo:color="#1155cc" style:text-underline-style="solid" style:text-underline-color="font-color"/>
    </style:style>
    <style:style style:name="T24_23" style:family="text"/>
    <style:style style:name="T24_24" style:family="text">
      <style:text-properties fo:color="#1155cc" style:text-underline-style="solid" style:text-underline-color="font-color"/>
    </style:style>
    <style:style style:name="T24_25" style:family="text"/>
    <style:style style:name="T24_26" style:family="text">
      <style:text-properties fo:color="#1155cc" style:text-underline-style="solid" style:text-underline-color="font-color"/>
    </style:style>
    <style:style style:name="T24_27" style:family="text"/>
    <style:style style:name="T24_28" style:family="text">
      <style:text-properties fo:color="#1155cc" style:text-underline-style="solid" style:text-underline-color="font-color"/>
    </style:style>
    <style:style style:name="T24_29" style:family="text"/>
    <style:style style:name="T24_30" style:family="text">
      <style:text-properties fo:color="#1155cc" style:text-underline-style="solid" style:text-underline-color="font-color"/>
    </style:style>
    <style:style style:name="T24_31" style:family="text"/>
    <style:style style:name="T24_32" style:family="text">
      <style:text-properties fo:color="#1155cc" style:text-underline-style="solid" style:text-underline-color="font-color"/>
    </style:style>
    <style:style style:name="T24_33" style:family="text"/>
    <style:style style:name="T24_34" style:family="text">
      <style:text-properties fo:color="#1155cc" style:text-underline-style="solid" style:text-underline-color="font-color"/>
    </style:style>
    <style:style style:name="T24_35" style:family="text"/>
    <style:style style:name="T24_36" style:family="text">
      <style:text-properties fo:color="#1155cc" style:text-underline-style="solid" style:text-underline-color="font-color"/>
    </style:style>
    <style:style style:name="T24_37" style:family="text"/>
    <style:style style:name="T24_38" style:family="text">
      <style:text-properties fo:color="#1155cc" style:text-underline-style="solid" style:text-underline-color="font-color"/>
    </style:style>
    <style:style style:name="T24_39" style:family="text"/>
    <style:style style:name="T24_40" style:family="text">
      <style:text-properties fo:color="#1155cc" style:text-underline-style="solid" style:text-underline-color="font-color"/>
    </style:style>
    <style:style style:name="T24_41" style:family="text"/>
    <style:style style:name="T24_42" style:family="text">
      <style:text-properties fo:color="#1155cc" style:text-underline-style="solid" style:text-underline-color="font-color"/>
    </style:style>
    <style:style style:name="T24_43" style:family="text"/>
    <style:style style:name="P25" style:family="paragraph" style:parent-style-name="Standard">
      <style:paragraph-properties fo:break-before="auto" fo:line-height="100%" style:writing-mode="lr-tb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text-indent="0cm" fo:line-height="100%" fo:margin-left="0.741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P28" style:family="paragraph" style:parent-style-name="Standard">
      <style:paragraph-properties fo:break-before="auto" fo:text-indent="0cm" fo:line-height="100%" fo:margin-left="0.741cm" style:writing-mode="lr-tb"/>
    </style:style>
    <style:style style:name="T28_1" style:family="text"/>
    <style:style style:name="T28_2" style:family="text"/>
    <style:style style:name="T28_3" style:family="text">
      <style:text-properties fo:color="#1155cc" style:text-underline-style="solid" style:text-underline-color="font-color"/>
    </style:style>
    <style:style style:name="T28_4" style:family="text"/>
    <style:style style:name="T28_5" style:family="text">
      <style:text-properties fo:color="#1155cc" style:text-underline-style="solid" style:text-underline-color="font-color"/>
    </style:style>
    <style:style style:name="T28_6" style:family="text"/>
    <style:style style:name="T28_7" style:family="text">
      <style:text-properties fo:color="#1155cc" style:text-underline-style="solid" style:text-underline-color="font-color"/>
    </style:style>
    <style:style style:name="T28_8" style:family="text"/>
    <style:style style:name="T28_9" style:family="text">
      <style:text-properties fo:color="#1155cc" style:text-underline-style="solid" style:text-underline-color="font-color"/>
    </style:style>
    <style:style style:name="T28_10" style:family="text"/>
    <style:style style:name="T28_11" style:family="text">
      <style:text-properties fo:color="#1155cc" style:text-underline-style="solid" style:text-underline-color="font-color"/>
    </style:style>
    <style:style style:name="T28_12" style:family="text"/>
    <style:style style:name="T28_13" style:family="text">
      <style:text-properties fo:color="#1155cc" style:text-underline-style="solid" style:text-underline-color="font-color"/>
    </style:style>
    <style:style style:name="T28_14" style:family="text"/>
    <style:style style:name="T28_15" style:family="text">
      <style:text-properties fo:color="#1155cc" style:text-underline-style="solid" style:text-underline-color="font-color"/>
    </style:style>
    <style:style style:name="T28_16" style:family="text"/>
    <style:style style:name="T28_17" style:family="text">
      <style:text-properties fo:color="#1155cc" style:text-underline-style="solid" style:text-underline-color="font-color"/>
    </style:style>
    <style:style style:name="T28_18" style:family="text"/>
    <style:style style:name="T28_19" style:family="text">
      <style:text-properties fo:color="#1155cc" style:text-underline-style="solid" style:text-underline-color="font-color"/>
    </style:style>
    <style:style style:name="T28_20" style:family="text"/>
    <style:style style:name="T28_21" style:family="text">
      <style:text-properties fo:color="#1155cc" style:text-underline-style="solid" style:text-underline-color="font-color"/>
    </style:style>
    <style:style style:name="T28_22" style:family="text"/>
    <style:style style:name="T28_23" style:family="text">
      <style:text-properties fo:color="#1155cc" style:text-underline-style="solid" style:text-underline-color="font-color"/>
    </style:style>
    <style:style style:name="T28_24" style:family="text"/>
    <style:style style:name="T28_25" style:family="text">
      <style:text-properties fo:color="#1155cc" style:text-underline-style="solid" style:text-underline-color="font-color"/>
    </style:style>
    <style:style style:name="T28_26" style:family="text"/>
    <style:style style:name="T28_27" style:family="text">
      <style:text-properties fo:color="#1155cc" style:text-underline-style="solid" style:text-underline-color="font-color"/>
    </style:style>
    <style:style style:name="T28_28" style:family="text"/>
    <style:style style:name="T28_29" style:family="text">
      <style:text-properties fo:color="#1155cc" style:text-underline-style="solid" style:text-underline-color="font-color"/>
    </style:style>
    <style:style style:name="T28_30" style:family="text"/>
    <style:style style:name="T28_31" style:family="text">
      <style:text-properties fo:color="#1155cc" style:text-underline-style="solid" style:text-underline-color="font-color"/>
    </style:style>
    <style:style style:name="T28_32" style:family="text"/>
    <style:style style:name="T28_33" style:family="text">
      <style:text-properties fo:color="#1155cc" style:text-underline-style="solid" style:text-underline-color="font-color"/>
    </style:style>
    <style:style style:name="T28_34" style:family="text"/>
    <style:style style:name="T28_35" style:family="text">
      <style:text-properties fo:color="#1155cc" style:text-underline-style="solid" style:text-underline-color="font-color"/>
    </style:style>
    <style:style style:name="T28_36" style:family="text"/>
    <style:style style:name="T28_37" style:family="text">
      <style:text-properties fo:color="#1155cc" style:text-underline-style="solid" style:text-underline-color="font-color"/>
    </style:style>
    <style:style style:name="T28_38" style:family="text"/>
    <style:style style:name="T28_39" style:family="text">
      <style:text-properties fo:color="#1155cc" style:text-underline-style="solid" style:text-underline-color="font-color"/>
    </style:style>
    <style:style style:name="T28_40" style:family="text"/>
    <style:style style:name="T28_41" style:family="text">
      <style:text-properties fo:color="#1155cc" style:text-underline-style="solid" style:text-underline-color="font-color"/>
    </style:style>
    <style:style style:name="T28_42" style:family="text"/>
    <style:style style:name="T28_43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00%" fo:margin-left="0.741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P30" style:family="paragraph" style:parent-style-name="Standard">
      <style:paragraph-properties fo:break-before="auto" fo:text-indent="0cm" fo:line-height="100%" fo:margin-left="0.741cm" style:writing-mode="lr-tb"/>
    </style:style>
    <style:style style:name="T30_1" style:family="text"/>
    <style:style style:name="T30_2" style:family="text"/>
    <style:style style:name="T30_3" style:family="text">
      <style:text-properties fo:color="#1155cc" style:text-underline-style="solid" style:text-underline-color="font-color"/>
    </style:style>
    <style:style style:name="T30_4" style:family="text"/>
    <style:style style:name="T30_5" style:family="text">
      <style:text-properties fo:color="#1155cc" style:text-underline-style="solid" style:text-underline-color="font-color"/>
    </style:style>
    <style:style style:name="T30_6" style:family="text"/>
    <style:style style:name="T30_7" style:family="text">
      <style:text-properties fo:color="#1155cc" style:text-underline-style="solid" style:text-underline-color="font-color"/>
    </style:style>
    <style:style style:name="T30_8" style:family="text"/>
    <style:style style:name="T30_9" style:family="text">
      <style:text-properties fo:color="#1155cc" style:text-underline-style="solid" style:text-underline-color="font-color"/>
    </style:style>
    <style:style style:name="T30_10" style:family="text"/>
    <style:style style:name="T30_11" style:family="text">
      <style:text-properties fo:color="#1155cc" style:text-underline-style="solid" style:text-underline-color="font-color"/>
    </style:style>
    <style:style style:name="T30_12" style:family="text"/>
    <style:style style:name="T30_13" style:family="text">
      <style:text-properties fo:color="#1155cc" style:text-underline-style="solid" style:text-underline-color="font-color"/>
    </style:style>
    <style:style style:name="T30_14" style:family="text"/>
    <style:style style:name="T30_15" style:family="text">
      <style:text-properties fo:color="#1155cc" style:text-underline-style="solid" style:text-underline-color="font-color"/>
    </style:style>
    <style:style style:name="T30_16" style:family="text"/>
    <style:style style:name="T30_17" style:family="text">
      <style:text-properties fo:color="#1155cc" style:text-underline-style="solid" style:text-underline-color="font-color"/>
    </style:style>
    <style:style style:name="T30_18" style:family="text"/>
    <style:style style:name="T30_19" style:family="text">
      <style:text-properties fo:color="#1155cc" style:text-underline-style="solid" style:text-underline-color="font-color"/>
    </style:style>
    <style:style style:name="T30_20" style:family="text"/>
    <style:style style:name="T30_21" style:family="text">
      <style:text-properties fo:color="#1155cc" style:text-underline-style="solid" style:text-underline-color="font-color"/>
    </style:style>
    <style:style style:name="T30_22" style:family="text"/>
    <style:style style:name="T30_23" style:family="text">
      <style:text-properties fo:color="#1155cc" style:text-underline-style="solid" style:text-underline-color="font-color"/>
    </style:style>
    <style:style style:name="T30_24" style:family="text"/>
    <style:style style:name="T30_25" style:family="text">
      <style:text-properties fo:color="#1155cc" style:text-underline-style="solid" style:text-underline-color="font-color"/>
    </style:style>
    <style:style style:name="T30_26" style:family="text"/>
    <style:style style:name="T30_27" style:family="text">
      <style:text-properties fo:color="#1155cc" style:text-underline-style="solid" style:text-underline-color="font-color"/>
    </style:style>
    <style:style style:name="T30_28" style:family="text"/>
    <style:style style:name="T30_29" style:family="text">
      <style:text-properties fo:color="#1155cc" style:text-underline-style="solid" style:text-underline-color="font-color"/>
    </style:style>
    <style:style style:name="T30_30" style:family="text"/>
    <style:style style:name="T30_31" style:family="text">
      <style:text-properties fo:color="#1155cc" style:text-underline-style="solid" style:text-underline-color="font-color"/>
    </style:style>
    <style:style style:name="T30_32" style:family="text"/>
    <style:style style:name="T30_33" style:family="text">
      <style:text-properties fo:color="#1155cc" style:text-underline-style="solid" style:text-underline-color="font-color"/>
    </style:style>
    <style:style style:name="T30_34" style:family="text"/>
    <style:style style:name="T30_35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00%" fo:margin-left="0.741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P32" style:family="paragraph" style:parent-style-name="Standard">
      <style:paragraph-properties fo:break-before="auto" fo:text-indent="0cm" fo:line-height="100%" fo:margin-left="0.741cm" style:writing-mode="lr-tb"/>
    </style:style>
    <style:style style:name="T32_1" style:family="text"/>
    <style:style style:name="T32_2" style:family="text"/>
    <style:style style:name="T32_3" style:family="text">
      <style:text-properties fo:color="#1155cc" style:text-underline-style="solid" style:text-underline-color="font-color"/>
    </style:style>
    <style:style style:name="T32_4" style:family="text"/>
    <style:style style:name="T32_5" style:family="text">
      <style:text-properties fo:color="#1155cc" style:text-underline-style="solid" style:text-underline-color="font-color"/>
    </style:style>
    <style:style style:name="T32_6" style:family="text"/>
    <style:style style:name="T32_7" style:family="text">
      <style:text-properties fo:color="#1155cc" style:text-underline-style="solid" style:text-underline-color="font-color"/>
    </style:style>
    <style:style style:name="T32_8" style:family="text"/>
    <style:style style:name="T32_9" style:family="text">
      <style:text-properties fo:color="#1155cc" style:text-underline-style="solid" style:text-underline-color="font-color"/>
    </style:style>
    <style:style style:name="T32_10" style:family="text"/>
    <style:style style:name="T32_11" style:family="text">
      <style:text-properties fo:color="#1155cc" style:text-underline-style="solid" style:text-underline-color="font-color"/>
    </style:style>
    <style:style style:name="T32_12" style:family="text"/>
    <style:style style:name="T32_13" style:family="text">
      <style:text-properties fo:color="#1155cc" style:text-underline-style="solid" style:text-underline-color="font-color"/>
    </style:style>
    <style:style style:name="T32_14" style:family="text"/>
    <style:style style:name="T32_15" style:family="text">
      <style:text-properties fo:color="#1155cc" style:text-underline-style="solid" style:text-underline-color="font-color"/>
    </style:style>
    <style:style style:name="T32_16" style:family="text"/>
    <style:style style:name="T32_17" style:family="text">
      <style:text-properties fo:color="#1155cc" style:text-underline-style="solid" style:text-underline-color="font-color"/>
    </style:style>
    <style:style style:name="T32_18" style:family="text"/>
    <style:style style:name="T32_19" style:family="text">
      <style:text-properties fo:color="#1155cc" style:text-underline-style="solid" style:text-underline-color="font-color"/>
    </style:style>
    <style:style style:name="T32_20" style:family="text"/>
    <style:style style:name="T32_21" style:family="text">
      <style:text-properties fo:color="#1155cc" style:text-underline-style="solid" style:text-underline-color="font-color"/>
    </style:style>
    <style:style style:name="T32_22" style:family="text"/>
    <style:style style:name="T32_23" style:family="text">
      <style:text-properties fo:color="#1155cc" style:text-underline-style="solid" style:text-underline-color="font-color"/>
    </style:style>
    <style:style style:name="T32_24" style:family="text"/>
    <style:style style:name="T32_25" style:family="text">
      <style:text-properties fo:color="#1155cc" style:text-underline-style="solid" style:text-underline-color="font-color"/>
    </style:style>
    <style:style style:name="T32_26" style:family="text"/>
    <style:style style:name="T32_27" style:family="text">
      <style:text-properties fo:color="#1155cc" style:text-underline-style="solid" style:text-underline-color="font-color"/>
    </style:style>
    <style:style style:name="T32_28" style:family="text"/>
    <style:style style:name="T32_29" style:family="text">
      <style:text-properties fo:color="#1155cc" style:text-underline-style="solid" style:text-underline-color="font-color"/>
    </style:style>
    <style:style style:name="T32_30" style:family="text"/>
    <style:style style:name="T32_31" style:family="text">
      <style:text-properties fo:color="#1155cc" style:text-underline-style="solid" style:text-underline-color="font-color"/>
    </style:style>
    <style:style style:name="T32_32" style:family="text"/>
    <style:style style:name="T32_33" style:family="text">
      <style:text-properties fo:color="#1155cc" style:text-underline-style="solid" style:text-underline-color="font-color"/>
    </style:style>
    <style:style style:name="T32_34" style:family="text"/>
    <style:style style:name="T32_35" style:family="text">
      <style:text-properties fo:color="#1155cc" style:text-underline-style="solid" style:text-underline-color="font-color"/>
    </style:style>
    <style:style style:name="T32_36" style:family="text"/>
    <style:style style:name="T32_37" style:family="text">
      <style:text-properties fo:color="#1155cc" style:text-underline-style="solid" style:text-underline-color="font-color"/>
    </style:style>
    <style:style style:name="T32_38" style:family="text"/>
    <style:style style:name="T32_39" style:family="text">
      <style:text-properties fo:color="#1155cc" style:text-underline-style="solid" style:text-underline-color="font-color"/>
    </style:style>
    <style:style style:name="T32_40" style:family="text"/>
    <style:style style:name="T32_41" style:family="text">
      <style:text-properties fo:color="#1155cc" style:text-underline-style="solid" style:text-underline-color="font-color"/>
    </style:style>
    <style:style style:name="T32_42" style:family="text"/>
    <style:style style:name="T32_43" style:family="text">
      <style:text-properties fo:color="#1155cc" style:text-underline-style="solid" style:text-underline-color="font-color"/>
    </style:style>
    <style:style style:name="T32_44" style:family="text"/>
    <style:style style:name="T32_45" style:family="text">
      <style:text-properties fo:color="#1155cc" style:text-underline-style="solid" style:text-underline-color="font-color"/>
    </style:style>
    <style:style style:name="T32_46" style:family="text"/>
    <style:style style:name="T32_47" style:family="text">
      <style:text-properties fo:color="#1155cc" style:text-underline-style="solid" style:text-underline-color="font-color"/>
    </style:style>
    <style:style style:name="T32_48" style:family="text"/>
    <style:style style:name="T32_49" style:family="text">
      <style:text-properties fo:color="#1155cc" style:text-underline-style="solid" style:text-underline-color="font-color"/>
    </style:style>
    <style:style style:name="T32_50" style:family="text"/>
    <style:style style:name="T32_51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line-height="100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>
      <style:text-properties fo:font-weight="bold" style:font-weight-asian="bold" style:font-weight-complex="bold"/>
    </style:style>
    <style:style style:name="T33_12" style:family="text">
      <style:text-properties fo:font-weight="bold" style:font-weight-asian="bold" style:font-weight-complex="bold"/>
    </style:style>
    <style:style style:name="T33_13" style:family="text">
      <style:text-properties fo:font-weight="bold" style:font-weight-asian="bold" style:font-weight-complex="bold"/>
    </style:style>
    <style:style style:name="T33_14" style:family="text">
      <style:text-properties fo:font-weight="bold" style:font-weight-asian="bold" style:font-weight-complex="bold"/>
    </style:style>
    <style:style style:name="T33_15" style:family="text">
      <style:text-properties fo:font-weight="bold" style:font-weight-asian="bold" style:font-weight-complex="bold"/>
    </style:style>
    <style:style style:name="T33_16" style:family="text">
      <style:text-properties fo:font-weight="bold" style:font-weight-asian="bold" style:font-weight-complex="bold"/>
    </style:style>
    <style:style style:name="T33_17" style:family="text">
      <style:text-properties fo:font-weight="bold" style:font-weight-asian="bold" style:font-weight-complex="bold"/>
    </style:style>
    <style:style style:name="T33_18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>
      <style:text-properties fo:font-weight="bold" style:font-weight-asian="bold" style:font-weight-complex="bold"/>
    </style:style>
    <style:style style:name="T34_18" style:family="text">
      <style:text-properties fo:font-weight="bold" style:font-weight-asian="bold" style:font-weight-complex="bold"/>
    </style:style>
    <style:style style:name="T34_19" style:family="text">
      <style:text-properties fo:font-weight="bold" style:font-weight-asian="bold" style:font-weight-complex="bold"/>
    </style:style>
    <style:style style:name="T34_20" style:family="text">
      <style:text-properties fo:font-weight="bold" style:font-weight-asian="bold" style:font-weight-complex="bold"/>
    </style:style>
    <style:style style:name="T34_21" style:family="text">
      <style:text-properties fo:font-weight="bold" style:font-weight-asian="bold" style:font-weight-complex="bold"/>
    </style:style>
    <style:style style:name="T34_22" style:family="text">
      <style:text-properties fo:font-weight="bold" style:font-weight-asian="bold" style:font-weight-complex="bold"/>
    </style:style>
    <style:style style:name="T34_23" style:family="text">
      <style:text-properties fo:font-weight="bold" style:font-weight-asian="bold" style:font-weight-complex="bold"/>
    </style:style>
    <style:style style:name="T34_24" style:family="text">
      <style:text-properties fo:font-weight="bold" style:font-weight-asian="bold" style:font-weight-complex="bold"/>
    </style:style>
    <style:style style:name="T34_25" style:family="text"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00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P36" style:family="paragraph" style:parent-style-name="Standard">
      <style:paragraph-properties fo:break-before="auto" fo:line-height="100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P37" style:family="paragraph" style:parent-style-name="Standard">
      <style:paragraph-properties fo:break-before="auto" fo:text-indent="0cm" fo:line-height="100%" fo:margin-left="0.741cm" style:writing-mode="lr-tb"/>
    </style:style>
    <style:style style:name="P38" style:family="paragraph" style:parent-style-name="Standard">
      <style:paragraph-properties fo:break-before="auto" fo:line-height="100%" style:writing-mode="lr-tb"/>
    </style:style>
    <style:style style:name="T38_1" style:family="text">
      <style:text-properties fo:background-color="#c9daf8"/>
    </style:style>
    <style:style style:name="T38_2" style:family="text">
      <style:text-properties fo:background-color="#c9daf8"/>
    </style:style>
    <style:style style:name="T38_3" style:family="text">
      <style:text-properties fo:background-color="#c9daf8"/>
    </style:style>
    <style:style style:name="T38_4" style:family="text">
      <style:text-properties fo:background-color="#c9daf8"/>
    </style:style>
    <style:style style:name="T38_5" style:family="text">
      <style:text-properties fo:background-color="#c9daf8"/>
    </style:style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P39" style:family="paragraph" style:parent-style-name="Standard">
      <style:paragraph-properties fo:break-before="auto" fo:line-height="100%" style:writing-mode="lr-tb"/>
    </style:style>
    <style:style style:name="P40" style:family="paragraph" style:parent-style-name="Standard">
      <style:paragraph-properties fo:break-before="page" fo:line-height="100%" style:writing-mode="lr-tb"/>
      <style:text-properties fo:font-size="18pt" style:font-size-asian="18pt" style:font-size-complex="18pt"/>
    </style:style>
    <style:style style:name="P41" style:family="paragraph" style:parent-style-name="Standard">
      <style:paragraph-properties fo:break-before="auto" fo:line-height="100%" style:writing-mode="lr-tb"/>
    </style:style>
    <style:style style:name="T41_1" style:family="text">
      <style:text-properties fo:font-size="18pt" style:font-size-asian="18pt" style:font-size-complex="18pt"/>
    </style:style>
    <style:style style:name="T41_2" style:family="text">
      <style:text-properties fo:font-size="18pt" style:font-size-asian="18pt" style:font-size-complex="18pt"/>
    </style:style>
    <style:style style:name="P42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43" style:family="paragraph" style:parent-style-name="Standard">
      <style:paragraph-properties fo:break-before="auto" fo:line-height="100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T43_11" style:family="text"/>
    <style:style style:name="T43_12" style:family="text">
      <style:text-properties fo:color="#1155cc" style:text-underline-style="solid" style:text-underline-color="font-color"/>
    </style:style>
    <style:style style:name="T43_13" style:family="text"/>
    <style:style style:name="T43_14" style:family="text">
      <style:text-properties fo:color="#1155cc" style:text-underline-style="solid" style:text-underline-color="font-color"/>
    </style:style>
    <style:style style:name="T43_15" style:family="text"/>
    <style:style style:name="T43_16" style:family="text">
      <style:text-properties fo:color="#1155cc" style:text-underline-style="solid" style:text-underline-color="font-color"/>
    </style:style>
    <style:style style:name="T43_17" style:family="text"/>
    <style:style style:name="T43_18" style:family="text">
      <style:text-properties fo:color="#1155cc" style:text-underline-style="solid" style:text-underline-color="font-color"/>
    </style:style>
    <style:style style:name="T43_19" style:family="text"/>
    <style:style style:name="T43_20" style:family="text">
      <style:text-properties fo:color="#1155cc" style:text-underline-style="solid" style:text-underline-color="font-color"/>
    </style:style>
    <style:style style:name="T43_21" style:family="text"/>
    <style:style style:name="P44" style:family="paragraph" style:parent-style-name="Standard">
      <style:paragraph-properties fo:break-before="auto" fo:line-height="100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P45" style:family="paragraph" style:parent-style-name="Standard">
      <style:paragraph-properties fo:break-before="auto" fo:line-height="100%" style:writing-mode="lr-tb"/>
    </style:style>
    <style:style style:name="T45_1" style:family="text"/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fo:background-color="#c9daf8"/>
    </style:style>
    <style:style style:name="T46_2" style:family="text">
      <style:text-properties fo:background-color="#c9daf8"/>
    </style:style>
    <style:style style:name="T46_3" style:family="text">
      <style:text-properties fo:background-color="#c9daf8"/>
    </style:style>
    <style:style style:name="T46_4" style:family="text">
      <style:text-properties fo:background-color="#c9daf8"/>
    </style:style>
    <style:style style:name="T46_5" style:family="text">
      <style:text-properties fo:background-color="#c9daf8"/>
    </style:style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P47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48" style:family="paragraph" style:parent-style-name="Standard">
      <style:paragraph-properties fo:break-before="auto" fo:line-height="100%" style:writing-mode="lr-tb"/>
    </style:style>
    <style:style style:name="T48_1" style:family="text">
      <style:text-properties fo:font-size="18pt" style:font-size-asian="18pt" style:font-size-complex="18pt"/>
    </style:style>
    <style:style style:name="T48_2" style:family="text">
      <style:text-properties fo:font-size="18pt" style:font-size-asian="18pt" style:font-size-complex="18pt"/>
    </style:style>
    <style:style style:name="T48_3" style:family="text">
      <style:text-properties fo:font-size="18pt" style:font-size-asian="18pt" style:font-size-complex="18pt"/>
    </style:style>
    <style:style style:name="T48_4" style:family="text">
      <style:text-properties fo:font-size="18pt" style:font-size-asian="18pt" style:font-size-complex="18pt"/>
    </style:style>
    <style:style style:name="P49" style:family="paragraph" style:parent-style-name="Standard">
      <style:paragraph-properties fo:break-before="auto" fo:line-height="100%" style:writing-mode="lr-tb"/>
    </style:style>
    <style:style style:name="P50" style:family="paragraph" style:parent-style-name="Standard">
      <style:paragraph-properties fo:break-before="auto" fo:line-height="100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>
      <style:text-properties fo:color="#1155cc" style:text-underline-style="solid" style:text-underline-color="font-color"/>
    </style:style>
    <style:style style:name="T50_7" style:family="text"/>
    <style:style style:name="T50_8" style:family="text">
      <style:text-properties fo:color="#1155cc" style:text-underline-style="solid" style:text-underline-color="font-color"/>
    </style:style>
    <style:style style:name="T50_9" style:family="text"/>
    <style:style style:name="T50_10" style:family="text">
      <style:text-properties fo:color="#1155cc" style:text-underline-style="solid" style:text-underline-color="font-color"/>
    </style:style>
    <style:style style:name="T50_11" style:family="text"/>
    <style:style style:name="T50_12" style:family="text">
      <style:text-properties fo:color="#1155cc" style:text-underline-style="solid" style:text-underline-color="font-color"/>
    </style:style>
    <style:style style:name="T50_13" style:family="text"/>
    <style:style style:name="T50_14" style:family="text">
      <style:text-properties fo:color="#1155cc" style:text-underline-style="solid" style:text-underline-color="font-color"/>
    </style:style>
    <style:style style:name="T50_15" style:family="text"/>
    <style:style style:name="T50_16" style:family="text">
      <style:text-properties fo:color="#1155cc" style:text-underline-style="solid" style:text-underline-color="font-color"/>
    </style:style>
    <style:style style:name="T50_17" style:family="text"/>
    <style:style style:name="T50_18" style:family="text">
      <style:text-properties fo:color="#1155cc" style:text-underline-style="solid" style:text-underline-color="font-color"/>
    </style:style>
    <style:style style:name="T50_19" style:family="text"/>
    <style:style style:name="T50_20" style:family="text">
      <style:text-properties fo:color="#1155cc" style:text-underline-style="solid" style:text-underline-color="font-color"/>
    </style:style>
    <style:style style:name="T50_21" style:family="text"/>
    <style:style style:name="T50_22" style:family="text">
      <style:text-properties fo:color="#1155cc" style:text-underline-style="solid" style:text-underline-color="font-color"/>
    </style:style>
    <style:style style:name="T50_23" style:family="text"/>
    <style:style style:name="T50_24" style:family="text">
      <style:text-properties fo:color="#1155cc" style:text-underline-style="solid" style:text-underline-color="font-color"/>
    </style:style>
    <style:style style:name="T50_25" style:family="text"/>
    <style:style style:name="T50_26" style:family="text">
      <style:text-properties fo:color="#1155cc" style:text-underline-style="solid" style:text-underline-color="font-color"/>
    </style:style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0_33" style:family="text"/>
    <style:style style:name="T50_34" style:family="text">
      <style:text-properties fo:background-color="#ffffff" fo:color="#009999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50_35" style:family="text"/>
    <style:style style:name="T50_36" style:family="text">
      <style:text-properties fo:background-color="#ffffff" fo:color="#009999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50_37" style:family="text"/>
    <style:style style:name="T50_38" style:family="text">
      <style:text-properties fo:background-color="#ffffff" fo:color="#009999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50_39" style:family="text"/>
    <style:style style:name="T50_40" style:family="text">
      <style:text-properties fo:background-color="#ffffff" fo:color="#009999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50_41" style:family="text"/>
    <style:style style:name="T50_42" style:family="text">
      <style:text-properties fo:background-color="#ffffff" fo:color="#009999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50_43" style:family="text"/>
    <style:style style:name="T50_44" style:family="text">
      <style:text-properties fo:background-color="#ffffff" fo:color="#009999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50_45" style:family="text"/>
    <style:style style:name="T50_46" style:family="text">
      <style:text-properties fo:background-color="#ffffff" fo:color="#009999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P51" style:family="paragraph" style:parent-style-name="Standard">
      <style:paragraph-properties fo:break-before="auto" fo:line-height="100%" style:writing-mode="lr-tb"/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00%" style:writing-mode="lr-tb"/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break-before="auto" fo:line-height="100%" style:writing-mode="lr-tb"/>
    </style:style>
    <style:style style:name="P54" style:family="paragraph" style:parent-style-name="Standard">
      <style:paragraph-properties fo:break-before="auto" fo:line-height="100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P55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56" style:family="paragraph" style:parent-style-name="Standard">
      <style:paragraph-properties fo:break-before="auto" fo:line-height="100%" style:writing-mode="lr-tb"/>
    </style:style>
    <style:style style:name="T56_1" style:family="text">
      <style:text-properties fo:font-size="18pt" style:font-size-asian="18pt" style:font-size-complex="18pt"/>
    </style:style>
    <style:style style:name="T56_2" style:family="text">
      <style:text-properties fo:font-size="18pt" style:font-size-asian="18pt" style:font-size-complex="18pt"/>
    </style:style>
    <style:style style:name="T56_3" style:family="text">
      <style:text-properties fo:font-size="18pt" style:font-size-asian="18pt" style:font-size-complex="18pt"/>
    </style:style>
    <style:style style:name="T56_4" style:family="text">
      <style:text-properties fo:font-size="18pt" style:font-size-asian="18pt" style:font-size-complex="18pt"/>
    </style:style>
    <style:style style:name="P57" style:family="paragraph" style:parent-style-name="Standard">
      <style:paragraph-properties fo:break-before="auto" fo:line-height="100%" style:writing-mode="lr-tb"/>
    </style:style>
    <style:style style:name="P58" style:family="paragraph" style:parent-style-name="Standard">
      <style:paragraph-properties fo:break-before="auto" fo:text-indent="0cm" fo:line-height="100%" fo:margin-left="0.503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>
      <style:text-properties fo:color="#1155cc" style:text-underline-style="solid" style:text-underline-color="font-color"/>
    </style:style>
    <style:style style:name="T58_7" style:family="text"/>
    <style:style style:name="T58_8" style:family="text">
      <style:text-properties fo:color="#1155cc" style:text-underline-style="solid" style:text-underline-color="font-color"/>
    </style:style>
    <style:style style:name="T58_9" style:family="text"/>
    <style:style style:name="T58_10" style:family="text">
      <style:text-properties fo:color="#1155cc" style:text-underline-style="solid" style:text-underline-color="font-color"/>
    </style:style>
    <style:style style:name="T58_11" style:family="text"/>
    <style:style style:name="T58_12" style:family="text">
      <style:text-properties fo:color="#1155cc" style:text-underline-style="solid" style:text-underline-color="font-color"/>
    </style:style>
    <style:style style:name="T58_13" style:family="text"/>
    <style:style style:name="T58_14" style:family="text">
      <style:text-properties fo:color="#1155cc" style:text-underline-style="solid" style:text-underline-color="font-color"/>
    </style:style>
    <style:style style:name="T58_15" style:family="text"/>
    <style:style style:name="T58_16" style:family="text">
      <style:text-properties fo:color="#1155cc" style:text-underline-style="solid" style:text-underline-color="font-color"/>
    </style:style>
    <style:style style:name="T58_17" style:family="text"/>
    <style:style style:name="T58_18" style:family="text">
      <style:text-properties fo:color="#1155cc" style:text-underline-style="solid" style:text-underline-color="font-color"/>
    </style:style>
    <style:style style:name="T58_19" style:family="text"/>
    <style:style style:name="T58_20" style:family="text">
      <style:text-properties fo:color="#1155cc" style:text-underline-style="solid" style:text-underline-color="font-color"/>
    </style:style>
    <style:style style:name="T58_21" style:family="text"/>
    <style:style style:name="T58_22" style:family="text">
      <style:text-properties fo:color="#1155cc" style:text-underline-style="solid" style:text-underline-color="font-color"/>
    </style:style>
    <style:style style:name="T58_23" style:family="text"/>
    <style:style style:name="T58_24" style:family="text">
      <style:text-properties fo:color="#1155cc" style:text-underline-style="solid" style:text-underline-color="font-color"/>
    </style:style>
    <style:style style:name="T58_25" style:family="text"/>
    <style:style style:name="T58_26" style:family="text">
      <style:text-properties fo:color="#1155cc" style:text-underline-style="solid" style:text-underline-color="font-color"/>
    </style:style>
    <style:style style:name="T58_27" style:family="text"/>
    <style:style style:name="T58_28" style:family="text">
      <style:text-properties fo:color="#1155cc" style:text-underline-style="solid" style:text-underline-color="font-color"/>
    </style:style>
    <style:style style:name="T58_29" style:family="text"/>
    <style:style style:name="T58_30" style:family="text">
      <style:text-properties fo:color="#1155cc" style:text-underline-style="solid" style:text-underline-color="font-color"/>
    </style:style>
    <style:style style:name="T58_31" style:family="text"/>
    <style:style style:name="T58_32" style:family="text">
      <style:text-properties fo:color="#1155cc" style:text-underline-style="solid" style:text-underline-color="font-color"/>
    </style:style>
    <style:style style:name="T58_33" style:family="text"/>
    <style:style style:name="T58_34" style:family="text">
      <style:text-properties fo:color="#1155cc" style:text-underline-style="solid" style:text-underline-color="font-color"/>
    </style:style>
    <style:style style:name="T58_35" style:family="text"/>
    <style:style style:name="T58_36" style:family="text">
      <style:text-properties fo:color="#1155cc" style:text-underline-style="solid" style:text-underline-color="font-color"/>
    </style:style>
    <style:style style:name="T58_37" style:family="text"/>
    <style:style style:name="T58_38" style:family="text">
      <style:text-properties fo:color="#1155cc" style:text-underline-style="solid" style:text-underline-color="font-color"/>
    </style:style>
    <style:style style:name="T58_39" style:family="text"/>
    <style:style style:name="T58_40" style:family="text">
      <style:text-properties fo:color="#1155cc" style:text-underline-style="solid" style:text-underline-color="font-color"/>
    </style:style>
    <style:style style:name="T58_41" style:family="text"/>
    <style:style style:name="T58_42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break-before="auto" fo:text-indent="0cm" fo:line-height="100%" fo:margin-left="0.503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>
      <style:text-properties fo:color="#1155cc" style:text-underline-style="solid" style:text-underline-color="font-color"/>
    </style:style>
    <style:style style:name="T59_10" style:family="text"/>
    <style:style style:name="T59_11" style:family="text">
      <style:text-properties fo:color="#1155cc" style:text-underline-style="solid" style:text-underline-color="font-color"/>
    </style:style>
    <style:style style:name="T59_12" style:family="text"/>
    <style:style style:name="T59_13" style:family="text">
      <style:text-properties fo:color="#1155cc" style:text-underline-style="solid" style:text-underline-color="font-color"/>
    </style:style>
    <style:style style:name="T59_14" style:family="text"/>
    <style:style style:name="T59_15" style:family="text">
      <style:text-properties fo:color="#1155cc" style:text-underline-style="solid" style:text-underline-color="font-color"/>
    </style:style>
    <style:style style:name="T59_16" style:family="text"/>
    <style:style style:name="T59_17" style:family="text">
      <style:text-properties fo:color="#1155cc" style:text-underline-style="solid" style:text-underline-color="font-color"/>
    </style:style>
    <style:style style:name="T59_18" style:family="text"/>
    <style:style style:name="T59_19" style:family="text">
      <style:text-properties fo:color="#1155cc" style:text-underline-style="solid" style:text-underline-color="font-color"/>
    </style:style>
    <style:style style:name="T59_20" style:family="text"/>
    <style:style style:name="T59_21" style:family="text">
      <style:text-properties fo:color="#1155cc" style:text-underline-style="solid" style:text-underline-color="font-color"/>
    </style:style>
    <style:style style:name="T59_22" style:family="text"/>
    <style:style style:name="T59_23" style:family="text">
      <style:text-properties fo:color="#1155cc" style:text-underline-style="solid" style:text-underline-color="font-color"/>
    </style:style>
    <style:style style:name="T59_24" style:family="text"/>
    <style:style style:name="T59_25" style:family="text">
      <style:text-properties fo:color="#1155cc" style:text-underline-style="solid" style:text-underline-color="font-color"/>
    </style:style>
    <style:style style:name="T59_26" style:family="text"/>
    <style:style style:name="T59_27" style:family="text">
      <style:text-properties fo:color="#1155cc" style:text-underline-style="solid" style:text-underline-color="font-color"/>
    </style:style>
    <style:style style:name="T59_28" style:family="text"/>
    <style:style style:name="T59_29" style:family="text">
      <style:text-properties fo:color="#1155cc" style:text-underline-style="solid" style:text-underline-color="font-color"/>
    </style:style>
    <style:style style:name="T59_30" style:family="text"/>
    <style:style style:name="T59_31" style:family="text">
      <style:text-properties fo:color="#1155cc" style:text-underline-style="solid" style:text-underline-color="font-color"/>
    </style:style>
    <style:style style:name="T59_32" style:family="text"/>
    <style:style style:name="T59_33" style:family="text">
      <style:text-properties fo:color="#1155cc" style:text-underline-style="solid" style:text-underline-color="font-color"/>
    </style:style>
    <style:style style:name="T59_34" style:family="text"/>
    <style:style style:name="T59_35" style:family="text">
      <style:text-properties fo:color="#1155cc" style:text-underline-style="solid" style:text-underline-color="font-color"/>
    </style:style>
    <style:style style:name="T59_36" style:family="text"/>
    <style:style style:name="T59_37" style:family="text">
      <style:text-properties fo:color="#1155cc" style:text-underline-style="solid" style:text-underline-color="font-color"/>
    </style:style>
    <style:style style:name="P60" style:family="paragraph" style:parent-style-name="Standard">
      <style:paragraph-properties fo:break-before="auto" fo:text-indent="0cm" fo:line-height="100%" fo:margin-left="0.503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>
      <style:text-properties fo:font-weight="bold" style:font-weight-asian="bold" style:font-weight-complex="bold"/>
    </style:style>
    <style:style style:name="T60_8" style:family="text">
      <style:text-properties fo:font-weight="bold" style:font-weight-asian="bold" style:font-weight-complex="bold"/>
    </style:style>
    <style:style style:name="T60_9" style:family="text">
      <style:text-properties fo:font-weight="bold" style:font-weight-asian="bold" style:font-weight-complex="bold"/>
    </style:style>
    <style:style style:name="T60_10" style:family="text">
      <style:text-properties fo:font-weight="bold" style:font-weight-asian="bold" style:font-weight-complex="bold"/>
    </style:style>
    <style:style style:name="T60_11" style:family="text">
      <style:text-properties fo:font-weight="bold" style:font-weight-asian="bold" style:font-weight-complex="bold"/>
    </style:style>
    <style:style style:name="T60_12" style:family="text">
      <style:text-properties fo:font-weight="bold" style:font-weight-asian="bold" style:font-weight-complex="bold"/>
    </style:style>
    <style:style style:name="T60_13" style:family="text">
      <style:text-properties fo:font-weight="bold" style:font-weight-asian="bold" style:font-weight-complex="bold"/>
    </style:style>
    <style:style style:name="T60_14" style:family="text">
      <style:text-properties fo:font-weight="bold" style:font-weight-asian="bold" style:font-weight-complex="bold"/>
    </style:style>
    <style:style style:name="P61" style:family="paragraph" style:parent-style-name="Standard">
      <style:paragraph-properties fo:break-before="auto" fo:text-indent="0cm" fo:line-height="100%" fo:margin-left="0.503cm" style:writing-mode="lr-tb"/>
    </style:style>
    <style:style style:name="P62" style:family="paragraph" style:parent-style-name="Standard">
      <style:paragraph-properties fo:break-before="auto" fo:text-indent="0cm" fo:line-height="100%" fo:margin-left="0.503cm" style:writing-mode="lr-tb"/>
    </style:style>
    <style:style style:name="T62_1" style:family="text">
      <style:text-properties fo:background-color="#c9daf8"/>
    </style:style>
    <style:style style:name="T62_2" style:family="text">
      <style:text-properties fo:background-color="#c9daf8"/>
    </style:style>
    <style:style style:name="T62_3" style:family="text">
      <style:text-properties fo:background-color="#c9daf8"/>
    </style:style>
    <style:style style:name="T62_4" style:family="text">
      <style:text-properties fo:background-color="#c9daf8"/>
    </style:style>
    <style:style style:name="T62_5" style:family="text">
      <style:text-properties fo:background-color="#c9daf8"/>
    </style:style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P63" style:family="paragraph" style:parent-style-name="Standard">
      <style:paragraph-properties fo:break-before="auto" fo:text-indent="0cm" fo:line-height="100%" fo:margin-left="0.503cm" style:writing-mode="lr-tb"/>
    </style:style>
    <style:style style:name="P64" style:family="paragraph" style:parent-style-name="Standard">
      <style:paragraph-properties fo:break-before="auto" fo:text-indent="0cm" fo:line-height="100%" fo:margin-left="0.503cm" style:writing-mode="lr-tb"/>
    </style:style>
    <style:style style:name="T64_1" style:family="text">
      <style:text-properties fo:background-color="#c9daf8" fo:font-size="9pt" style:font-size-asian="9pt" style:font-size-complex="9pt"/>
    </style:style>
    <style:style style:name="T64_2" style:family="text">
      <style:text-properties fo:background-color="#c9daf8" fo:font-size="9pt" style:font-size-asian="9pt" style:font-size-complex="9pt"/>
    </style:style>
    <style:style style:name="T64_3" style:family="text">
      <style:text-properties fo:background-color="#c9daf8" fo:font-size="9pt" style:font-size-asian="9pt" style:font-size-complex="9pt"/>
    </style:style>
    <style:style style:name="T64_4" style:family="text">
      <style:text-properties fo:font-size="9pt" style:font-size-asian="9pt" style:font-size-complex="9pt"/>
    </style:style>
    <style:style style:name="T64_5" style:family="text">
      <style:text-properties fo:font-size="9pt" style:font-size-asian="9pt" style:font-size-complex="9pt"/>
    </style:style>
    <style:style style:name="T64_6" style:family="text">
      <style:text-properties fo:font-size="9pt" style:font-size-asian="9pt" style:font-size-complex="9pt"/>
    </style:style>
    <style:style style:name="T64_7" style:family="text">
      <style:text-properties fo:font-size="9pt" style:font-size-asian="9pt" style:font-size-complex="9pt"/>
    </style:style>
    <style:style style:name="T64_8" style:family="text">
      <style:text-properties fo:font-size="9pt" style:font-size-asian="9pt" style:font-size-complex="9pt"/>
    </style:style>
    <style:style style:name="T64_9" style:family="text">
      <style:text-properties fo:font-size="9pt" style:font-size-asian="9pt" style:font-size-complex="9pt"/>
    </style:style>
    <style:style style:name="T64_10" style:family="text">
      <style:text-properties fo:font-size="9pt" style:font-size-asian="9pt" style:font-size-complex="9pt"/>
    </style:style>
    <style:style style:name="T64_11" style:family="text">
      <style:text-properties fo:font-size="9pt" style:font-size-asian="9pt" style:font-size-complex="9pt"/>
    </style:style>
    <style:style style:name="T64_12" style:family="text">
      <style:text-properties fo:font-size="9pt" style:font-size-asian="9pt" style:font-size-complex="9pt"/>
    </style:style>
    <style:style style:name="T64_13" style:family="text">
      <style:text-properties fo:font-size="9pt" style:font-size-asian="9pt" style:font-size-complex="9pt"/>
    </style:style>
    <style:style style:name="T64_14" style:family="text">
      <style:text-properties fo:font-size="9pt" style:font-size-asian="9pt" style:font-size-complex="9pt"/>
    </style:style>
    <style:style style:name="T64_15" style:family="text">
      <style:text-properties fo:font-size="9pt" style:font-size-asian="9pt" style:font-size-complex="9pt"/>
    </style:style>
    <style:style style:name="T64_16" style:family="text">
      <style:text-properties fo:font-size="9pt" style:font-size-asian="9pt" style:font-size-complex="9pt"/>
    </style:style>
    <style:style style:name="T64_17" style:family="text">
      <style:text-properties fo:font-size="9pt" style:font-size-asian="9pt" style:font-size-complex="9pt"/>
    </style:style>
    <style:style style:name="T64_18" style:family="text">
      <style:text-properties fo:font-size="9pt" style:font-size-asian="9pt" style:font-size-complex="9pt"/>
    </style:style>
    <style:style style:name="T64_19" style:family="text">
      <style:text-properties fo:font-size="9pt" style:font-size-asian="9pt" style:font-size-complex="9pt"/>
    </style:style>
    <style:style style:name="T64_20" style:family="text">
      <style:text-properties fo:font-size="9pt" style:font-size-asian="9pt" style:font-size-complex="9pt"/>
    </style:style>
    <style:style style:name="T64_21" style:family="text"/>
    <style:style style:name="T64_22" style:family="text">
      <style:text-properties fo:color="#1155cc" fo:font-size="9pt" style:font-size-asian="9pt" style:font-size-complex="9pt" style:text-underline-style="solid" style:text-underline-color="font-color"/>
    </style:style>
    <style:style style:name="T64_23" style:family="text"/>
    <style:style style:name="T64_24" style:family="text">
      <style:text-properties fo:color="#1155cc" fo:font-size="9pt" style:font-size-asian="9pt" style:font-size-complex="9pt" style:text-underline-style="solid" style:text-underline-color="font-color"/>
    </style:style>
    <style:style style:name="T64_25" style:family="text"/>
    <style:style style:name="T64_26" style:family="text">
      <style:text-properties fo:color="#1155cc" fo:font-size="9pt" style:font-size-asian="9pt" style:font-size-complex="9pt" style:text-underline-style="solid" style:text-underline-color="font-color"/>
    </style:style>
    <style:style style:name="T64_27" style:family="text"/>
    <style:style style:name="T64_28" style:family="text">
      <style:text-properties fo:color="#1155cc" fo:font-size="9pt" style:font-size-asian="9pt" style:font-size-complex="9pt" style:text-underline-style="solid" style:text-underline-color="font-color"/>
    </style:style>
    <style:style style:name="T64_29" style:family="text"/>
    <style:style style:name="T64_30" style:family="text">
      <style:text-properties fo:color="#1155cc" fo:font-size="9pt" style:font-size-asian="9pt" style:font-size-complex="9pt" style:text-underline-style="solid" style:text-underline-color="font-color"/>
    </style:style>
    <style:style style:name="T64_31" style:family="text"/>
    <style:style style:name="T64_32" style:family="text">
      <style:text-properties fo:color="#1155cc" fo:font-size="9pt" style:font-size-asian="9pt" style:font-size-complex="9pt" style:text-underline-style="solid" style:text-underline-color="font-color"/>
    </style:style>
    <style:style style:name="T64_33" style:family="text"/>
    <style:style style:name="T64_34" style:family="text">
      <style:text-properties fo:color="#1155cc" fo:font-size="9pt" style:font-size-asian="9pt" style:font-size-complex="9pt" style:text-underline-style="solid" style:text-underline-color="font-color"/>
    </style:style>
    <style:style style:name="T64_35" style:family="text"/>
    <style:style style:name="T64_36" style:family="text">
      <style:text-properties fo:color="#1155cc" fo:font-size="9pt" style:font-size-asian="9pt" style:font-size-complex="9pt" style:text-underline-style="solid" style:text-underline-color="font-color"/>
    </style:style>
    <style:style style:name="T64_37" style:family="text"/>
    <style:style style:name="T64_38" style:family="text">
      <style:text-properties fo:color="#1155cc" fo:font-size="9pt" style:font-size-asian="9pt" style:font-size-complex="9pt" style:text-underline-style="solid" style:text-underline-color="font-color"/>
    </style:style>
    <style:style style:name="T64_39" style:family="text"/>
    <style:style style:name="T64_40" style:family="text">
      <style:text-properties fo:color="#1155cc" fo:font-size="9pt" style:font-size-asian="9pt" style:font-size-complex="9pt" style:text-underline-style="solid" style:text-underline-color="font-color"/>
    </style:style>
    <style:style style:name="T64_41" style:family="text"/>
    <style:style style:name="T64_42" style:family="text">
      <style:text-properties fo:color="#1155cc" fo:font-size="9pt" style:font-size-asian="9pt" style:font-size-complex="9pt" style:text-underline-style="solid" style:text-underline-color="font-color"/>
    </style:style>
    <style:style style:name="T64_43" style:family="text"/>
    <style:style style:name="T64_44" style:family="text">
      <style:text-properties fo:color="#1155cc" fo:font-size="9pt" style:font-size-asian="9pt" style:font-size-complex="9pt" style:text-underline-style="solid" style:text-underline-color="font-color"/>
    </style:style>
    <style:style style:name="T64_45" style:family="text"/>
    <style:style style:name="T64_46" style:family="text">
      <style:text-properties fo:color="#1155cc" fo:font-size="9pt" style:font-size-asian="9pt" style:font-size-complex="9pt" style:text-underline-style="solid" style:text-underline-color="font-color"/>
    </style:style>
    <style:style style:name="T64_47" style:family="text"/>
    <style:style style:name="T64_48" style:family="text">
      <style:text-properties fo:color="#1155cc" fo:font-size="9pt" style:font-size-asian="9pt" style:font-size-complex="9pt" style:text-underline-style="solid" style:text-underline-color="font-color"/>
    </style:style>
    <style:style style:name="T64_49" style:family="text"/>
    <style:style style:name="T64_50" style:family="text">
      <style:text-properties fo:color="#1155cc" fo:font-size="9pt" style:font-size-asian="9pt" style:font-size-complex="9pt" style:text-underline-style="solid" style:text-underline-color="font-color"/>
    </style:style>
    <style:style style:name="P65" style:family="paragraph" style:parent-style-name="Standard">
      <style:paragraph-properties fo:break-before="auto" fo:text-indent="0cm" fo:line-height="100%" fo:margin-left="0.503cm" style:writing-mode="lr-tb"/>
      <style:text-properties fo:font-size="9pt" style:font-size-asian="9pt" style:font-size-complex="9pt"/>
    </style:style>
    <style:style style:name="P66" style:family="paragraph" style:parent-style-name="Standard">
      <style:paragraph-properties fo:break-before="auto" fo:text-indent="0cm" fo:line-height="100%" fo:margin-left="0.503cm" style:writing-mode="lr-tb"/>
      <style:text-properties fo:font-size="9pt" style:font-size-asian="9pt" style:font-size-complex="9pt"/>
    </style:style>
    <style:style style:name="P67" style:family="paragraph" style:parent-style-name="Standard">
      <style:paragraph-properties fo:break-before="auto" fo:text-indent="0cm" fo:line-height="100%" fo:margin-left="0.503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P68" style:family="paragraph" style:parent-style-name="Standard">
      <style:paragraph-properties fo:break-before="auto" fo:text-indent="0cm" fo:line-height="100%" fo:margin-left="0.503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P69" style:family="paragraph" style:parent-style-name="Standard">
      <style:paragraph-properties fo:break-before="auto" fo:text-indent="0cm" fo:line-height="100%" fo:margin-top="0cm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Standard">
      <style:paragraph-properties fo:break-before="auto" fo:text-indent="0cm" fo:line-height="100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>
      <style:text-properties fo:font-size="9pt" style:font-size-asian="9pt" style:font-size-complex="9pt"/>
    </style:style>
    <style:style style:name="T70_8" style:family="text">
      <style:text-properties fo:font-size="9pt" style:font-size-asian="9pt" style:font-size-complex="9pt"/>
    </style:style>
    <style:style style:name="T70_9" style:family="text">
      <style:text-properties fo:font-size="9pt" style:font-size-asian="9pt" style:font-size-complex="9pt"/>
    </style:style>
    <style:style style:name="T70_10" style:family="text">
      <style:text-properties fo:font-size="9pt" style:font-size-asian="9pt" style:font-size-complex="9pt"/>
    </style:style>
    <style:style style:name="T70_11" style:family="text">
      <style:text-properties fo:font-size="9pt" style:font-size-asian="9pt" style:font-size-complex="9pt"/>
    </style:style>
    <style:style style:name="T70_12" style:family="text">
      <style:text-properties fo:font-size="9pt" style:font-size-asian="9pt" style:font-size-complex="9pt"/>
    </style:style>
    <style:style style:name="T70_13" style:family="text">
      <style:text-properties fo:font-size="9pt" style:font-size-asian="9pt" style:font-size-complex="9pt"/>
    </style:style>
    <style:style style:name="T70_14" style:family="text">
      <style:text-properties fo:font-size="9pt" style:font-size-asian="9pt" style:font-size-complex="9pt"/>
    </style:style>
    <style:style style:name="T70_15" style:family="text">
      <style:text-properties fo:font-size="9pt" style:font-size-asian="9pt" style:font-size-complex="9pt"/>
    </style:style>
    <style:style style:name="T70_16" style:family="text">
      <style:text-properties fo:font-size="9pt" style:font-size-asian="9pt" style:font-size-complex="9pt"/>
    </style:style>
    <style:style style:name="T70_17" style:family="text">
      <style:text-properties fo:font-size="9pt" style:font-size-asian="9pt" style:font-size-complex="9pt"/>
    </style:style>
    <style:style style:name="T70_18" style:family="text">
      <style:text-properties fo:font-size="9pt" style:font-size-asian="9pt" style:font-size-complex="9pt"/>
    </style:style>
    <style:style style:name="T70_19" style:family="text">
      <style:text-properties fo:font-size="9pt" style:font-size-asian="9pt" style:font-size-complex="9pt"/>
    </style:style>
    <style:style style:name="T70_20" style:family="text">
      <style:text-properties fo:font-size="9pt" style:font-size-asian="9pt" style:font-size-complex="9pt"/>
    </style:style>
    <style:style style:name="T70_21" style:family="text">
      <style:text-properties fo:font-size="9pt" style:font-size-asian="9pt" style:font-size-complex="9pt"/>
    </style:style>
    <style:style style:name="T70_22" style:family="text">
      <style:text-properties fo:font-size="9pt" style:font-size-asian="9pt" style:font-size-complex="9pt"/>
    </style:style>
    <style:style style:name="T70_23" style:family="text">
      <style:text-properties fo:font-size="9pt" style:font-size-asian="9pt" style:font-size-complex="9pt"/>
    </style:style>
    <style:style style:name="P71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71_1" style:family="text"/>
    <style:style style:name="T71_2" style:family="text"/>
    <style:style style:name="T71_3" style:family="text"/>
    <style:style style:name="P72" style:family="paragraph" style:parent-style-name="Standard">
      <style:paragraph-properties fo:break-before="auto" fo:text-indent="0cm" fo:line-height="100%" fo:margin-left="0.503cm" style:writing-mode="lr-tb"/>
    </style:style>
    <style:style style:name="P73" style:family="paragraph" style:parent-style-name="Standard">
      <style:paragraph-properties fo:break-before="auto" fo:text-indent="0cm" fo:line-height="100%" fo:margin-left="0.503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>
      <style:text-properties style:text-underline-style="solid" style:text-underline-color="font-color"/>
    </style:style>
    <style:style style:name="T73_7" style:family="text">
      <style:text-properties style:text-underline-style="solid" style:text-underline-color="font-color"/>
    </style:style>
    <style:style style:name="T73_8" style:family="text">
      <style:text-properties style:text-underline-style="solid" style:text-underline-color="font-color"/>
    </style:style>
    <style:style style:name="T73_9" style:family="text">
      <style:text-properties style:text-underline-style="solid" style:text-underline-color="font-color"/>
    </style:style>
    <style:style style:name="T73_10" style:family="text">
      <style:text-properties style:text-underline-style="solid" style:text-underline-color="font-color"/>
    </style:style>
    <style:style style:name="T73_11" style:family="text">
      <style:text-properties style:text-underline-style="solid" style:text-underline-color="font-color"/>
    </style:style>
    <style:style style:name="T73_12" style:family="text">
      <style:text-properties fo:font-style="italic" style:font-style-asian="italic" style:font-style-complex="italic" style:text-underline-style="solid" style:text-underline-color="font-color"/>
    </style:style>
    <style:style style:name="T73_13" style:family="text">
      <style:text-properties fo:font-style="italic" style:font-style-asian="italic" style:font-style-complex="italic" style:text-underline-style="solid" style:text-underline-color="font-color"/>
    </style:style>
    <style:style style:name="T73_14" style:family="text">
      <style:text-properties fo:font-style="italic" style:font-style-asian="italic" style:font-style-complex="italic" style:text-underline-style="solid" style:text-underline-color="font-color"/>
    </style:style>
    <style:style style:name="T73_15" style:family="text">
      <style:text-properties style:text-underline-style="solid" style:text-underline-color="font-color"/>
    </style:style>
    <style:style style:name="T73_16" style:family="text">
      <style:text-properties style:text-underline-style="solid" style:text-underline-color="font-color"/>
    </style:style>
    <style:style style:name="T73_17" style:family="text">
      <style:text-properties style:text-underline-style="solid" style:text-underline-color="font-color"/>
    </style:style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P74" style:family="paragraph" style:parent-style-name="Standard">
      <style:paragraph-properties fo:break-before="auto" fo:text-indent="0cm" fo:line-height="100%" fo:margin-left="0.503cm" style:writing-mode="lr-tb"/>
    </style:style>
    <style:style style:name="T74_1" style:family="text"/>
    <style:style style:name="P75" style:family="paragraph" style:parent-style-name="Standard">
      <style:paragraph-properties fo:break-before="auto" fo:text-indent="0cm" fo:line-height="100%" fo:margin-left="0.503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P76" style:family="paragraph" style:parent-style-name="Standard">
      <style:paragraph-properties fo:break-before="auto" fo:line-height="100%" style:writing-mode="lr-tb"/>
    </style:style>
    <style:style style:name="P77" style:family="paragraph" style:parent-style-name="Standard">
      <style:paragraph-properties fo:break-before="auto" fo:line-height="100%" style:writing-mode="lr-tb"/>
    </style:style>
    <style:style style:name="T77_1" style:family="text">
      <style:text-properties fo:font-size="18pt" style:font-size-asian="18pt" style:font-size-complex="18pt"/>
    </style:style>
    <style:style style:name="T77_2" style:family="text">
      <style:text-properties fo:font-size="18pt" style:font-size-asian="18pt" style:font-size-complex="18pt"/>
    </style:style>
    <style:style style:name="T77_3" style:family="text">
      <style:text-properties fo:font-size="18pt" style:font-size-asian="18pt" style:font-size-complex="18pt"/>
    </style:style>
    <style:style style:name="T77_4" style:family="text">
      <style:text-properties fo:font-size="18pt" style:font-size-asian="18pt" style:font-size-complex="18pt"/>
    </style:style>
    <style:style style:name="T77_5" style:family="text">
      <style:text-properties fo:font-size="18pt" style:font-size-asian="18pt" style:font-size-complex="18pt"/>
    </style:style>
    <style:style style:name="T77_6" style:family="text">
      <style:text-properties fo:font-size="18pt" style:font-size-asian="18pt" style:font-size-complex="18pt"/>
    </style:style>
    <style:style style:name="P78" style:family="paragraph" style:parent-style-name="Standard">
      <style:paragraph-properties fo:break-before="auto" fo:line-height="100%" style:writing-mode="lr-tb"/>
    </style:style>
    <style:style style:name="P79" style:family="paragraph" style:parent-style-name="Standard">
      <style:paragraph-properties fo:break-before="auto" fo:line-height="100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T79_7" style:family="text"/>
    <style:style style:name="T79_8" style:family="text">
      <style:text-properties fo:color="#1155cc" style:text-underline-style="solid" style:text-underline-color="font-color"/>
    </style:style>
    <style:style style:name="T79_9" style:family="text"/>
    <style:style style:name="T79_10" style:family="text">
      <style:text-properties fo:color="#1155cc" style:text-underline-style="solid" style:text-underline-color="font-color"/>
    </style:style>
    <style:style style:name="T79_11" style:family="text"/>
    <style:style style:name="T79_12" style:family="text">
      <style:text-properties fo:color="#1155cc" style:text-underline-style="solid" style:text-underline-color="font-color"/>
    </style:style>
    <style:style style:name="T79_13" style:family="text"/>
    <style:style style:name="T79_14" style:family="text">
      <style:text-properties fo:color="#1155cc" style:text-underline-style="solid" style:text-underline-color="font-color"/>
    </style:style>
    <style:style style:name="T79_15" style:family="text"/>
    <style:style style:name="T79_16" style:family="text">
      <style:text-properties fo:color="#1155cc" style:text-underline-style="solid" style:text-underline-color="font-color"/>
    </style:style>
    <style:style style:name="T79_17" style:family="text"/>
    <style:style style:name="T79_18" style:family="text">
      <style:text-properties fo:color="#1155cc" style:text-underline-style="solid" style:text-underline-color="font-color"/>
    </style:style>
    <style:style style:name="T79_19" style:family="text"/>
    <style:style style:name="T79_20" style:family="text">
      <style:text-properties fo:color="#1155cc" style:text-underline-style="solid" style:text-underline-color="font-color"/>
    </style:style>
    <style:style style:name="T79_21" style:family="text"/>
    <style:style style:name="T79_22" style:family="text">
      <style:text-properties fo:color="#1155cc" style:text-underline-style="solid" style:text-underline-color="font-color"/>
    </style:style>
    <style:style style:name="T79_23" style:family="text"/>
    <style:style style:name="T79_24" style:family="text">
      <style:text-properties fo:color="#1155cc" style:text-underline-style="solid" style:text-underline-color="font-color"/>
    </style:style>
    <style:style style:name="T79_25" style:family="text"/>
    <style:style style:name="T79_26" style:family="text">
      <style:text-properties fo:color="#1155cc" style:text-underline-style="solid" style:text-underline-color="font-color"/>
    </style:style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P80" style:family="paragraph" style:parent-style-name="Standard">
      <style:paragraph-properties fo:break-before="auto" fo:line-height="100%" style:writing-mode="lr-tb"/>
    </style:style>
    <style:style style:name="P81" style:family="paragraph" style:parent-style-name="Standard">
      <style:paragraph-properties fo:break-before="auto" fo:line-height="100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P82" style:family="paragraph" style:parent-style-name="Standard">
      <style:paragraph-properties fo:break-before="auto" fo:line-height="100%" style:writing-mode="lr-tb"/>
    </style:style>
    <style:style style:name="P83" style:family="paragraph" style:parent-style-name="Standard">
      <style:paragraph-properties fo:break-before="auto" fo:line-height="100%" style:writing-mode="lr-tb"/>
    </style:style>
    <style:style style:name="T83_1" style:family="text">
      <style:text-properties fo:background-color="#c9daf8"/>
    </style:style>
    <style:style style:name="T83_2" style:family="text">
      <style:text-properties fo:background-color="#c9daf8"/>
    </style:style>
    <style:style style:name="T83_3" style:family="text">
      <style:text-properties fo:background-color="#c9daf8"/>
    </style:style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>
      <style:text-properties fo:font-weight="bold" style:font-weight-asian="bold" style:font-weight-complex="bold"/>
    </style:style>
    <style:style style:name="T83_26" style:family="text">
      <style:text-properties fo:font-weight="bold" style:font-weight-asian="bold" style:font-weight-complex="bold"/>
    </style:style>
    <style:style style:name="P84" style:family="paragraph" style:parent-style-name="Standard">
      <style:paragraph-properties fo:break-before="auto" fo:line-height="100%" style:writing-mode="lr-tb"/>
    </style:style>
    <style:style style:name="P85" style:family="paragraph" style:parent-style-name="Standard">
      <style:paragraph-properties fo:break-before="auto" fo:line-height="100%" style:writing-mode="lr-tb"/>
    </style:style>
    <style:style style:name="T85_1" style:family="text">
      <style:text-properties fo:font-size="18pt" style:font-size-asian="18pt" style:font-size-complex="18pt"/>
    </style:style>
    <style:style style:name="T85_2" style:family="text">
      <style:text-properties fo:font-size="18pt" style:font-size-asian="18pt" style:font-size-complex="18pt"/>
    </style:style>
    <style:style style:name="T85_3" style:family="text">
      <style:text-properties fo:font-size="18pt" style:font-size-asian="18pt" style:font-size-complex="18pt"/>
    </style:style>
    <style:style style:name="T85_4" style:family="text">
      <style:text-properties fo:font-size="18pt" style:font-size-asian="18pt" style:font-size-complex="18pt"/>
    </style:style>
    <style:style style:name="P86" style:family="paragraph" style:parent-style-name="Standard">
      <style:paragraph-properties fo:break-before="auto" fo:line-height="100%" style:writing-mode="lr-tb"/>
    </style:style>
    <style:style style:name="P87" style:family="paragraph" style:parent-style-name="Standard">
      <style:paragraph-properties fo:break-before="auto" fo:line-height="100%" style:writing-mode="lr-tb"/>
    </style:style>
    <style:style style:name="T87_1" style:family="text">
      <style:text-properties fo:background-color="#c9daf8"/>
    </style:style>
    <style:style style:name="T87_2" style:family="text">
      <style:text-properties fo:background-color="#c9daf8"/>
    </style:style>
    <style:style style:name="T87_3" style:family="text">
      <style:text-properties fo:background-color="#c9daf8"/>
    </style:style>
    <style:style style:name="T87_4" style:family="text">
      <style:text-properties fo:background-color="#c9daf8"/>
    </style:style>
    <style:style style:name="T87_5" style:family="text">
      <style:text-properties fo:background-color="#c9daf8"/>
    </style:style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P88" style:family="paragraph" style:parent-style-name="Standard">
      <style:paragraph-properties fo:break-before="auto" fo:text-indent="0cm" fo:line-height="100%" fo:margin-left="0.503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P89" style:family="paragraph" style:parent-style-name="Standard">
      <style:paragraph-properties fo:break-before="auto" fo:text-indent="0cm" fo:line-height="100%" fo:margin-left="0.503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P90" style:family="paragraph" style:parent-style-name="Standard">
      <style:paragraph-properties fo:break-before="auto" fo:text-indent="0cm" fo:line-height="100%" fo:margin-left="0.503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P91" style:family="paragraph" style:parent-style-name="Standard">
      <style:paragraph-properties fo:break-before="auto" fo:line-height="100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P92" style:family="paragraph" style:parent-style-name="Standard">
      <style:paragraph-properties fo:break-before="auto" fo:line-height="100%" style:writing-mode="lr-tb"/>
    </style:style>
    <style:style style:name="P93" style:family="paragraph" style:parent-style-name="Standard">
      <style:paragraph-properties fo:break-before="auto" fo:line-height="100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>
      <style:text-properties fo:font-weight="bold" style:font-weight-asian="bold" style:font-weight-complex="bold"/>
    </style:style>
    <style:style style:name="T93_50" style:family="text">
      <style:text-properties fo:font-weight="bold" style:font-weight-asian="bold" style:font-weight-complex="bold"/>
    </style:style>
    <style:style style:name="P94" style:family="paragraph" style:parent-style-name="Standard">
      <style:paragraph-properties fo:break-before="auto" fo:text-indent="0cm" fo:line-height="100%" fo:margin-left="0.503cm" style:writing-mode="lr-tb"/>
    </style:style>
    <style:style style:name="Table1" style:family="table">
      <style:table-properties table:align="left" style:width="19.496cm" fo:margin-left="0.503cm"/>
    </style:style>
    <style:style style:name="Column1" style:family="table-column">
      <style:table-column-properties style:column-width="19.496cm"/>
    </style:style>
    <style:style style:name="Row1" style:family="table-row"/>
    <style:style style:name="Cell1" style:family="table-cell">
      <style:table-cell-properties fo:background-color="#fff2cc" style:vertical-align="top" fo:padding-top="0.176cm" fo:border-top="#666666 0.018cm solid" fo:padding-bottom="0.176cm" fo:border-bottom="#666666 0.018cm solid" fo:padding-left="0.176cm" fo:border-left="#666666 0.018cm solid" fo:padding-right="0.176cm" fo:border-right="#666666 0.018cm solid"/>
    </style:style>
    <style:style style:name="P95" style:family="paragraph" style:parent-style-name="Standard">
      <style:paragraph-properties fo:text-align="left" fo:break-before="auto" fo:text-indent="0cm" fo:line-height="100%" fo:margin-top="0cm" fo:margin-left="0.503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.503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.503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.503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.503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.503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.503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break-before="auto" fo:text-indent="0cm" fo:line-height="100%" fo:margin-left="0.503cm" style:writing-mode="lr-tb"/>
    </style:style>
    <style:style style:name="P104" style:family="paragraph" style:parent-style-name="Standard">
      <style:paragraph-properties fo:break-before="auto" fo:line-height="100%" style:writing-mode="lr-tb"/>
    </style:style>
    <style:style style:name="T104_1" style:family="text">
      <style:text-properties fo:background-color="#c9daf8"/>
    </style:style>
    <style:style style:name="T104_2" style:family="text">
      <style:text-properties fo:background-color="#c9daf8"/>
    </style:style>
    <style:style style:name="T104_3" style:family="text">
      <style:text-properties fo:background-color="#c9daf8"/>
    </style:style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P105" style:family="paragraph" style:parent-style-name="Standard">
      <style:paragraph-properties fo:break-before="auto" fo:line-height="100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P106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107" style:family="paragraph" style:parent-style-name="Standard">
      <style:paragraph-properties fo:break-before="auto" fo:line-height="100%" style:writing-mode="lr-tb"/>
    </style:style>
    <style:style style:name="T107_1" style:family="text">
      <style:text-properties fo:font-size="18pt" style:font-size-asian="18pt" style:font-size-complex="18pt"/>
    </style:style>
    <style:style style:name="T107_2" style:family="text">
      <style:text-properties fo:font-size="18pt" style:font-size-asian="18pt" style:font-size-complex="18pt"/>
    </style:style>
    <style:style style:name="T107_3" style:family="text">
      <style:text-properties fo:font-size="18pt" style:font-size-asian="18pt" style:font-size-complex="18pt"/>
    </style:style>
    <style:style style:name="T107_4" style:family="text">
      <style:text-properties fo:font-size="18pt" style:font-size-asian="18pt" style:font-size-complex="18pt"/>
    </style:style>
    <style:style style:name="P108" style:family="paragraph" style:parent-style-name="Standard">
      <style:paragraph-properties fo:break-before="auto" fo:text-indent="0cm" fo:line-height="100%" fo:margin-left="0.503cm" style:writing-mode="lr-tb"/>
    </style:style>
    <style:style style:name="T108_1" style:family="text">
      <style:text-properties fo:background-color="#c9daf8"/>
    </style:style>
    <style:style style:name="T108_2" style:family="text">
      <style:text-properties fo:background-color="#c9daf8"/>
    </style:style>
    <style:style style:name="T108_3" style:family="text">
      <style:text-properties fo:background-color="#c9daf8"/>
    </style:style>
    <style:style style:name="T108_4" style:family="text">
      <style:text-properties fo:background-color="#c9daf8"/>
    </style:style>
    <style:style style:name="T108_5" style:family="text">
      <style:text-properties fo:background-color="#c9daf8"/>
    </style:style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P109" style:family="paragraph" style:parent-style-name="Standard">
      <style:paragraph-properties fo:break-before="auto" fo:text-indent="0cm" fo:line-height="100%" fo:margin-left="0.503cm" style:writing-mode="lr-tb"/>
    </style:style>
    <style:style style:name="P110" style:family="paragraph" style:parent-style-name="Standard">
      <style:paragraph-properties fo:break-before="auto" fo:text-indent="0cm" fo:line-height="100%" fo:margin-left="0.503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P111" style:family="paragraph" style:parent-style-name="Standard">
      <style:paragraph-properties fo:break-before="auto" fo:text-indent="0cm" fo:line-height="100%" fo:margin-left="1.984cm" style:writing-mode="lr-tb"/>
    </style:style>
    <style:style style:name="T111_1" style:family="text">
      <style:text-properties fo:background-color="#fff2cc"/>
    </style:style>
    <style:style style:name="T111_2" style:family="text">
      <style:text-properties fo:background-color="#fff2cc"/>
    </style:style>
    <style:style style:name="T111_3" style:family="text">
      <style:text-properties fo:background-color="#fff2cc"/>
    </style:style>
    <style:style style:name="T111_4" style:family="text">
      <style:text-properties fo:background-color="#fff2cc"/>
    </style:style>
    <style:style style:name="P112" style:family="paragraph" style:parent-style-name="Standard">
      <style:paragraph-properties fo:break-before="auto" fo:text-indent="0cm" fo:line-height="100%" fo:margin-left="1.984cm" style:writing-mode="lr-tb"/>
    </style:style>
    <style:style style:name="T112_1" style:family="text">
      <style:text-properties fo:background-color="#fff2cc"/>
    </style:style>
    <style:style style:name="T112_2" style:family="text">
      <style:text-properties fo:background-color="#fff2cc"/>
    </style:style>
    <style:style style:name="T112_3" style:family="text">
      <style:text-properties fo:background-color="#fff2cc"/>
    </style:style>
    <style:style style:name="T112_4" style:family="text">
      <style:text-properties fo:background-color="#fff2cc"/>
    </style:style>
    <style:style style:name="P113" style:family="paragraph" style:parent-style-name="Standard">
      <style:paragraph-properties fo:break-before="auto" fo:text-indent="0cm" fo:line-height="100%" fo:margin-left="1.984cm" style:writing-mode="lr-tb"/>
    </style:style>
    <style:style style:name="T113_1" style:family="text">
      <style:text-properties fo:background-color="#fff2cc"/>
    </style:style>
    <style:style style:name="T113_2" style:family="text">
      <style:text-properties fo:background-color="#fff2cc"/>
    </style:style>
    <style:style style:name="T113_3" style:family="text">
      <style:text-properties fo:background-color="#fff2cc"/>
    </style:style>
    <style:style style:name="T113_4" style:family="text">
      <style:text-properties fo:background-color="#fff2cc"/>
    </style:style>
    <style:style style:name="P114" style:family="paragraph" style:parent-style-name="Standard">
      <style:paragraph-properties fo:break-before="auto" fo:text-indent="0cm" fo:line-height="100%" fo:margin-left="1.984cm" style:writing-mode="lr-tb"/>
    </style:style>
    <style:style style:name="T114_1" style:family="text">
      <style:text-properties fo:background-color="#fff2cc"/>
    </style:style>
    <style:style style:name="T114_2" style:family="text">
      <style:text-properties fo:background-color="#fff2cc"/>
    </style:style>
    <style:style style:name="T114_3" style:family="text">
      <style:text-properties fo:background-color="#fff2cc"/>
    </style:style>
    <style:style style:name="P115" style:family="paragraph" style:parent-style-name="Standard">
      <style:paragraph-properties fo:break-before="auto" fo:text-indent="0cm" fo:line-height="100%" fo:margin-left="1.984cm" style:writing-mode="lr-tb"/>
      <style:text-properties fo:background-color="#fff2cc"/>
    </style:style>
    <style:style style:name="P116" style:family="paragraph" style:parent-style-name="Standard">
      <style:paragraph-properties fo:break-before="auto" fo:text-indent="0cm" fo:line-height="100%" fo:margin-left="0.503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P117" style:family="paragraph" style:parent-style-name="Standard">
      <style:paragraph-properties fo:break-before="auto" fo:line-height="100%" style:writing-mode="lr-tb"/>
    </style:style>
    <style:style style:name="P118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119" style:family="paragraph" style:parent-style-name="Standard">
      <style:paragraph-properties fo:break-before="page" fo:line-height="100%" style:writing-mode="lr-tb"/>
    </style:style>
    <style:style style:name="T119_1" style:family="text">
      <style:text-properties fo:background-color="#c9daf8"/>
    </style:style>
    <style:style style:name="T119_2" style:family="text">
      <style:text-properties fo:background-color="#c9daf8"/>
    </style:style>
    <style:style style:name="T119_3" style:family="text">
      <style:text-properties fo:background-color="#c9daf8"/>
    </style:style>
    <style:style style:name="T119_4" style:family="text">
      <style:text-properties fo:background-color="#c9daf8"/>
    </style:style>
    <style:style style:name="T119_5" style:family="text">
      <style:text-properties fo:background-color="#c9daf8"/>
    </style:style>
    <style:style style:name="T119_6" style:family="text"/>
    <style:style style:name="P120" style:family="paragraph" style:parent-style-name="Standard">
      <style:paragraph-properties fo:break-before="auto" fo:line-height="100%" style:writing-mode="lr-tb"/>
    </style:style>
    <style:style style:name="T120_1" style:family="text">
      <style:text-properties fo:font-size="18pt" style:font-size-asian="18pt" style:font-size-complex="18pt"/>
    </style:style>
    <style:style style:name="T120_2" style:family="text">
      <style:text-properties fo:font-size="18pt" style:font-size-asian="18pt" style:font-size-complex="18pt"/>
    </style:style>
    <style:style style:name="T120_3" style:family="text">
      <style:text-properties fo:font-size="18pt" style:font-size-asian="18pt" style:font-size-complex="18pt"/>
    </style:style>
    <style:style style:name="T120_4" style:family="text">
      <style:text-properties fo:font-size="18pt" style:font-size-asian="18pt" style:font-size-complex="18pt"/>
    </style:style>
    <style:style style:name="T120_5" style:family="text">
      <style:text-properties fo:font-size="18pt" style:font-size-asian="18pt" style:font-size-complex="18pt"/>
    </style:style>
    <style:style style:name="T120_6" style:family="text">
      <style:text-properties fo:font-size="18pt" style:font-size-asian="18pt" style:font-size-complex="18pt"/>
    </style:style>
    <style:style style:name="T120_7" style:family="text">
      <style:text-properties fo:font-size="18pt" style:font-size-asian="18pt" style:font-size-complex="18pt"/>
    </style:style>
    <style:style style:name="T120_8" style:family="text">
      <style:text-properties fo:font-size="18pt" style:font-size-asian="18pt" style:font-size-complex="18pt"/>
    </style:style>
    <style:style style:name="T120_9" style:family="text">
      <style:text-properties fo:font-size="18pt" style:font-size-asian="18pt" style:font-size-complex="18pt"/>
    </style:style>
    <style:style style:name="T120_10" style:family="text">
      <style:text-properties fo:font-size="18pt" style:font-size-asian="18pt" style:font-size-complex="18pt"/>
    </style:style>
    <style:style style:name="T120_11" style:family="text">
      <style:text-properties fo:font-size="18pt" style:font-size-asian="18pt" style:font-size-complex="18pt"/>
    </style:style>
    <style:style style:name="T120_12" style:family="text">
      <style:text-properties fo:font-size="18pt" style:font-size-asian="18pt" style:font-size-complex="18pt"/>
    </style:style>
    <style:style style:name="T120_13" style:family="text">
      <style:text-properties fo:font-size="18pt" style:font-size-asian="18pt" style:font-size-complex="18pt"/>
    </style:style>
    <style:style style:name="T120_14" style:family="text">
      <style:text-properties fo:font-size="18pt" style:font-size-asian="18pt" style:font-size-complex="18pt"/>
    </style:style>
    <style:style style:name="T120_15" style:family="text">
      <style:text-properties fo:font-size="18pt" style:font-size-asian="18pt" style:font-size-complex="18pt"/>
    </style:style>
    <style:style style:name="P121" style:family="paragraph" style:parent-style-name="Standard">
      <style:paragraph-properties fo:break-before="auto" fo:text-indent="0cm" fo:line-height="100%" fo:margin-left="0.503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/>
    <style:style style:name="T121_46" style:family="text"/>
    <style:style style:name="T121_47" style:family="text"/>
    <style:style style:name="T121_48" style:family="text"/>
    <style:style style:name="T121_49" style:family="text"/>
    <style:style style:name="T121_50" style:family="text"/>
    <style:style style:name="T121_51" style:family="text"/>
    <style:style style:name="T121_52" style:family="text"/>
    <style:style style:name="P122" style:family="paragraph" style:parent-style-name="Standard">
      <style:paragraph-properties fo:break-before="auto" fo:text-indent="0cm" fo:line-height="100%" fo:margin-left="0.503cm" style:writing-mode="lr-tb"/>
    </style:style>
    <style:style style:name="P123" style:family="paragraph" style:parent-style-name="Standard">
      <style:paragraph-properties fo:break-before="auto" fo:text-indent="0cm" fo:line-height="100%" fo:margin-left="0.503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P124" style:family="paragraph" style:parent-style-name="Standard">
      <style:paragraph-properties fo:break-before="auto" fo:text-indent="0cm" fo:line-height="100%" fo:margin-left="1.005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>
      <style:text-properties fo:color="#1155cc" style:text-underline-style="solid" style:text-underline-color="font-color"/>
    </style:style>
    <style:style style:name="T124_5" style:family="text"/>
    <style:style style:name="T124_6" style:family="text">
      <style:text-properties fo:color="#1155cc" style:text-underline-style="solid" style:text-underline-color="font-color"/>
    </style:style>
    <style:style style:name="T124_7" style:family="text"/>
    <style:style style:name="T124_8" style:family="text">
      <style:text-properties fo:color="#1155cc" style:text-underline-style="solid" style:text-underline-color="font-color"/>
    </style:style>
    <style:style style:name="T124_9" style:family="text"/>
    <style:style style:name="T124_10" style:family="text">
      <style:text-properties fo:color="#1155cc" style:text-underline-style="solid" style:text-underline-color="font-color"/>
    </style:style>
    <style:style style:name="T124_11" style:family="text"/>
    <style:style style:name="T124_12" style:family="text">
      <style:text-properties fo:color="#1155cc" style:text-underline-style="solid" style:text-underline-color="font-color"/>
    </style:style>
    <style:style style:name="T124_13" style:family="text"/>
    <style:style style:name="T124_14" style:family="text">
      <style:text-properties fo:color="#1155cc" style:text-underline-style="solid" style:text-underline-color="font-color"/>
    </style:style>
    <style:style style:name="T124_15" style:family="text"/>
    <style:style style:name="T124_16" style:family="text">
      <style:text-properties fo:color="#1155cc" style:text-underline-style="solid" style:text-underline-color="font-color"/>
    </style:style>
    <style:style style:name="T124_17" style:family="text"/>
    <style:style style:name="T124_18" style:family="text">
      <style:text-properties fo:color="#1155cc" style:text-underline-style="solid" style:text-underline-color="font-color"/>
    </style:style>
    <style:style style:name="T124_19" style:family="text"/>
    <style:style style:name="T124_20" style:family="text">
      <style:text-properties fo:color="#1155cc" style:text-underline-style="solid" style:text-underline-color="font-color"/>
    </style:style>
    <style:style style:name="T124_21" style:family="text"/>
    <style:style style:name="T124_22" style:family="text">
      <style:text-properties fo:color="#1155cc" style:text-underline-style="solid" style:text-underline-color="font-color"/>
    </style:style>
    <style:style style:name="T124_23" style:family="text"/>
    <style:style style:name="T124_24" style:family="text">
      <style:text-properties fo:color="#1155cc" style:text-underline-style="solid" style:text-underline-color="font-color"/>
    </style:style>
    <style:style style:name="T124_25" style:family="text"/>
    <style:style style:name="T124_26" style:family="text">
      <style:text-properties fo:color="#1155cc" style:text-underline-style="solid" style:text-underline-color="font-color"/>
    </style:style>
    <style:style style:name="T124_27" style:family="text"/>
    <style:style style:name="T124_28" style:family="text">
      <style:text-properties fo:color="#1155cc" style:text-underline-style="solid" style:text-underline-color="font-color"/>
    </style:style>
    <style:style style:name="T124_29" style:family="text"/>
    <style:style style:name="T124_30" style:family="text">
      <style:text-properties fo:color="#1155cc" style:text-underline-style="solid" style:text-underline-color="font-color"/>
    </style:style>
    <style:style style:name="T124_31" style:family="text"/>
    <style:style style:name="T124_32" style:family="text">
      <style:text-properties fo:color="#1155cc" style:text-underline-style="solid" style:text-underline-color="font-color"/>
    </style:style>
    <style:style style:name="T124_33" style:family="text"/>
    <style:style style:name="T124_34" style:family="text">
      <style:text-properties fo:color="#1155cc" style:text-underline-style="solid" style:text-underline-color="font-color"/>
    </style:style>
    <style:style style:name="T124_35" style:family="text"/>
    <style:style style:name="T124_36" style:family="text">
      <style:text-properties fo:color="#1155cc" style:text-underline-style="solid" style:text-underline-color="font-color"/>
    </style:style>
    <style:style style:name="P125" style:family="paragraph" style:parent-style-name="Standard">
      <style:paragraph-properties fo:break-before="auto" fo:text-indent="0cm" fo:line-height="100%" fo:margin-left="1.005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>
      <style:text-properties fo:color="#1155cc" style:text-underline-style="solid" style:text-underline-color="font-color"/>
    </style:style>
    <style:style style:name="T125_5" style:family="text"/>
    <style:style style:name="T125_6" style:family="text">
      <style:text-properties fo:color="#1155cc" style:text-underline-style="solid" style:text-underline-color="font-color"/>
    </style:style>
    <style:style style:name="T125_7" style:family="text"/>
    <style:style style:name="T125_8" style:family="text">
      <style:text-properties fo:color="#1155cc" style:text-underline-style="solid" style:text-underline-color="font-color"/>
    </style:style>
    <style:style style:name="T125_9" style:family="text"/>
    <style:style style:name="T125_10" style:family="text">
      <style:text-properties fo:color="#1155cc" style:text-underline-style="solid" style:text-underline-color="font-color"/>
    </style:style>
    <style:style style:name="T125_11" style:family="text"/>
    <style:style style:name="T125_12" style:family="text">
      <style:text-properties fo:color="#1155cc" style:text-underline-style="solid" style:text-underline-color="font-color"/>
    </style:style>
    <style:style style:name="T125_13" style:family="text"/>
    <style:style style:name="T125_14" style:family="text">
      <style:text-properties fo:color="#1155cc" style:text-underline-style="solid" style:text-underline-color="font-color"/>
    </style:style>
    <style:style style:name="T125_15" style:family="text"/>
    <style:style style:name="T125_16" style:family="text">
      <style:text-properties fo:color="#1155cc" style:text-underline-style="solid" style:text-underline-color="font-color"/>
    </style:style>
    <style:style style:name="T125_17" style:family="text"/>
    <style:style style:name="T125_18" style:family="text">
      <style:text-properties fo:color="#1155cc" style:text-underline-style="solid" style:text-underline-color="font-color"/>
    </style:style>
    <style:style style:name="T125_19" style:family="text"/>
    <style:style style:name="T125_20" style:family="text">
      <style:text-properties fo:color="#1155cc" style:text-underline-style="solid" style:text-underline-color="font-color"/>
    </style:style>
    <style:style style:name="T125_21" style:family="text"/>
    <style:style style:name="T125_22" style:family="text">
      <style:text-properties fo:color="#1155cc" style:text-underline-style="solid" style:text-underline-color="font-color"/>
    </style:style>
    <style:style style:name="T125_23" style:family="text"/>
    <style:style style:name="T125_24" style:family="text">
      <style:text-properties fo:color="#1155cc" style:text-underline-style="solid" style:text-underline-color="font-color"/>
    </style:style>
    <style:style style:name="T125_25" style:family="text"/>
    <style:style style:name="T125_26" style:family="text">
      <style:text-properties fo:color="#1155cc" style:text-underline-style="solid" style:text-underline-color="font-color"/>
    </style:style>
    <style:style style:name="T125_27" style:family="text"/>
    <style:style style:name="T125_28" style:family="text">
      <style:text-properties fo:color="#1155cc" style:text-underline-style="solid" style:text-underline-color="font-color"/>
    </style:style>
    <style:style style:name="T125_29" style:family="text"/>
    <style:style style:name="T125_30" style:family="text">
      <style:text-properties fo:color="#1155cc" style:text-underline-style="solid" style:text-underline-color="font-color"/>
    </style:style>
    <style:style style:name="T125_31" style:family="text"/>
    <style:style style:name="T125_32" style:family="text">
      <style:text-properties fo:color="#1155cc" style:text-underline-style="solid" style:text-underline-color="font-color"/>
    </style:style>
    <style:style style:name="T125_33" style:family="text"/>
    <style:style style:name="T125_34" style:family="text">
      <style:text-properties fo:color="#1155cc" style:text-underline-style="solid" style:text-underline-color="font-color"/>
    </style:style>
    <style:style style:name="T125_35" style:family="text"/>
    <style:style style:name="T125_36" style:family="text">
      <style:text-properties fo:color="#1155cc" style:text-underline-style="solid" style:text-underline-color="font-color"/>
    </style:style>
    <style:style style:name="T125_37" style:family="text"/>
    <style:style style:name="T125_38" style:family="text">
      <style:text-properties fo:color="#1155cc" style:text-underline-style="solid" style:text-underline-color="font-color"/>
    </style:style>
    <style:style style:name="T125_39" style:family="text"/>
    <style:style style:name="T125_40" style:family="text">
      <style:text-properties fo:color="#1155cc" style:text-underline-style="solid" style:text-underline-color="font-color"/>
    </style:style>
    <style:style style:name="T125_41" style:family="text"/>
    <style:style style:name="T125_42" style:family="text">
      <style:text-properties fo:color="#1155cc" style:text-underline-style="solid" style:text-underline-color="font-color"/>
    </style:style>
    <style:style style:name="T125_43" style:family="text"/>
    <style:style style:name="P126" style:family="paragraph" style:parent-style-name="Standard">
      <style:paragraph-properties fo:break-before="auto" fo:text-indent="0cm" fo:line-height="100%" fo:margin-left="1.005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>
      <style:text-properties fo:color="#1155cc" style:text-underline-style="solid" style:text-underline-color="font-color"/>
    </style:style>
    <style:style style:name="T126_5" style:family="text"/>
    <style:style style:name="T126_6" style:family="text">
      <style:text-properties fo:color="#1155cc" style:text-underline-style="solid" style:text-underline-color="font-color"/>
    </style:style>
    <style:style style:name="T126_7" style:family="text"/>
    <style:style style:name="T126_8" style:family="text">
      <style:text-properties fo:color="#1155cc" style:text-underline-style="solid" style:text-underline-color="font-color"/>
    </style:style>
    <style:style style:name="T126_9" style:family="text"/>
    <style:style style:name="T126_10" style:family="text">
      <style:text-properties fo:color="#1155cc" style:text-underline-style="solid" style:text-underline-color="font-color"/>
    </style:style>
    <style:style style:name="T126_11" style:family="text"/>
    <style:style style:name="T126_12" style:family="text">
      <style:text-properties fo:color="#1155cc" style:text-underline-style="solid" style:text-underline-color="font-color"/>
    </style:style>
    <style:style style:name="T126_13" style:family="text"/>
    <style:style style:name="T126_14" style:family="text">
      <style:text-properties fo:color="#1155cc" style:text-underline-style="solid" style:text-underline-color="font-color"/>
    </style:style>
    <style:style style:name="T126_15" style:family="text"/>
    <style:style style:name="T126_16" style:family="text">
      <style:text-properties fo:color="#1155cc" style:text-underline-style="solid" style:text-underline-color="font-color"/>
    </style:style>
    <style:style style:name="T126_17" style:family="text"/>
    <style:style style:name="T126_18" style:family="text">
      <style:text-properties fo:color="#1155cc" style:text-underline-style="solid" style:text-underline-color="font-color"/>
    </style:style>
    <style:style style:name="T126_19" style:family="text"/>
    <style:style style:name="T126_20" style:family="text">
      <style:text-properties fo:color="#1155cc" style:text-underline-style="solid" style:text-underline-color="font-color"/>
    </style:style>
    <style:style style:name="T126_21" style:family="text"/>
    <style:style style:name="T126_22" style:family="text">
      <style:text-properties fo:color="#1155cc" style:text-underline-style="solid" style:text-underline-color="font-color"/>
    </style:style>
    <style:style style:name="T126_23" style:family="text"/>
    <style:style style:name="T126_24" style:family="text">
      <style:text-properties fo:color="#1155cc" style:text-underline-style="solid" style:text-underline-color="font-color"/>
    </style:style>
    <style:style style:name="T126_25" style:family="text"/>
    <style:style style:name="T126_26" style:family="text">
      <style:text-properties fo:color="#1155cc" style:text-underline-style="solid" style:text-underline-color="font-color"/>
    </style:style>
    <style:style style:name="T126_27" style:family="text"/>
    <style:style style:name="T126_28" style:family="text">
      <style:text-properties fo:color="#1155cc" style:text-underline-style="solid" style:text-underline-color="font-color"/>
    </style:style>
    <style:style style:name="T126_29" style:family="text"/>
    <style:style style:name="T126_30" style:family="text">
      <style:text-properties fo:color="#1155cc" style:text-underline-style="solid" style:text-underline-color="font-color"/>
    </style:style>
    <style:style style:name="T126_31" style:family="text"/>
    <style:style style:name="T126_32" style:family="text">
      <style:text-properties fo:color="#1155cc" style:text-underline-style="solid" style:text-underline-color="font-color"/>
    </style:style>
    <style:style style:name="T126_33" style:family="text"/>
    <style:style style:name="T126_34" style:family="text">
      <style:text-properties fo:color="#1155cc" style:text-underline-style="solid" style:text-underline-color="font-color"/>
    </style:style>
    <style:style style:name="T126_35" style:family="text"/>
    <style:style style:name="T126_36" style:family="text">
      <style:text-properties fo:color="#1155cc" style:text-underline-style="solid" style:text-underline-color="font-color"/>
    </style:style>
    <style:style style:name="T126_37" style:family="text"/>
    <style:style style:name="T126_38" style:family="text">
      <style:text-properties fo:color="#1155cc" style:text-underline-style="solid" style:text-underline-color="font-color"/>
    </style:style>
    <style:style style:name="T126_39" style:family="text"/>
    <style:style style:name="T126_40" style:family="text">
      <style:text-properties fo:color="#1155cc" style:text-underline-style="solid" style:text-underline-color="font-color"/>
    </style:style>
    <style:style style:name="T126_41" style:family="text"/>
    <style:style style:name="T126_42" style:family="text">
      <style:text-properties fo:color="#1155cc" style:text-underline-style="solid" style:text-underline-color="font-color"/>
    </style:style>
    <style:style style:name="T126_43" style:family="text"/>
    <style:style style:name="T126_44" style:family="text">
      <style:text-properties fo:color="#1155cc" style:text-underline-style="solid" style:text-underline-color="font-color"/>
    </style:style>
    <style:style style:name="P127" style:family="paragraph" style:parent-style-name="Standard">
      <style:paragraph-properties fo:break-before="auto" fo:text-indent="0cm" fo:line-height="100%" fo:margin-left="0.503cm" style:writing-mode="lr-tb"/>
    </style:style>
    <style:style style:name="T127_1" style:family="text"/>
    <style:style style:name="T127_2" style:family="text"/>
    <style:style style:name="T127_3" style:family="text"/>
    <style:style style:name="P128" style:family="paragraph" style:parent-style-name="Standard">
      <style:paragraph-properties fo:break-before="auto" fo:text-indent="0cm" fo:line-height="100%" fo:margin-left="1.005cm" style:writing-mode="lr-tb"/>
    </style:style>
    <style:style style:name="T128_1" style:family="text"/>
    <style:style style:name="T128_2" style:family="text">
      <style:text-properties fo:color="#1155cc" style:text-underline-style="solid" style:text-underline-color="font-color"/>
    </style:style>
    <style:style style:name="T128_3" style:family="text"/>
    <style:style style:name="T128_4" style:family="text">
      <style:text-properties fo:color="#1155cc" style:text-underline-style="solid" style:text-underline-color="font-color"/>
    </style:style>
    <style:style style:name="T128_5" style:family="text"/>
    <style:style style:name="T128_6" style:family="text">
      <style:text-properties fo:color="#1155cc" style:text-underline-style="solid" style:text-underline-color="font-color"/>
    </style:style>
    <style:style style:name="T128_7" style:family="text"/>
    <style:style style:name="T128_8" style:family="text">
      <style:text-properties fo:color="#1155cc" style:text-underline-style="solid" style:text-underline-color="font-color"/>
    </style:style>
    <style:style style:name="T128_9" style:family="text"/>
    <style:style style:name="T128_10" style:family="text">
      <style:text-properties fo:color="#1155cc" style:text-underline-style="solid" style:text-underline-color="font-color"/>
    </style:style>
    <style:style style:name="T128_11" style:family="text"/>
    <style:style style:name="T128_12" style:family="text">
      <style:text-properties fo:color="#1155cc" style:text-underline-style="solid" style:text-underline-color="font-color"/>
    </style:style>
    <style:style style:name="T128_13" style:family="text"/>
    <style:style style:name="T128_14" style:family="text">
      <style:text-properties fo:color="#1155cc" style:text-underline-style="solid" style:text-underline-color="font-color"/>
    </style:style>
    <style:style style:name="T128_15" style:family="text"/>
    <style:style style:name="T128_16" style:family="text">
      <style:text-properties fo:color="#1155cc" style:text-underline-style="solid" style:text-underline-color="font-color"/>
    </style:style>
    <style:style style:name="T128_17" style:family="text"/>
    <style:style style:name="T128_18" style:family="text">
      <style:text-properties fo:color="#1155cc" style:text-underline-style="solid" style:text-underline-color="font-color"/>
    </style:style>
    <style:style style:name="T128_19" style:family="text"/>
    <style:style style:name="T128_20" style:family="text">
      <style:text-properties fo:color="#1155cc" style:text-underline-style="solid" style:text-underline-color="font-color"/>
    </style:style>
    <style:style style:name="T128_21" style:family="text"/>
    <style:style style:name="T128_22" style:family="text">
      <style:text-properties fo:color="#1155cc" style:text-underline-style="solid" style:text-underline-color="font-color"/>
    </style:style>
    <style:style style:name="T128_23" style:family="text"/>
    <style:style style:name="T128_24" style:family="text">
      <style:text-properties fo:color="#1155cc" style:text-underline-style="solid" style:text-underline-color="font-color"/>
    </style:style>
    <style:style style:name="T128_25" style:family="text"/>
    <style:style style:name="T128_26" style:family="text">
      <style:text-properties fo:color="#1155cc" style:text-underline-style="solid" style:text-underline-color="font-color"/>
    </style:style>
    <style:style style:name="T128_27" style:family="text"/>
    <style:style style:name="T128_28" style:family="text">
      <style:text-properties fo:color="#1155cc" style:text-underline-style="solid" style:text-underline-color="font-color"/>
    </style:style>
    <style:style style:name="T128_29" style:family="text"/>
    <style:style style:name="T128_30" style:family="text">
      <style:text-properties fo:color="#1155cc" style:text-underline-style="solid" style:text-underline-color="font-color"/>
    </style:style>
    <style:style style:name="T128_31" style:family="text"/>
    <style:style style:name="T128_32" style:family="text">
      <style:text-properties fo:color="#1155cc" style:text-underline-style="solid" style:text-underline-color="font-color"/>
    </style:style>
    <style:style style:name="T128_33" style:family="text"/>
    <style:style style:name="T128_34" style:family="text">
      <style:text-properties fo:color="#1155cc" style:text-underline-style="solid" style:text-underline-color="font-color"/>
    </style:style>
    <style:style style:name="T128_35" style:family="text"/>
    <style:style style:name="T128_36" style:family="text">
      <style:text-properties fo:color="#1155cc" style:text-underline-style="solid" style:text-underline-color="font-color"/>
    </style:style>
    <style:style style:name="T128_37" style:family="text"/>
    <style:style style:name="T128_38" style:family="text">
      <style:text-properties fo:color="#1155cc" style:text-underline-style="solid" style:text-underline-color="font-color"/>
    </style:style>
    <style:style style:name="T128_39" style:family="text"/>
    <style:style style:name="T128_40" style:family="text">
      <style:text-properties fo:color="#1155cc" style:text-underline-style="solid" style:text-underline-color="font-color"/>
    </style:style>
    <style:style style:name="T128_41" style:family="text"/>
    <style:style style:name="T128_42" style:family="text">
      <style:text-properties fo:color="#1155cc" style:text-underline-style="solid" style:text-underline-color="font-color"/>
    </style:style>
    <style:style style:name="T128_43" style:family="text"/>
    <style:style style:name="T128_44" style:family="text">
      <style:text-properties fo:color="#1155cc" style:text-underline-style="solid" style:text-underline-color="font-color"/>
    </style:style>
    <style:style style:name="T128_45" style:family="text"/>
    <style:style style:name="T128_46" style:family="text">
      <style:text-properties fo:color="#1155cc" style:text-underline-style="solid" style:text-underline-color="font-color"/>
    </style:style>
    <style:style style:name="T128_47" style:family="text"/>
    <style:style style:name="T128_48" style:family="text">
      <style:text-properties fo:color="#1155cc" style:text-underline-style="solid" style:text-underline-color="font-color"/>
    </style:style>
    <style:style style:name="T128_49" style:family="text"/>
    <style:style style:name="T128_50" style:family="text">
      <style:text-properties fo:color="#1155cc" style:text-underline-style="solid" style:text-underline-color="font-color"/>
    </style:style>
    <style:style style:name="T128_51" style:family="text"/>
    <style:style style:name="T128_52" style:family="text">
      <style:text-properties fo:color="#1155cc" style:text-underline-style="solid" style:text-underline-color="font-color"/>
    </style:style>
    <style:style style:name="T128_53" style:family="text"/>
    <style:style style:name="T128_54" style:family="text">
      <style:text-properties fo:color="#1155cc" style:text-underline-style="solid" style:text-underline-color="font-color"/>
    </style:style>
    <style:style style:name="T128_55" style:family="text"/>
    <style:style style:name="T128_56" style:family="text">
      <style:text-properties fo:color="#1155cc" style:text-underline-style="solid" style:text-underline-color="font-color"/>
    </style:style>
    <style:style style:name="T128_57" style:family="text"/>
    <style:style style:name="T128_58" style:family="text">
      <style:text-properties fo:color="#1155cc" style:text-underline-style="solid" style:text-underline-color="font-color"/>
    </style:style>
    <style:style style:name="T128_59" style:family="text"/>
    <style:style style:name="T128_60" style:family="text">
      <style:text-properties fo:color="#1155cc" style:text-underline-style="solid" style:text-underline-color="font-color"/>
    </style:style>
    <style:style style:name="T128_61" style:family="text"/>
    <style:style style:name="T128_62" style:family="text">
      <style:text-properties fo:color="#1155cc" style:text-underline-style="solid" style:text-underline-color="font-color"/>
    </style:style>
    <style:style style:name="T128_63" style:family="text"/>
    <style:style style:name="T128_64" style:family="text">
      <style:text-properties fo:color="#1155cc" style:text-underline-style="solid" style:text-underline-color="font-color"/>
    </style:style>
    <style:style style:name="T128_65" style:family="text"/>
    <style:style style:name="T128_66" style:family="text">
      <style:text-properties fo:color="#1155cc" style:text-underline-style="solid" style:text-underline-color="font-color"/>
    </style:style>
    <style:style style:name="T128_67" style:family="text"/>
    <style:style style:name="T128_68" style:family="text">
      <style:text-properties fo:color="#1155cc" style:text-underline-style="solid" style:text-underline-color="font-color"/>
    </style:style>
    <style:style style:name="T128_69" style:family="text"/>
    <style:style style:name="T128_70" style:family="text">
      <style:text-properties fo:color="#1155cc" style:text-underline-style="solid" style:text-underline-color="font-color"/>
    </style:style>
    <style:style style:name="T128_71" style:family="text"/>
    <style:style style:name="T128_72" style:family="text">
      <style:text-properties fo:color="#1155cc" style:text-underline-style="solid" style:text-underline-color="font-color"/>
    </style:style>
    <style:style style:name="T128_73" style:family="text"/>
    <style:style style:name="T128_74" style:family="text">
      <style:text-properties fo:color="#1155cc" style:text-underline-style="solid" style:text-underline-color="font-color"/>
    </style:style>
    <style:style style:name="T128_75" style:family="text"/>
    <style:style style:name="T128_76" style:family="text">
      <style:text-properties fo:color="#1155cc" style:text-underline-style="solid" style:text-underline-color="font-color"/>
    </style:style>
    <style:style style:name="T128_77" style:family="text"/>
    <style:style style:name="T128_78" style:family="text">
      <style:text-properties fo:color="#1155cc" style:text-underline-style="solid" style:text-underline-color="font-color"/>
    </style:style>
    <style:style style:name="T128_79" style:family="text"/>
    <style:style style:name="T128_80" style:family="text">
      <style:text-properties fo:color="#1155cc" style:text-underline-style="solid" style:text-underline-color="font-color"/>
    </style:style>
    <style:style style:name="P129" style:family="paragraph" style:parent-style-name="Standard">
      <style:paragraph-properties fo:break-before="auto" fo:text-indent="0cm" fo:line-height="100%" fo:margin-left="1.005cm" style:writing-mode="lr-tb"/>
    </style:style>
    <style:style style:name="T129_1" style:family="text"/>
    <style:style style:name="P130" style:family="paragraph" style:parent-style-name="Standard">
      <style:paragraph-properties fo:break-before="auto" fo:text-indent="0cm" fo:line-height="100%" fo:margin-left="1.005cm" style:writing-mode="lr-tb"/>
    </style:style>
    <style:style style:name="T130_1" style:family="text"/>
    <style:style style:name="T130_2" style:family="text">
      <style:text-properties fo:color="#1155cc" style:text-underline-style="solid" style:text-underline-color="font-color"/>
    </style:style>
    <style:style style:name="T130_3" style:family="text"/>
    <style:style style:name="T130_4" style:family="text">
      <style:text-properties fo:color="#1155cc" style:text-underline-style="solid" style:text-underline-color="font-color"/>
    </style:style>
    <style:style style:name="T130_5" style:family="text"/>
    <style:style style:name="T130_6" style:family="text">
      <style:text-properties fo:color="#1155cc" style:text-underline-style="solid" style:text-underline-color="font-color"/>
    </style:style>
    <style:style style:name="T130_7" style:family="text"/>
    <style:style style:name="T130_8" style:family="text">
      <style:text-properties fo:color="#1155cc" style:text-underline-style="solid" style:text-underline-color="font-color"/>
    </style:style>
    <style:style style:name="T130_9" style:family="text"/>
    <style:style style:name="T130_10" style:family="text">
      <style:text-properties fo:color="#1155cc" style:text-underline-style="solid" style:text-underline-color="font-color"/>
    </style:style>
    <style:style style:name="T130_11" style:family="text"/>
    <style:style style:name="T130_12" style:family="text">
      <style:text-properties fo:color="#1155cc" style:text-underline-style="solid" style:text-underline-color="font-color"/>
    </style:style>
    <style:style style:name="T130_13" style:family="text"/>
    <style:style style:name="T130_14" style:family="text">
      <style:text-properties fo:color="#1155cc" style:text-underline-style="solid" style:text-underline-color="font-color"/>
    </style:style>
    <style:style style:name="T130_15" style:family="text"/>
    <style:style style:name="T130_16" style:family="text">
      <style:text-properties fo:color="#1155cc" style:text-underline-style="solid" style:text-underline-color="font-color"/>
    </style:style>
    <style:style style:name="T130_17" style:family="text"/>
    <style:style style:name="T130_18" style:family="text">
      <style:text-properties fo:color="#1155cc" style:text-underline-style="solid" style:text-underline-color="font-color"/>
    </style:style>
    <style:style style:name="T130_19" style:family="text"/>
    <style:style style:name="T130_20" style:family="text">
      <style:text-properties fo:color="#1155cc" style:text-underline-style="solid" style:text-underline-color="font-color"/>
    </style:style>
    <style:style style:name="T130_21" style:family="text"/>
    <style:style style:name="T130_22" style:family="text">
      <style:text-properties fo:color="#1155cc" style:text-underline-style="solid" style:text-underline-color="font-color"/>
    </style:style>
    <style:style style:name="T130_23" style:family="text"/>
    <style:style style:name="T130_24" style:family="text">
      <style:text-properties fo:color="#1155cc" style:text-underline-style="solid" style:text-underline-color="font-color"/>
    </style:style>
    <style:style style:name="T130_25" style:family="text"/>
    <style:style style:name="T130_26" style:family="text">
      <style:text-properties fo:color="#1155cc" style:text-underline-style="solid" style:text-underline-color="font-color"/>
    </style:style>
    <style:style style:name="T130_27" style:family="text"/>
    <style:style style:name="T130_28" style:family="text">
      <style:text-properties fo:color="#1155cc" style:text-underline-style="solid" style:text-underline-color="font-color"/>
    </style:style>
    <style:style style:name="T130_29" style:family="text"/>
    <style:style style:name="T130_30" style:family="text">
      <style:text-properties fo:color="#1155cc" style:text-underline-style="solid" style:text-underline-color="font-color"/>
    </style:style>
    <style:style style:name="T130_31" style:family="text"/>
    <style:style style:name="T130_32" style:family="text">
      <style:text-properties fo:color="#1155cc" style:text-underline-style="solid" style:text-underline-color="font-color"/>
    </style:style>
    <style:style style:name="T130_33" style:family="text"/>
    <style:style style:name="T130_34" style:family="text">
      <style:text-properties fo:color="#1155cc" style:text-underline-style="solid" style:text-underline-color="font-color"/>
    </style:style>
    <style:style style:name="T130_35" style:family="text"/>
    <style:style style:name="T130_36" style:family="text">
      <style:text-properties fo:color="#1155cc" style:text-underline-style="solid" style:text-underline-color="font-color"/>
    </style:style>
    <style:style style:name="T130_37" style:family="text"/>
    <style:style style:name="T130_38" style:family="text">
      <style:text-properties fo:color="#1155cc" style:text-underline-style="solid" style:text-underline-color="font-color"/>
    </style:style>
    <style:style style:name="P131" style:family="paragraph" style:parent-style-name="Standard">
      <style:paragraph-properties fo:break-before="auto" fo:text-indent="0cm" fo:line-height="100%" fo:margin-left="0.503cm" style:writing-mode="lr-tb"/>
      <style:text-properties fo:font-size="18pt" style:font-size-asian="18pt" style:font-size-complex="18pt"/>
    </style:style>
    <style:style style:name="P132" style:family="paragraph" style:parent-style-name="Standard">
      <style:paragraph-properties fo:break-before="auto" fo:text-indent="0cm" fo:line-height="100%" fo:margin-left="0.503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>
      <style:text-properties fo:font-size="10pt" style:font-size-asian="10pt" style:font-size-complex="10pt"/>
    </style:style>
    <style:style style:name="T132_22" style:family="text">
      <style:text-properties fo:font-size="10pt" style:font-size-asian="10pt" style:font-size-complex="10pt"/>
    </style:style>
    <style:style style:name="T132_23" style:family="text">
      <style:text-properties fo:font-size="10pt" style:font-size-asian="10pt" style:font-size-complex="10pt"/>
    </style:style>
    <style:style style:name="T132_24" style:family="text">
      <style:text-properties fo:font-size="10pt" style:font-size-asian="10pt" style:font-size-complex="10pt"/>
    </style:style>
    <style:style style:name="T132_25" style:family="text">
      <style:text-properties fo:font-size="10pt" style:font-size-asian="10pt" style:font-size-complex="10pt"/>
    </style:style>
    <style:style style:name="T132_26" style:family="text">
      <style:text-properties fo:font-size="10pt" style:font-size-asian="10pt" style:font-size-complex="10pt"/>
    </style:style>
    <style:style style:name="T132_27" style:family="text">
      <style:text-properties fo:font-size="10pt" style:font-size-asian="10pt" style:font-size-complex="10pt"/>
    </style:style>
    <style:style style:name="T132_28" style:family="text">
      <style:text-properties fo:font-size="10pt" style:font-size-asian="10pt" style:font-size-complex="10pt"/>
    </style:style>
    <style:style style:name="T132_29" style:family="text">
      <style:text-properties fo:font-size="10pt" style:font-size-asian="10pt" style:font-size-complex="10pt"/>
    </style:style>
    <style:style style:name="T132_30" style:family="text">
      <style:text-properties fo:font-size="10pt" style:font-size-asian="10pt" style:font-size-complex="10pt" fo:font-weight="bold" style:font-weight-asian="bold" style:font-weight-complex="bold"/>
    </style:style>
    <style:style style:name="T132_31" style:family="text">
      <style:text-properties fo:font-size="10pt" style:font-size-asian="10pt" style:font-size-complex="10pt" fo:font-weight="bold" style:font-weight-asian="bold" style:font-weight-complex="bold"/>
    </style:style>
    <style:style style:name="T132_32" style:family="text">
      <style:text-properties fo:font-size="10pt" style:font-size-asian="10pt" style:font-size-complex="10pt" fo:font-weight="bold" style:font-weight-asian="bold" style:font-weight-complex="bold"/>
    </style:style>
    <style:style style:name="T132_33" style:family="text">
      <style:text-properties fo:font-size="10pt" style:font-size-asian="10pt" style:font-size-complex="10pt" fo:font-weight="bold" style:font-weight-asian="bold" style:font-weight-complex="bold"/>
    </style:style>
    <style:style style:name="T132_34" style:family="text">
      <style:text-properties fo:font-size="10pt" style:font-size-asian="10pt" style:font-size-complex="10pt" fo:font-weight="bold" style:font-weight-asian="bold" style:font-weight-complex="bold"/>
    </style:style>
    <style:style style:name="T132_35" style:family="text">
      <style:text-properties fo:font-size="10pt" style:font-size-asian="10pt" style:font-size-complex="10pt" fo:font-weight="bold" style:font-weight-asian="bold" style:font-weight-complex="bold"/>
    </style:style>
    <style:style style:name="T132_36" style:family="text">
      <style:text-properties fo:font-size="10pt" style:font-size-asian="10pt" style:font-size-complex="10pt" fo:font-weight="bold" style:font-weight-asian="bold" style:font-weight-complex="bold"/>
    </style:style>
    <style:style style:name="T132_37" style:family="text">
      <style:text-properties fo:font-size="10pt" style:font-size-asian="10pt" style:font-size-complex="10pt" fo:font-weight="bold" style:font-weight-asian="bold" style:font-weight-complex="bold"/>
    </style:style>
    <style:style style:name="T132_38" style:family="text">
      <style:text-properties fo:font-size="10pt" style:font-size-asian="10pt" style:font-size-complex="10pt" fo:font-weight="bold" style:font-weight-asian="bold" style:font-weight-complex="bold"/>
    </style:style>
    <style:style style:name="T132_39" style:family="text">
      <style:text-properties fo:font-size="10pt" style:font-size-asian="10pt" style:font-size-complex="10pt" fo:font-weight="bold" style:font-weight-asian="bold" style:font-weight-complex="bold"/>
    </style:style>
    <style:style style:name="P133" style:family="paragraph" style:parent-style-name="Standard">
      <style:paragraph-properties fo:break-before="auto" fo:line-height="100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>
      <style:text-properties fo:font-weight="bold" style:font-weight-asian="bold" style:font-weight-complex="bold"/>
    </style:style>
    <style:style style:name="T133_56" style:family="text"/>
    <style:style style:name="T133_57" style:family="text"/>
    <style:style style:name="T133_58" style:family="text"/>
    <style:style style:name="T133_59" style:family="text">
      <style:text-properties fo:font-weight="bold" style:font-weight-asian="bold" style:font-weight-complex="bold"/>
    </style:style>
    <style:style style:name="P134" style:family="paragraph" style:parent-style-name="Standard">
      <style:paragraph-properties fo:break-before="auto" fo:line-height="100%" fo:margin-top="0cm" style:writing-mode="lr-tb"/>
    </style:style>
    <style:style style:name="T134_1" style:family="text"/>
    <style:style style:name="T134_2" style:family="text"/>
    <style:style style:name="T134_3" style:family="text">
      <style:text-properties fo:font-weight="bold" style:font-weight-asian="bold" style:font-weight-complex="bold"/>
    </style:style>
    <style:style style:name="T134_4" style:family="text">
      <style:text-properties fo:font-weight="bold" style:font-weight-asian="bold" style:font-weight-complex="bold"/>
    </style:style>
    <style:style style:name="T134_5" style:family="text">
      <style:text-properties fo:font-weight="bold" style:font-weight-asian="bold" style:font-weight-complex="bold"/>
    </style:style>
    <style:style style:name="T134_6" style:family="text">
      <style:text-properties fo:font-weight="bold" style:font-weight-asian="bold" style:font-weight-complex="bold"/>
    </style:style>
    <style:style style:name="T134_7" style:family="text">
      <style:text-properties fo:font-weight="bold" style:font-weight-asian="bold" style:font-weight-complex="bold"/>
    </style:style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>
      <style:text-properties fo:font-size="14pt" style:font-size-asian="14pt" style:font-size-complex="14pt" fo:font-weight="bold" style:font-weight-asian="bold" style:font-weight-complex="bold"/>
    </style:style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T134_98" style:family="text"/>
    <style:style style:name="T134_99" style:family="text"/>
    <style:style style:name="T134_100" style:family="text"/>
    <style:style style:name="T134_101" style:family="text"/>
    <style:style style:name="T134_102" style:family="text"/>
    <style:style style:name="T134_103" style:family="text"/>
    <style:style style:name="T134_104" style:family="text"/>
    <style:style style:name="T134_105" style:family="text"/>
    <style:style style:name="T134_106" style:family="text"/>
    <style:style style:name="T134_107" style:family="text"/>
    <style:style style:name="T134_108" style:family="text"/>
    <style:style style:name="T134_109" style:family="text"/>
    <style:style style:name="T134_110" style:family="text"/>
    <style:style style:name="T134_111" style:family="text"/>
    <style:style style:name="T134_112" style:family="text"/>
    <style:style style:name="T134_113" style:family="text"/>
    <style:style style:name="T134_114" style:family="text"/>
    <style:style style:name="T134_115" style:family="text"/>
    <style:style style:name="T134_116" style:family="text"/>
    <style:style style:name="T134_117" style:family="text"/>
    <style:style style:name="T134_118" style:family="text"/>
    <style:style style:name="T134_119" style:family="text"/>
    <style:style style:name="T134_120" style:family="text"/>
    <style:style style:name="T134_121" style:family="text"/>
    <style:style style:name="T134_122" style:family="text"/>
    <style:style style:name="T134_123" style:family="text"/>
    <style:style style:name="T134_124" style:family="text"/>
    <style:style style:name="T134_125" style:family="text"/>
    <style:style style:name="T134_126" style:family="text"/>
    <style:style style:name="T134_127" style:family="text"/>
    <style:style style:name="T134_128" style:family="text"/>
    <style:style style:name="T134_129" style:family="text"/>
    <style:style style:name="T134_130" style:family="text"/>
    <style:style style:name="T134_131" style:family="text"/>
    <style:style style:name="T134_132" style:family="text"/>
    <style:style style:name="T134_133" style:family="text"/>
    <style:style style:name="T134_134" style:family="text"/>
    <style:style style:name="T134_135" style:family="text"/>
    <style:style style:name="T134_136" style:family="text"/>
    <style:style style:name="T134_137" style:family="text"/>
    <style:style style:name="T134_138" style:family="text"/>
    <style:style style:name="T134_139" style:family="text"/>
    <style:style style:name="T134_140" style:family="text"/>
    <style:style style:name="T134_141" style:family="text"/>
    <style:style style:name="T134_142" style:family="text"/>
    <style:style style:name="T134_143" style:family="text"/>
    <style:style style:name="T134_144" style:family="text"/>
    <style:style style:name="T134_145" style:family="text"/>
    <style:style style:name="T134_146" style:family="text"/>
    <style:style style:name="T134_147" style:family="text"/>
    <style:style style:name="T134_148" style:family="text"/>
    <style:style style:name="T134_149" style:family="text"/>
    <style:style style:name="T134_150" style:family="text"/>
    <style:style style:name="T134_151" style:family="text"/>
    <style:style style:name="T134_152" style:family="text"/>
    <style:style style:name="T134_153" style:family="text"/>
    <style:style style:name="T134_154" style:family="text"/>
    <style:style style:name="T134_155" style:family="text"/>
    <style:style style:name="T134_156" style:family="text"/>
    <style:style style:name="T134_157" style:family="text"/>
    <style:style style:name="T134_158" style:family="text"/>
    <style:style style:name="T134_159" style:family="text"/>
    <style:style style:name="T134_160" style:family="text"/>
    <style:style style:name="T134_161" style:family="text"/>
    <style:style style:name="T134_162" style:family="text"/>
    <style:style style:name="T134_163" style:family="text"/>
    <style:style style:name="T134_164" style:family="text"/>
    <style:style style:name="T134_165" style:family="text"/>
    <style:style style:name="T134_166" style:family="text"/>
    <style:style style:name="T134_167" style:family="text"/>
    <style:style style:name="T134_168" style:family="text"/>
    <style:style style:name="T134_169" style:family="text"/>
    <style:style style:name="T134_170" style:family="text"/>
    <style:style style:name="T134_171" style:family="text"/>
    <style:style style:name="T134_172" style:family="text"/>
    <style:style style:name="T134_173" style:family="text"/>
    <style:style style:name="T134_174" style:family="text"/>
    <style:style style:name="T134_175" style:family="text"/>
    <style:style style:name="T134_176" style:family="text"/>
    <style:style style:name="P135" style:family="paragraph" style:parent-style-name="Standard">
      <style:paragraph-properties fo:break-before="auto" fo:line-height="100%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>
      <style:text-properties fo:font-weight="bold" style:font-weight-asian="bold" style:font-weight-complex="bold"/>
    </style:style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P136" style:family="paragraph" style:parent-style-name="Standard">
      <style:paragraph-properties fo:break-before="auto" fo:line-height="100%" fo:margin-top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P137" style:family="paragraph" style:parent-style-name="Standard">
      <style:paragraph-properties fo:break-before="auto" fo:line-height="100%" fo:margin-top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P138" style:family="paragraph" style:parent-style-name="Standard">
      <style:paragraph-properties fo:break-before="auto" fo:line-height="100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P139" style:family="paragraph" style:parent-style-name="Standard">
      <style:paragraph-properties fo:break-before="auto" fo:line-height="100%" fo:margin-top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P140" style:family="paragraph" style:parent-style-name="Standard">
      <style:paragraph-properties fo:break-before="auto" fo:line-height="100%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P141" style:family="paragraph" style:parent-style-name="Standard">
      <style:paragraph-properties fo:break-before="auto" fo:line-height="100%" fo:margin-top="0cm" fo:margin-bottom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>
      <style:text-properties fo:font-weight="bold" style:font-weight-asian="bold" style:font-weight-complex="bold"/>
    </style:style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P142" style:family="paragraph" style:parent-style-name="Standard">
      <style:paragraph-properties fo:break-before="auto" fo:line-height="100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>
      <style:text-properties fo:background-color="#fff2cc"/>
    </style:style>
    <style:style style:name="T142_34" style:family="text">
      <style:text-properties fo:background-color="#fff2cc"/>
    </style:style>
    <style:style style:name="T142_35" style:family="text">
      <style:text-properties fo:background-color="#fff2cc"/>
    </style:style>
    <style:style style:name="T142_36" style:family="text">
      <style:text-properties fo:background-color="#fff2cc"/>
    </style:style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P143" style:family="paragraph" style:parent-style-name="Standard">
      <style:paragraph-properties fo:break-before="auto" fo:line-height="100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P144" style:family="paragraph" style:parent-style-name="Standard">
      <style:paragraph-properties fo:break-before="auto" fo:text-indent="0cm" fo:line-height="100%" fo:margin-left="-0.185cm" style:writing-mode="lr-tb"/>
      <style:text-properties fo:font-size="24pt" style:font-size-asian="24pt" style:font-size-complex="24pt"/>
    </style:style>
  </office:automatic-styles>
  <office:body>
    <office:text>
      <text:p text:style-name="P1"><text:span text:style-name="T1_1">Haxetelier</text:span><text:span text:style-name="T1_2"><text:s/></text:span><text:span text:style-name="T1_3">Cordova</text:span><text:span text:style-name="T1_4"><text:s/>:<text:s/></text:span><text:span text:style-name="T1_5">Installations</text:span></text:p>
      <text:p text:style-name="P2"/>
      <text:p text:style-name="P3"><text:span text:style-name="T3_1">NodeJs</text:span></text:p>
      <text:p text:style-name="P4"/>
      <text:p text:style-name="P5"><text:span text:style-name="T5_1">aller</text:span><text:span text:style-name="T5_2"><text:s/></text:span><text:span text:style-name="T5_3">sur</text:span><text:span text:style-name="T5_4"><text:s/></text:span><text:span text:style-name="T5_5"><text:a xlink:type="simple" xlink:href="http://nodejs.org/"><text:span text:style-name="T5_6">http</text:span></text:a></text:span><text:span text:style-name="T5_7"><text:a xlink:type="simple" xlink:href="http://nodejs.org/"><text:span text:style-name="T5_8">://</text:span></text:a></text:span><text:span text:style-name="T5_9"><text:a xlink:type="simple" xlink:href="http://nodejs.org/"><text:span text:style-name="T5_10">nodejs</text:span></text:a></text:span><text:span text:style-name="T5_11"><text:a xlink:type="simple" xlink:href="http://nodejs.org/"><text:span text:style-name="T5_12">.</text:span></text:a></text:span><text:span text:style-name="T5_13"><text:a xlink:type="simple" xlink:href="http://nodejs.org/"><text:span text:style-name="T5_14">org</text:span></text:a></text:span><text:span text:style-name="T5_15"><text:a xlink:type="simple" xlink:href="http://nodejs.org/"><text:span text:style-name="T5_16">/</text:span></text:a></text:span><text:span text:style-name="T5_17"><text:s/>&gt;<text:s/></text:span><text:span text:style-name="T5_18">install</text:span><text:span text:style-name="T5_19"><text:s/>&gt;<text:s/>“</text:span><text:span text:style-name="T5_20">enreg</text:span><text:span text:style-name="T5_21"><text:s/></text:span><text:span text:style-name="T5_22">sous</text:span><text:span text:style-name="T5_23">”</text:span></text:p>
      <text:p text:style-name="P6"/>
      <text:p text:style-name="P7"><text:span text:style-name="T7_1">lancer</text:span><text:span text:style-name="T7_2"><text:s/></text:span><text:span text:style-name="T7_3">le</text:span><text:span text:style-name="T7_4"><text:s/>“</text:span><text:span text:style-name="T7_5">node</text:span><text:span text:style-name="T7_6">-</text:span><text:span text:style-name="T7_7">v</text:span><text:span text:style-name="T7_8">?.??.?-</text:span><text:span text:style-name="T7_9">x</text:span><text:span text:style-name="T7_10">86.</text:span><text:span text:style-name="T7_11">msi</text:span><text:span text:style-name="T7_12">”<text:s/></text:span><text:span text:style-name="T7_13">téléchargé</text:span><text:span text:style-name="T7_14"><text:s/></text:span></text:p>
      <text:p text:style-name="P8"><text:span text:style-name="T8_1">installer</text:span><text:span text:style-name="T8_2"><text:s/></text:span><text:span text:style-name="T8_3">Nodejs</text:span><text:span text:style-name="T8_4"><text:s/></text:span><text:span text:style-name="T8_5">(</text:span><text:span text:style-name="T8_6">sous</text:span><text:span text:style-name="T8_7"><text:s/></text:span><text:span text:style-name="T8_8">windows</text:span><text:span text:style-name="T8_9">)</text:span><text:span text:style-name="T8_10"><text:s/></text:span><text:span text:style-name="T8_11">dans</text:span><text:span text:style-name="T8_12"><text:s/></text:span><text:span text:style-name="T8_13">le</text:span><text:span text:style-name="T8_14"><text:s/></text:span><text:span text:style-name="T8_15">dossier</text:span><text:span text:style-name="T8_16"><text:s/>“</text:span><text:span text:style-name="T8_17">Program</text:span><text:span text:style-name="T8_18"><text:s/></text:span><text:span text:style-name="T8_19">Files</text:span><text:span text:style-name="T8_20">/</text:span><text:span text:style-name="T8_21">nodejs</text:span><text:span text:style-name="T8_22">/”<text:s/></text:span><text:span text:style-name="T8_23">par</text:span><text:span text:style-name="T8_24"><text:s/></text:span><text:span text:style-name="T8_25">ex</text:span><text:span text:style-name="T8_26">.)</text:span></text:p>
      <text:p text:style-name="P9"/>
      <text:p text:style-name="P10"/>
      <text:p text:style-name="P11"><text:span text:style-name="T11_1">Cordova</text:span><text:span text:style-name="T11_2"><text:s/>:<text:tab/></text:span></text:p>
      <text:p text:style-name="P12"/>
      <text:p text:style-name="P13"><text:span text:style-name="T13_1">(</text:span><text:span text:style-name="T13_2">sous</text:span><text:span text:style-name="T13_3"><text:s/></text:span><text:span text:style-name="T13_4">windows</text:span><text:span text:style-name="T13_5">)</text:span><text:span text:style-name="T13_6"><text:s/></text:span><text:span text:style-name="T13_7">lancer</text:span><text:span text:style-name="T13_8"><text:s/>“</text:span><text:span text:style-name="T13_9">menu</text:span><text:span text:style-name="T13_10"><text:s/></text:span><text:span text:style-name="T13_11">démarrer</text:span><text:span text:style-name="T13_12">&gt;</text:span><text:span text:style-name="T13_13">Programmes</text:span><text:span text:style-name="T13_14">&gt;</text:span><text:span text:style-name="T13_15">Node</text:span><text:span text:style-name="T13_16">.</text:span><text:span text:style-name="T13_17">js</text:span><text:span text:style-name="T13_18"><text:s/></text:span><text:span text:style-name="T13_19">command</text:span><text:span text:style-name="T13_20"><text:s/></text:span><text:span text:style-name="T13_21">prompt</text:span><text:span text:style-name="T13_22">”.</text:span></text:p>
      <text:p text:style-name="P14"><text:span text:style-name="T14_1">Sous</text:span><text:span text:style-name="T14_2"><text:s/></text:span><text:span text:style-name="T14_3">l</text:span><text:span text:style-name="T14_4">’</text:span><text:span text:style-name="T14_5">interpréteur</text:span><text:span text:style-name="T14_6"><text:s/></text:span><text:span text:style-name="T14_7">de</text:span><text:span text:style-name="T14_8"><text:s/></text:span><text:span text:style-name="T14_9">commande</text:span><text:span text:style-name="T14_10"><text:s/>(</text:span><text:span text:style-name="T14_11">shell</text:span><text:span text:style-name="T14_12"><text:s/></text:span><text:span text:style-name="T14_13">linux</text:span><text:span text:style-name="T14_14">,<text:s/></text:span><text:span text:style-name="T14_15">terminal</text:span><text:span text:style-name="T14_16"><text:s/></text:span><text:span text:style-name="T14_17">mac</text:span><text:span text:style-name="T14_18">,<text:s/></text:span><text:span text:style-name="T14_19">cmd</text:span><text:span text:style-name="T14_20"><text:s/></text:span><text:span text:style-name="T14_21">windows</text:span><text:span text:style-name="T14_22">)<text:s/>:</text:span></text:p>
      <text:p text:style-name="P15"/>
      <text:p text:style-name="P16"><text:span text:style-name="T16_1"><text:tab/></text:span><text:span text:style-name="T16_2">npm</text:span><text:span text:style-name="T16_3"><text:s/></text:span><text:span text:style-name="T16_4">install</text:span><text:span text:style-name="T16_5"><text:s/>-</text:span><text:span text:style-name="T16_6">g</text:span><text:span text:style-name="T16_7"><text:s/></text:span><text:span text:style-name="T16_8">cordova</text:span></text:p>
      <text:p text:style-name="P17"/>
      <text:p text:style-name="P18"><text:span text:style-name="T18_1"><text:tab/></text:span><text:span text:style-name="T18_2">(</text:span><text:span text:style-name="T18_3">Info</text:span><text:span text:style-name="T18_4"><text:s/></text:span><text:span text:style-name="T18_5">windows</text:span><text:span text:style-name="T18_6">)</text:span><text:span text:style-name="T18_7"><text:s/></text:span><text:span text:style-name="T18_8">cordova</text:span><text:span text:style-name="T18_9"><text:s/></text:span><text:span text:style-name="T18_10">sera</text:span><text:span text:style-name="T18_11"><text:s/></text:span><text:span text:style-name="T18_12">installé</text:span><text:span text:style-name="T18_13"><text:s/></text:span><text:span text:style-name="T18_14">dans</text:span></text:p>
      <text:p text:style-name="P19"><text:span text:style-name="T19_1"><text:s text:c="3"/>“</text:span><text:span text:style-name="T19_2">Documents</text:span><text:span text:style-name="T19_3"><text:s/></text:span><text:span text:style-name="T19_4">and</text:span><text:span text:style-name="T19_5"><text:s/></text:span><text:span text:style-name="T19_6">Settings</text:span><text:span text:style-name="T19_7">/&lt;</text:span><text:span text:style-name="T19_8">utilisateur</text:span><text:span text:style-name="T19_9">&gt;/</text:span><text:span text:style-name="T19_10">Application</text:span><text:span text:style-name="T19_11"><text:s/></text:span><text:span text:style-name="T19_12">Data</text:span><text:span text:style-name="T19_13">/</text:span><text:span text:style-name="T19_14">npm</text:span><text:span text:style-name="T19_15">/</text:span><text:span text:style-name="T19_16">node</text:span><text:span text:style-name="T19_17">_</text:span><text:span text:style-name="T19_18">modules</text:span><text:span text:style-name="T19_19">/</text:span><text:span text:style-name="T19_20">cordova</text:span><text:span text:style-name="T19_21">/”</text:span></text:p>
      <text:p text:style-name="P20"/>
      <text:p text:style-name="P21"/>
      <text:p text:style-name="P22"><text:span text:style-name="T22_1">Java</text:span><text:span text:style-name="T22_2"><text:s/>:</text:span></text:p>
      <text:p text:style-name="P23"/>
      <text:p text:style-name="P24"><text:span text:style-name="T24_1">aller</text:span><text:span text:style-name="T24_2"><text:s/></text:span><text:span text:style-name="T24_3">sur</text:span><text:span text:style-name="T24_4"><text:s/></text:span><text:span text:style-name="T24_5"><text:a xlink:type="simple" xlink:href="http://www.oracle.com/technetwork/java/javase/downloads/index.html"><text:span text:style-name="T24_6">http</text:span></text:a></text:span><text:span text:style-name="T24_7"><text:a xlink:type="simple" xlink:href="http://www.oracle.com/technetwork/java/javase/downloads/index.html"><text:span text:style-name="T24_8">://</text:span></text:a></text:span><text:span text:style-name="T24_9"><text:a xlink:type="simple" xlink:href="http://www.oracle.com/technetwork/java/javase/downloads/index.html"><text:span text:style-name="T24_10">www</text:span></text:a></text:span><text:span text:style-name="T24_11"><text:a xlink:type="simple" xlink:href="http://www.oracle.com/technetwork/java/javase/downloads/index.html"><text:span text:style-name="T24_12">.</text:span></text:a></text:span><text:span text:style-name="T24_13"><text:a xlink:type="simple" xlink:href="http://www.oracle.com/technetwork/java/javase/downloads/index.html"><text:span text:style-name="T24_14">oracle</text:span></text:a></text:span><text:span text:style-name="T24_15"><text:a xlink:type="simple" xlink:href="http://www.oracle.com/technetwork/java/javase/downloads/index.html"><text:span text:style-name="T24_16">.</text:span></text:a></text:span><text:span text:style-name="T24_17"><text:a xlink:type="simple" xlink:href="http://www.oracle.com/technetwork/java/javase/downloads/index.html"><text:span text:style-name="T24_18">com</text:span></text:a></text:span><text:span text:style-name="T24_19"><text:a xlink:type="simple" xlink:href="http://www.oracle.com/technetwork/java/javase/downloads/index.html"><text:span text:style-name="T24_20">/</text:span></text:a></text:span><text:span text:style-name="T24_21"><text:a xlink:type="simple" xlink:href="http://www.oracle.com/technetwork/java/javase/downloads/index.html"><text:span text:style-name="T24_22">technetwork</text:span></text:a></text:span><text:span text:style-name="T24_23"><text:a xlink:type="simple" xlink:href="http://www.oracle.com/technetwork/java/javase/downloads/index.html"><text:span text:style-name="T24_24">/</text:span></text:a></text:span><text:span text:style-name="T24_25"><text:a xlink:type="simple" xlink:href="http://www.oracle.com/technetwork/java/javase/downloads/index.html"><text:span text:style-name="T24_26">java</text:span></text:a></text:span><text:span text:style-name="T24_27"><text:a xlink:type="simple" xlink:href="http://www.oracle.com/technetwork/java/javase/downloads/index.html"><text:span text:style-name="T24_28">/</text:span></text:a></text:span><text:span text:style-name="T24_29"><text:a xlink:type="simple" xlink:href="http://www.oracle.com/technetwork/java/javase/downloads/index.html"><text:span text:style-name="T24_30">javase</text:span></text:a></text:span><text:span text:style-name="T24_31"><text:a xlink:type="simple" xlink:href="http://www.oracle.com/technetwork/java/javase/downloads/index.html"><text:span text:style-name="T24_32">/</text:span></text:a></text:span><text:span text:style-name="T24_33"><text:a xlink:type="simple" xlink:href="http://www.oracle.com/technetwork/java/javase/downloads/index.html"><text:span text:style-name="T24_34">downloads</text:span></text:a></text:span><text:span text:style-name="T24_35"><text:a xlink:type="simple" xlink:href="http://www.oracle.com/technetwork/java/javase/downloads/index.html"><text:span text:style-name="T24_36">/</text:span></text:a></text:span><text:span text:style-name="T24_37"><text:a xlink:type="simple" xlink:href="http://www.oracle.com/technetwork/java/javase/downloads/index.html"><text:span text:style-name="T24_38">index</text:span></text:a></text:span><text:span text:style-name="T24_39"><text:a xlink:type="simple" xlink:href="http://www.oracle.com/technetwork/java/javase/downloads/index.html"><text:span text:style-name="T24_40">.</text:span></text:a></text:span><text:span text:style-name="T24_41"><text:a xlink:type="simple" xlink:href="http://www.oracle.com/technetwork/java/javase/downloads/index.html"><text:span text:style-name="T24_42">html</text:span></text:a></text:span><text:span text:style-name="T24_43"><text:s/></text:span></text:p>
      <text:p text:style-name="P25"/>
      <text:p text:style-name="P26"><text:span text:style-name="T26_1">Détail</text:span><text:span text:style-name="T26_2"><text:s text:c="2"/>:</text:span></text:p>
      <text:p text:style-name="P27"><text:span text:style-name="T27_1">ex</text:span><text:span text:style-name="T27_2"><text:s/></text:span><text:span text:style-name="T27_3">v</text:span><text:span text:style-name="T27_4">8:</text:span></text:p>
      <text:p text:style-name="P28"><text:span text:style-name="T28_1"><text:s text:c="3"/></text:span><text:span text:style-name="T28_2"><text:a xlink:type="simple" xlink:href="http://www.oracle.com/technetwork/java/javase/downloads/jdk8-downloads-2133151.html"><text:span text:style-name="T28_3">http</text:span></text:a></text:span><text:span text:style-name="T28_4"><text:a xlink:type="simple" xlink:href="http://www.oracle.com/technetwork/java/javase/downloads/jdk8-downloads-2133151.html"><text:span text:style-name="T28_5">://</text:span></text:a></text:span><text:span text:style-name="T28_6"><text:a xlink:type="simple" xlink:href="http://www.oracle.com/technetwork/java/javase/downloads/jdk8-downloads-2133151.html"><text:span text:style-name="T28_7">www</text:span></text:a></text:span><text:span text:style-name="T28_8"><text:a xlink:type="simple" xlink:href="http://www.oracle.com/technetwork/java/javase/downloads/jdk8-downloads-2133151.html"><text:span text:style-name="T28_9">.</text:span></text:a></text:span><text:span text:style-name="T28_10"><text:a xlink:type="simple" xlink:href="http://www.oracle.com/technetwork/java/javase/downloads/jdk8-downloads-2133151.html"><text:span text:style-name="T28_11">oracle</text:span></text:a></text:span><text:span text:style-name="T28_12"><text:a xlink:type="simple" xlink:href="http://www.oracle.com/technetwork/java/javase/downloads/jdk8-downloads-2133151.html"><text:span text:style-name="T28_13">.</text:span></text:a></text:span><text:span text:style-name="T28_14"><text:a xlink:type="simple" xlink:href="http://www.oracle.com/technetwork/java/javase/downloads/jdk8-downloads-2133151.html"><text:span text:style-name="T28_15">com</text:span></text:a></text:span><text:span text:style-name="T28_16"><text:a xlink:type="simple" xlink:href="http://www.oracle.com/technetwork/java/javase/downloads/jdk8-downloads-2133151.html"><text:span text:style-name="T28_17">/</text:span></text:a></text:span><text:span text:style-name="T28_18"><text:a xlink:type="simple" xlink:href="http://www.oracle.com/technetwork/java/javase/downloads/jdk8-downloads-2133151.html"><text:span text:style-name="T28_19">technetwork</text:span></text:a></text:span><text:span text:style-name="T28_20"><text:a xlink:type="simple" xlink:href="http://www.oracle.com/technetwork/java/javase/downloads/jdk8-downloads-2133151.html"><text:span text:style-name="T28_21">/</text:span></text:a></text:span><text:span text:style-name="T28_22"><text:a xlink:type="simple" xlink:href="http://www.oracle.com/technetwork/java/javase/downloads/jdk8-downloads-2133151.html"><text:span text:style-name="T28_23">java</text:span></text:a></text:span><text:span text:style-name="T28_24"><text:a xlink:type="simple" xlink:href="http://www.oracle.com/technetwork/java/javase/downloads/jdk8-downloads-2133151.html"><text:span text:style-name="T28_25">/</text:span></text:a></text:span><text:span text:style-name="T28_26"><text:a xlink:type="simple" xlink:href="http://www.oracle.com/technetwork/java/javase/downloads/jdk8-downloads-2133151.html"><text:span text:style-name="T28_27">javase</text:span></text:a></text:span><text:span text:style-name="T28_28"><text:a xlink:type="simple" xlink:href="http://www.oracle.com/technetwork/java/javase/downloads/jdk8-downloads-2133151.html"><text:span text:style-name="T28_29">/</text:span></text:a></text:span><text:span text:style-name="T28_30"><text:a xlink:type="simple" xlink:href="http://www.oracle.com/technetwork/java/javase/downloads/jdk8-downloads-2133151.html"><text:span text:style-name="T28_31">downloads</text:span></text:a></text:span><text:span text:style-name="T28_32"><text:a xlink:type="simple" xlink:href="http://www.oracle.com/technetwork/java/javase/downloads/jdk8-downloads-2133151.html"><text:span text:style-name="T28_33">/</text:span></text:a></text:span><text:span text:style-name="T28_34"><text:a xlink:type="simple" xlink:href="http://www.oracle.com/technetwork/java/javase/downloads/jdk8-downloads-2133151.html"><text:span text:style-name="T28_35">jdk</text:span></text:a></text:span><text:span text:style-name="T28_36"><text:a xlink:type="simple" xlink:href="http://www.oracle.com/technetwork/java/javase/downloads/jdk8-downloads-2133151.html"><text:span text:style-name="T28_37">8-</text:span></text:a></text:span><text:span text:style-name="T28_38"><text:a xlink:type="simple" xlink:href="http://www.oracle.com/technetwork/java/javase/downloads/jdk8-downloads-2133151.html"><text:span text:style-name="T28_39">downloads</text:span></text:a></text:span><text:span text:style-name="T28_40"><text:a xlink:type="simple" xlink:href="http://www.oracle.com/technetwork/java/javase/downloads/jdk8-downloads-2133151.html"><text:span text:style-name="T28_41">-2133151.</text:span></text:a></text:span><text:span text:style-name="T28_42"><text:a xlink:type="simple" xlink:href="http://www.oracle.com/technetwork/java/javase/downloads/jdk8-downloads-2133151.html"><text:span text:style-name="T28_43">html</text:span></text:a></text:span></text:p>
      <text:p text:style-name="P29"><text:span text:style-name="T29_1">Si</text:span><text:span text:style-name="T29_2"><text:s/></text:span><text:span text:style-name="T29_3">bogue</text:span><text:span text:style-name="T29_4"><text:s/></text:span><text:span text:style-name="T29_5">car</text:span><text:span text:style-name="T29_6"><text:s/></text:span><text:span text:style-name="T29_7">pc</text:span><text:span text:style-name="T29_8"><text:s/></text:span><text:span text:style-name="T29_9">un</text:span><text:span text:style-name="T29_10"><text:s/></text:span><text:span text:style-name="T29_11">peu</text:span><text:span text:style-name="T29_12"><text:s/></text:span><text:span text:style-name="T29_13">vieux</text:span><text:span text:style-name="T29_14"><text:s/>=&gt;<text:s/></text:span><text:span text:style-name="T29_15">anciennes</text:span><text:span text:style-name="T29_16"><text:s/></text:span><text:span text:style-name="T29_17">versions</text:span><text:span text:style-name="T29_18"><text:s/>:<text:s/></text:span></text:p>
      <text:p text:style-name="P30"><text:span text:style-name="T30_1"><text:s text:c="3"/></text:span><text:span text:style-name="T30_2"><text:a xlink:type="simple" xlink:href="http://www.oracle.com/technetwork/java/javase/archive-139210.html"><text:span text:style-name="T30_3">http</text:span></text:a></text:span><text:span text:style-name="T30_4"><text:a xlink:type="simple" xlink:href="http://www.oracle.com/technetwork/java/javase/archive-139210.html"><text:span text:style-name="T30_5">://</text:span></text:a></text:span><text:span text:style-name="T30_6"><text:a xlink:type="simple" xlink:href="http://www.oracle.com/technetwork/java/javase/archive-139210.html"><text:span text:style-name="T30_7">www</text:span></text:a></text:span><text:span text:style-name="T30_8"><text:a xlink:type="simple" xlink:href="http://www.oracle.com/technetwork/java/javase/archive-139210.html"><text:span text:style-name="T30_9">.</text:span></text:a></text:span><text:span text:style-name="T30_10"><text:a xlink:type="simple" xlink:href="http://www.oracle.com/technetwork/java/javase/archive-139210.html"><text:span text:style-name="T30_11">oracle</text:span></text:a></text:span><text:span text:style-name="T30_12"><text:a xlink:type="simple" xlink:href="http://www.oracle.com/technetwork/java/javase/archive-139210.html"><text:span text:style-name="T30_13">.</text:span></text:a></text:span><text:span text:style-name="T30_14"><text:a xlink:type="simple" xlink:href="http://www.oracle.com/technetwork/java/javase/archive-139210.html"><text:span text:style-name="T30_15">com</text:span></text:a></text:span><text:span text:style-name="T30_16"><text:a xlink:type="simple" xlink:href="http://www.oracle.com/technetwork/java/javase/archive-139210.html"><text:span text:style-name="T30_17">/</text:span></text:a></text:span><text:span text:style-name="T30_18"><text:a xlink:type="simple" xlink:href="http://www.oracle.com/technetwork/java/javase/archive-139210.html"><text:span text:style-name="T30_19">technetwork</text:span></text:a></text:span><text:span text:style-name="T30_20"><text:a xlink:type="simple" xlink:href="http://www.oracle.com/technetwork/java/javase/archive-139210.html"><text:span text:style-name="T30_21">/</text:span></text:a></text:span><text:span text:style-name="T30_22"><text:a xlink:type="simple" xlink:href="http://www.oracle.com/technetwork/java/javase/archive-139210.html"><text:span text:style-name="T30_23">java</text:span></text:a></text:span><text:span text:style-name="T30_24"><text:a xlink:type="simple" xlink:href="http://www.oracle.com/technetwork/java/javase/archive-139210.html"><text:span text:style-name="T30_25">/</text:span></text:a></text:span><text:span text:style-name="T30_26"><text:a xlink:type="simple" xlink:href="http://www.oracle.com/technetwork/java/javase/archive-139210.html"><text:span text:style-name="T30_27">javase</text:span></text:a></text:span><text:span text:style-name="T30_28"><text:a xlink:type="simple" xlink:href="http://www.oracle.com/technetwork/java/javase/archive-139210.html"><text:span text:style-name="T30_29">/</text:span></text:a></text:span><text:span text:style-name="T30_30"><text:a xlink:type="simple" xlink:href="http://www.oracle.com/technetwork/java/javase/archive-139210.html"><text:span text:style-name="T30_31">archive</text:span></text:a></text:span><text:span text:style-name="T30_32"><text:a xlink:type="simple" xlink:href="http://www.oracle.com/technetwork/java/javase/archive-139210.html"><text:span text:style-name="T30_33">-139210.</text:span></text:a></text:span><text:span text:style-name="T30_34"><text:a xlink:type="simple" xlink:href="http://www.oracle.com/technetwork/java/javase/archive-139210.html"><text:span text:style-name="T30_35">html</text:span></text:a></text:span></text:p>
      <text:p text:style-name="P31"><text:span text:style-name="T31_1"><text:s text:c="3"/></text:span><text:span text:style-name="T31_2">ex</text:span><text:span text:style-name="T31_3"><text:s/></text:span><text:span text:style-name="T31_4">v</text:span><text:span text:style-name="T31_5">6<text:s/></text:span><text:span text:style-name="T31_6">qui</text:span><text:span text:style-name="T31_7"><text:s/></text:span><text:span text:style-name="T31_8">est</text:span><text:span text:style-name="T31_9"><text:s/></text:span><text:span text:style-name="T31_10">OK</text:span><text:span text:style-name="T31_11"><text:s/></text:span><text:span text:style-name="T31_12">pour</text:span><text:span text:style-name="T31_13"><text:s/></text:span><text:span text:style-name="T31_14">mon</text:span><text:span text:style-name="T31_15"><text:s/></text:span><text:span text:style-name="T31_16">PC</text:span><text:span text:style-name="T31_17"><text:s/></text:span><text:span text:style-name="T31_18">sous</text:span><text:span text:style-name="T31_19"><text:s/></text:span><text:span text:style-name="T31_20">xp</text:span><text:span text:style-name="T31_21"><text:s/>:</text:span></text:p>
      <text:p text:style-name="P32"><text:span text:style-name="T32_1"><text:s text:c="6"/></text:span><text:span text:style-name="T32_2"><text:a xlink:type="simple" xlink:href="http://www.oracle.com/technetwork/java/javase/downloads/java-archive-downloads-javase6-419409.html"><text:span text:style-name="T32_3">http</text:span></text:a></text:span><text:span text:style-name="T32_4"><text:a xlink:type="simple" xlink:href="http://www.oracle.com/technetwork/java/javase/downloads/java-archive-downloads-javase6-419409.html"><text:span text:style-name="T32_5">://</text:span></text:a></text:span><text:span text:style-name="T32_6"><text:a xlink:type="simple" xlink:href="http://www.oracle.com/technetwork/java/javase/downloads/java-archive-downloads-javase6-419409.html"><text:span text:style-name="T32_7">www</text:span></text:a></text:span><text:span text:style-name="T32_8"><text:a xlink:type="simple" xlink:href="http://www.oracle.com/technetwork/java/javase/downloads/java-archive-downloads-javase6-419409.html"><text:span text:style-name="T32_9">.</text:span></text:a></text:span><text:span text:style-name="T32_10"><text:a xlink:type="simple" xlink:href="http://www.oracle.com/technetwork/java/javase/downloads/java-archive-downloads-javase6-419409.html"><text:span text:style-name="T32_11">oracle</text:span></text:a></text:span><text:span text:style-name="T32_12"><text:a xlink:type="simple" xlink:href="http://www.oracle.com/technetwork/java/javase/downloads/java-archive-downloads-javase6-419409.html"><text:span text:style-name="T32_13">.</text:span></text:a></text:span><text:span text:style-name="T32_14"><text:a xlink:type="simple" xlink:href="http://www.oracle.com/technetwork/java/javase/downloads/java-archive-downloads-javase6-419409.html"><text:span text:style-name="T32_15">com</text:span></text:a></text:span><text:span text:style-name="T32_16"><text:a xlink:type="simple" xlink:href="http://www.oracle.com/technetwork/java/javase/downloads/java-archive-downloads-javase6-419409.html"><text:span text:style-name="T32_17">/</text:span></text:a></text:span><text:span text:style-name="T32_18"><text:a xlink:type="simple" xlink:href="http://www.oracle.com/technetwork/java/javase/downloads/java-archive-downloads-javase6-419409.html"><text:span text:style-name="T32_19">technetwork</text:span></text:a></text:span><text:span text:style-name="T32_20"><text:a xlink:type="simple" xlink:href="http://www.oracle.com/technetwork/java/javase/downloads/java-archive-downloads-javase6-419409.html"><text:span text:style-name="T32_21">/</text:span></text:a></text:span><text:span text:style-name="T32_22"><text:a xlink:type="simple" xlink:href="http://www.oracle.com/technetwork/java/javase/downloads/java-archive-downloads-javase6-419409.html"><text:span text:style-name="T32_23">java</text:span></text:a></text:span><text:span text:style-name="T32_24"><text:a xlink:type="simple" xlink:href="http://www.oracle.com/technetwork/java/javase/downloads/java-archive-downloads-javase6-419409.html"><text:span text:style-name="T32_25">/</text:span></text:a></text:span><text:span text:style-name="T32_26"><text:a xlink:type="simple" xlink:href="http://www.oracle.com/technetwork/java/javase/downloads/java-archive-downloads-javase6-419409.html"><text:span text:style-name="T32_27">javase</text:span></text:a></text:span><text:span text:style-name="T32_28"><text:a xlink:type="simple" xlink:href="http://www.oracle.com/technetwork/java/javase/downloads/java-archive-downloads-javase6-419409.html"><text:span text:style-name="T32_29">/</text:span></text:a></text:span><text:span text:style-name="T32_30"><text:a xlink:type="simple" xlink:href="http://www.oracle.com/technetwork/java/javase/downloads/java-archive-downloads-javase6-419409.html"><text:span text:style-name="T32_31">downloads</text:span></text:a></text:span><text:span text:style-name="T32_32"><text:a xlink:type="simple" xlink:href="http://www.oracle.com/technetwork/java/javase/downloads/java-archive-downloads-javase6-419409.html"><text:span text:style-name="T32_33">/</text:span></text:a></text:span><text:span text:style-name="T32_34"><text:a xlink:type="simple" xlink:href="http://www.oracle.com/technetwork/java/javase/downloads/java-archive-downloads-javase6-419409.html"><text:span text:style-name="T32_35">java</text:span></text:a></text:span><text:span text:style-name="T32_36"><text:a xlink:type="simple" xlink:href="http://www.oracle.com/technetwork/java/javase/downloads/java-archive-downloads-javase6-419409.html"><text:span text:style-name="T32_37">-</text:span></text:a></text:span><text:span text:style-name="T32_38"><text:a xlink:type="simple" xlink:href="http://www.oracle.com/technetwork/java/javase/downloads/java-archive-downloads-javase6-419409.html"><text:span text:style-name="T32_39">archive</text:span></text:a></text:span><text:span text:style-name="T32_40"><text:a xlink:type="simple" xlink:href="http://www.oracle.com/technetwork/java/javase/downloads/java-archive-downloads-javase6-419409.html"><text:span text:style-name="T32_41">-</text:span></text:a></text:span><text:span text:style-name="T32_42"><text:a xlink:type="simple" xlink:href="http://www.oracle.com/technetwork/java/javase/downloads/java-archive-downloads-javase6-419409.html"><text:span text:style-name="T32_43">downloads</text:span></text:a></text:span><text:span text:style-name="T32_44"><text:a xlink:type="simple" xlink:href="http://www.oracle.com/technetwork/java/javase/downloads/java-archive-downloads-javase6-419409.html"><text:span text:style-name="T32_45">-</text:span></text:a></text:span><text:span text:style-name="T32_46"><text:a xlink:type="simple" xlink:href="http://www.oracle.com/technetwork/java/javase/downloads/java-archive-downloads-javase6-419409.html"><text:span text:style-name="T32_47">javase</text:span></text:a></text:span><text:span text:style-name="T32_48"><text:a xlink:type="simple" xlink:href="http://www.oracle.com/technetwork/java/javase/downloads/java-archive-downloads-javase6-419409.html"><text:span text:style-name="T32_49">6-419409.</text:span></text:a></text:span><text:span text:style-name="T32_50"><text:a xlink:type="simple" xlink:href="http://www.oracle.com/technetwork/java/javase/downloads/java-archive-downloads-javase6-419409.html"><text:span text:style-name="T32_51">html</text:span></text:a></text:span></text:p>
      <text:list text:style-name="LS1" xml:id="list0">
        <text:list-item>
          <text:p text:style-name="P33"><text:span text:style-name="T33_1">choisir</text:span><text:span text:style-name="T33_2"><text:s/></text:span><text:span text:style-name="T33_3">une</text:span><text:span text:style-name="T33_4"><text:s/></text:span><text:span text:style-name="T33_5">release</text:span><text:span text:style-name="T33_6"><text:s/></text:span><text:span text:style-name="T33_7">parmi</text:span><text:span text:style-name="T33_8"><text:s/></text:span><text:span text:style-name="T33_9">les</text:span><text:span text:style-name="T33_10"><text:s/>:<text:s/></text:span><text:span text:style-name="T33_11">Java</text:span><text:span text:style-name="T33_12"><text:s/></text:span><text:span text:style-name="T33_13">SE</text:span><text:span text:style-name="T33_14"><text:s/></text:span><text:span text:style-name="T33_15">Development</text:span><text:span text:style-name="T33_16"><text:s/></text:span><text:span text:style-name="T33_17">Kit</text:span><text:span text:style-name="T33_18"><text:s/></text:span></text:p>
        </text:list-item>
        <text:list-item>
          <text:p text:style-name="P34"><text:span text:style-name="T34_1">choisir</text:span><text:span text:style-name="T34_2"><text:s/></text:span><text:span text:style-name="T34_3">le</text:span><text:span text:style-name="T34_4"><text:s/></text:span><text:span text:style-name="T34_5">fichier</text:span><text:span text:style-name="T34_6"><text:s/></text:span><text:span text:style-name="T34_7">correspondant</text:span><text:span text:style-name="T34_8"><text:s/></text:span><text:span text:style-name="T34_9">à</text:span><text:span text:style-name="T34_10"><text:s/></text:span><text:span text:style-name="T34_11">sa</text:span><text:span text:style-name="T34_12"><text:s/></text:span><text:span text:style-name="T34_13">machine</text:span><text:span text:style-name="T34_14">.<text:s/></text:span><text:span text:style-name="T34_15">Ex</text:span><text:span text:style-name="T34_16"><text:s/>:<text:s text:c="2"/></text:span><text:span text:style-name="T34_17">jdk</text:span><text:span text:style-name="T34_18">-6</text:span><text:span text:style-name="T34_19">u</text:span><text:span text:style-name="T34_20">45-</text:span><text:span text:style-name="T34_21">windows</text:span><text:span text:style-name="T34_22">-</text:span><text:span text:style-name="T34_23">i</text:span><text:span text:style-name="T34_24">586.</text:span><text:span text:style-name="T34_25">exe</text:span></text:p>
        </text:list-item>
        <text:list-item>
          <text:p text:style-name="P35"><text:span text:style-name="T35_1">créer</text:span><text:span text:style-name="T35_2"><text:s/></text:span><text:span text:style-name="T35_3">un</text:span><text:span text:style-name="T35_4"><text:s/></text:span><text:span text:style-name="T35_5">login</text:span><text:span text:style-name="T35_6"><text:s/></text:span><text:span text:style-name="T35_7">oracle</text:span><text:span text:style-name="T35_8"><text:s/>(</text:span><text:span text:style-name="T35_9">grrrr</text:span><text:span text:style-name="T35_10"><text:s/>!)<text:s/></text:span><text:span text:style-name="T35_11">si</text:span><text:span text:style-name="T35_12"><text:s/></text:span><text:span text:style-name="T35_13">besoin</text:span><text:span text:style-name="T35_14">.<text:s/></text:span></text:p>
        </text:list-item>
        <text:list-item>
          <text:p text:style-name="P36"><text:span text:style-name="T36_1">télécharger</text:span><text:span text:style-name="T36_2"><text:s/></text:span><text:span text:style-name="T36_3">et</text:span><text:span text:style-name="T36_4"><text:s/></text:span><text:span text:style-name="T36_5">exécuter</text:span><text:span text:style-name="T36_6">.</text:span></text:p>
        </text:list-item>
      </text:list>
      <text:p text:style-name="P37"/>
      <text:p text:style-name="P38"><text:span text:style-name="T38_1">(</text:span><text:span text:style-name="T38_2">Info</text:span><text:span text:style-name="T38_3"><text:s/></text:span><text:span text:style-name="T38_4">windows</text:span><text:span text:style-name="T38_5">)</text:span><text:span text:style-name="T38_6"><text:s/></text:span><text:span text:style-name="T38_7">java</text:span><text:span text:style-name="T38_8"><text:s/></text:span><text:span text:style-name="T38_9">sera</text:span><text:span text:style-name="T38_10"><text:s/></text:span><text:span text:style-name="T38_11">installé</text:span><text:span text:style-name="T38_12"><text:s/></text:span><text:span text:style-name="T38_13">dans</text:span><text:span text:style-name="T38_14"><text:s/></text:span><text:span text:style-name="T38_15">C</text:span><text:span text:style-name="T38_16">:/</text:span><text:span text:style-name="T38_17">Program</text:span><text:span text:style-name="T38_18"><text:s/></text:span><text:span text:style-name="T38_19">Files</text:span><text:span text:style-name="T38_20">/</text:span><text:span text:style-name="T38_21">Java</text:span><text:span text:style-name="T38_22">/</text:span><text:span text:style-name="T38_23">jre</text:span><text:span text:style-name="T38_24">?/<text:s/></text:span><text:span text:style-name="T38_25">et</text:span><text:span text:style-name="T38_26"><text:s/></text:span><text:span text:style-name="T38_27">jdk</text:span><text:span text:style-name="T38_28">?.?.?_??<text:s/></text:span><text:span text:style-name="T38_29">selon</text:span><text:span text:style-name="T38_30"><text:s/></text:span><text:span text:style-name="T38_31">n</text:span><text:span text:style-name="T38_32">°<text:s/></text:span><text:span text:style-name="T38_33">version</text:span><text:span text:style-name="T38_34"><text:s/></text:span><text:span text:style-name="T38_35">et</text:span><text:span text:style-name="T38_36"><text:s/></text:span><text:span text:style-name="T38_37">de</text:span><text:span text:style-name="T38_38"><text:s/></text:span><text:span text:style-name="T38_39">release</text:span></text:p>
      <text:p text:style-name="P39"/>
      <text:p text:style-name="P40"/>
      <text:p text:style-name="P41"><text:span text:style-name="T41_1">Haxe</text:span><text:span text:style-name="T41_2"><text:s/>:<text:s/></text:span></text:p>
      <text:p text:style-name="P42"/>
      <text:p text:style-name="P43"><text:span text:style-name="T43_1">aller</text:span><text:span text:style-name="T43_2"><text:s/></text:span><text:span text:style-name="T43_3">sur</text:span><text:span text:style-name="T43_4"><text:s/></text:span><text:span text:style-name="T43_5"><text:a xlink:type="simple" xlink:href="http://haxe.org/download/"><text:span text:style-name="T43_6">http</text:span></text:a></text:span><text:span text:style-name="T43_7"><text:a xlink:type="simple" xlink:href="http://haxe.org/download/"><text:span text:style-name="T43_8">://</text:span></text:a></text:span><text:span text:style-name="T43_9"><text:a xlink:type="simple" xlink:href="http://haxe.org/download/"><text:span text:style-name="T43_10">haxe</text:span></text:a></text:span><text:span text:style-name="T43_11"><text:a xlink:type="simple" xlink:href="http://haxe.org/download/"><text:span text:style-name="T43_12">.</text:span></text:a></text:span><text:span text:style-name="T43_13"><text:a xlink:type="simple" xlink:href="http://haxe.org/download/"><text:span text:style-name="T43_14">org</text:span></text:a></text:span><text:span text:style-name="T43_15"><text:a xlink:type="simple" xlink:href="http://haxe.org/download/"><text:span text:style-name="T43_16">/</text:span></text:a></text:span><text:span text:style-name="T43_17"><text:a xlink:type="simple" xlink:href="http://haxe.org/download/"><text:span text:style-name="T43_18">download</text:span></text:a></text:span><text:span text:style-name="T43_19"><text:a xlink:type="simple" xlink:href="http://haxe.org/download/"><text:span text:style-name="T43_20">/</text:span></text:a></text:span><text:span text:style-name="T43_21"><text:s/></text:span></text:p>
      <text:p text:style-name="P44"><text:span text:style-name="T44_1">utiliser</text:span><text:span text:style-name="T44_2"><text:s/></text:span><text:span text:style-name="T44_3">les</text:span><text:span text:style-name="T44_4"><text:s/>“</text:span><text:span text:style-name="T44_5">installeurs</text:span><text:span text:style-name="T44_6">”<text:s/></text:span><text:span text:style-name="T44_7">windows</text:span><text:span text:style-name="T44_8"><text:s/></text:span><text:span text:style-name="T44_9">ou</text:span><text:span text:style-name="T44_10"><text:s/></text:span><text:span text:style-name="T44_11">mac</text:span><text:span text:style-name="T44_12"><text:s/>;<text:s/></text:span><text:span text:style-name="T44_13">ou</text:span><text:span text:style-name="T44_14"><text:s/></text:span><text:span text:style-name="T44_15">bien</text:span><text:span text:style-name="T44_16"><text:s/></text:span><text:span text:style-name="T44_17">l</text:span><text:span text:style-name="T44_18">’</text:span><text:span text:style-name="T44_19">un</text:span><text:span text:style-name="T44_20"><text:s/></text:span><text:span text:style-name="T44_21">des</text:span><text:span text:style-name="T44_22"><text:s/></text:span><text:span text:style-name="T44_23">tar</text:span><text:span text:style-name="T44_24">.</text:span><text:span text:style-name="T44_25">gz</text:span><text:span text:style-name="T44_26"><text:s/></text:span><text:span text:style-name="T44_27">linux</text:span><text:span text:style-name="T44_28">.</text:span></text:p>
      <text:p text:style-name="P45"><text:span text:style-name="T45_1">Installer</text:span></text:p>
      <text:p text:style-name="P46"><text:span text:style-name="T46_1">(</text:span><text:span text:style-name="T46_2">sous</text:span><text:span text:style-name="T46_3"><text:s/></text:span><text:span text:style-name="T46_4">windows</text:span><text:span text:style-name="T46_5">)</text:span><text:span text:style-name="T46_6"><text:s/></text:span><text:span text:style-name="T46_7">par</text:span><text:span text:style-name="T46_8"><text:s/></text:span><text:span text:style-name="T46_9">exemple</text:span><text:span text:style-name="T46_10"><text:s/></text:span><text:span text:style-name="T46_11">dans</text:span><text:span text:style-name="T46_12"><text:s/>“</text:span><text:span text:style-name="T46_13">Program</text:span><text:span text:style-name="T46_14"><text:s/></text:span><text:span text:style-name="T46_15">Files</text:span><text:span text:style-name="T46_16">/</text:span><text:span text:style-name="T46_17">haxe</text:span><text:span text:style-name="T46_18">/”</text:span></text:p>
      <text:p text:style-name="P47"/>
      <text:p text:style-name="P48"><text:span text:style-name="T48_1">Apache</text:span><text:span text:style-name="T48_2"><text:s/></text:span><text:span text:style-name="T48_3">ant</text:span><text:span text:style-name="T48_4"><text:s/>:<text:tab/></text:span></text:p>
      <text:p text:style-name="P49"/>
      <text:p text:style-name="P50"><text:span text:style-name="T50_1">aller</text:span><text:span text:style-name="T50_2"><text:s/></text:span><text:span text:style-name="T50_3">sur</text:span><text:span text:style-name="T50_4"><text:s/></text:span><text:span text:style-name="T50_5"><text:a xlink:type="simple" xlink:href="http://ant.apache.org/bindownload.cgi"><text:span text:style-name="T50_6">http</text:span></text:a></text:span><text:span text:style-name="T50_7"><text:a xlink:type="simple" xlink:href="http://ant.apache.org/bindownload.cgi"><text:span text:style-name="T50_8">://</text:span></text:a></text:span><text:span text:style-name="T50_9"><text:a xlink:type="simple" xlink:href="http://ant.apache.org/bindownload.cgi"><text:span text:style-name="T50_10">ant</text:span></text:a></text:span><text:span text:style-name="T50_11"><text:a xlink:type="simple" xlink:href="http://ant.apache.org/bindownload.cgi"><text:span text:style-name="T50_12">.</text:span></text:a></text:span><text:span text:style-name="T50_13"><text:a xlink:type="simple" xlink:href="http://ant.apache.org/bindownload.cgi"><text:span text:style-name="T50_14">apache</text:span></text:a></text:span><text:span text:style-name="T50_15"><text:a xlink:type="simple" xlink:href="http://ant.apache.org/bindownload.cgi"><text:span text:style-name="T50_16">.</text:span></text:a></text:span><text:span text:style-name="T50_17"><text:a xlink:type="simple" xlink:href="http://ant.apache.org/bindownload.cgi"><text:span text:style-name="T50_18">org</text:span></text:a></text:span><text:span text:style-name="T50_19"><text:a xlink:type="simple" xlink:href="http://ant.apache.org/bindownload.cgi"><text:span text:style-name="T50_20">/</text:span></text:a></text:span><text:span text:style-name="T50_21"><text:a xlink:type="simple" xlink:href="http://ant.apache.org/bindownload.cgi"><text:span text:style-name="T50_22">bindownload</text:span></text:a></text:span><text:span text:style-name="T50_23"><text:a xlink:type="simple" xlink:href="http://ant.apache.org/bindownload.cgi"><text:span text:style-name="T50_24">.</text:span></text:a></text:span><text:span text:style-name="T50_25"><text:a xlink:type="simple" xlink:href="http://ant.apache.org/bindownload.cgi"><text:span text:style-name="T50_26">cgi</text:span></text:a></text:span><text:span text:style-name="T50_27"><text:s text:c="2"/></text:span><text:span text:style-name="T50_28">et</text:span><text:span text:style-name="T50_29"><text:s/></text:span><text:span text:style-name="T50_30">télécharger</text:span><text:span text:style-name="T50_31"><text:s/></text:span><text:span text:style-name="T50_32"><text:s/></text:span><text:span text:style-name="T50_33"><text:a xlink:type="simple" xlink:href="http://wwwftp.ciril.fr/pub/apache//ant/binaries/apache-ant-1.9.4-bin.zip"><text:span text:style-name="T50_34">apache</text:span></text:a></text:span><text:span text:style-name="T50_35"><text:a xlink:type="simple" xlink:href="http://wwwftp.ciril.fr/pub/apache//ant/binaries/apache-ant-1.9.4-bin.zip"><text:span text:style-name="T50_36">-</text:span></text:a></text:span><text:span text:style-name="T50_37"><text:a xlink:type="simple" xlink:href="http://wwwftp.ciril.fr/pub/apache//ant/binaries/apache-ant-1.9.4-bin.zip"><text:span text:style-name="T50_38">ant</text:span></text:a></text:span><text:span text:style-name="T50_39"><text:a xlink:type="simple" xlink:href="http://wwwftp.ciril.fr/pub/apache//ant/binaries/apache-ant-1.9.4-bin.zip"><text:span text:style-name="T50_40">-1.9.4-</text:span></text:a></text:span><text:span text:style-name="T50_41"><text:a xlink:type="simple" xlink:href="http://wwwftp.ciril.fr/pub/apache//ant/binaries/apache-ant-1.9.4-bin.zip"><text:span text:style-name="T50_42">bin</text:span></text:a></text:span><text:span text:style-name="T50_43"><text:a xlink:type="simple" xlink:href="http://wwwftp.ciril.fr/pub/apache//ant/binaries/apache-ant-1.9.4-bin.zip"><text:span text:style-name="T50_44">.</text:span></text:a></text:span><text:span text:style-name="T50_45"><text:a xlink:type="simple" xlink:href="http://wwwftp.ciril.fr/pub/apache//ant/binaries/apache-ant-1.9.4-bin.zip"><text:span text:style-name="T50_46">zip</text:span></text:a></text:span></text:p>
      <text:p text:style-name="P51"/>
      <text:p text:style-name="P52"><text:span text:style-name="T52_1">dé</text:span><text:span text:style-name="T52_2">-</text:span><text:span text:style-name="T52_3">ziper</text:span></text:p>
      <text:p text:style-name="P53"/>
      <text:p text:style-name="P54"><text:span text:style-name="T54_1">renommer</text:span><text:span text:style-name="T54_2"><text:s/></text:span><text:span text:style-name="T54_3">en</text:span><text:span text:style-name="T54_4"><text:s/>"</text:span><text:span text:style-name="T54_5">ant</text:span><text:span text:style-name="T54_6">"<text:s/></text:span><text:span text:style-name="T54_7">et</text:span><text:span text:style-name="T54_8"><text:s/></text:span><text:span text:style-name="T54_9">mettre</text:span><text:span text:style-name="T54_10"><text:s/></text:span><text:span text:style-name="T54_11">ant</text:span><text:span text:style-name="T54_12">/<text:s/></text:span><text:span text:style-name="T54_13">dans</text:span><text:span text:style-name="T54_14"><text:s/>“</text:span><text:span text:style-name="T54_15">Program</text:span><text:span text:style-name="T54_16"><text:s/></text:span><text:span text:style-name="T54_17">Files</text:span><text:span text:style-name="T54_18">/</text:span><text:span text:style-name="T54_19">wamp</text:span><text:span text:style-name="T54_20">/</text:span><text:span text:style-name="T54_21">bin</text:span><text:span text:style-name="T54_22">/</text:span><text:span text:style-name="T54_23">apache</text:span><text:span text:style-name="T54_24">/”<text:s/></text:span><text:span text:style-name="T54_25">ou</text:span><text:span text:style-name="T54_26"><text:s/></text:span><text:span text:style-name="T54_27">ailleurs</text:span><text:span text:style-name="T54_28">.</text:span></text:p>
      <text:p text:style-name="P55"/>
      <text:p text:style-name="P56"><text:span text:style-name="T56_1">Android</text:span><text:span text:style-name="T56_2"><text:s/></text:span><text:span text:style-name="T56_3">Sdk</text:span><text:span text:style-name="T56_4"><text:s/>:</text:span></text:p>
      <text:p text:style-name="P57"/>
      <text:p text:style-name="P58"><text:span text:style-name="T58_1">aller</text:span><text:span text:style-name="T58_2"><text:s/></text:span><text:span text:style-name="T58_3">sur</text:span><text:span text:style-name="T58_4"><text:s text:c="2"/></text:span><text:span text:style-name="T58_5"><text:a xlink:type="simple" xlink:href="http://developer.android.com/sdk/installing/index.html?pkg=tools"><text:span text:style-name="T58_6">http</text:span></text:a></text:span><text:span text:style-name="T58_7"><text:a xlink:type="simple" xlink:href="http://developer.android.com/sdk/installing/index.html?pkg=tools"><text:span text:style-name="T58_8">://</text:span></text:a></text:span><text:span text:style-name="T58_9"><text:a xlink:type="simple" xlink:href="http://developer.android.com/sdk/installing/index.html?pkg=tools"><text:span text:style-name="T58_10">developer</text:span></text:a></text:span><text:span text:style-name="T58_11"><text:a xlink:type="simple" xlink:href="http://developer.android.com/sdk/installing/index.html?pkg=tools"><text:span text:style-name="T58_12">.</text:span></text:a></text:span><text:span text:style-name="T58_13"><text:a xlink:type="simple" xlink:href="http://developer.android.com/sdk/installing/index.html?pkg=tools"><text:span text:style-name="T58_14">android</text:span></text:a></text:span><text:span text:style-name="T58_15"><text:a xlink:type="simple" xlink:href="http://developer.android.com/sdk/installing/index.html?pkg=tools"><text:span text:style-name="T58_16">.</text:span></text:a></text:span><text:span text:style-name="T58_17"><text:a xlink:type="simple" xlink:href="http://developer.android.com/sdk/installing/index.html?pkg=tools"><text:span text:style-name="T58_18">com</text:span></text:a></text:span><text:span text:style-name="T58_19"><text:a xlink:type="simple" xlink:href="http://developer.android.com/sdk/installing/index.html?pkg=tools"><text:span text:style-name="T58_20">/</text:span></text:a></text:span><text:span text:style-name="T58_21"><text:a xlink:type="simple" xlink:href="http://developer.android.com/sdk/installing/index.html?pkg=tools"><text:span text:style-name="T58_22">sdk</text:span></text:a></text:span><text:span text:style-name="T58_23"><text:a xlink:type="simple" xlink:href="http://developer.android.com/sdk/installing/index.html?pkg=tools"><text:span text:style-name="T58_24">/</text:span></text:a></text:span><text:span text:style-name="T58_25"><text:a xlink:type="simple" xlink:href="http://developer.android.com/sdk/installing/index.html?pkg=tools"><text:span text:style-name="T58_26">installing</text:span></text:a></text:span><text:span text:style-name="T58_27"><text:a xlink:type="simple" xlink:href="http://developer.android.com/sdk/installing/index.html?pkg=tools"><text:span text:style-name="T58_28">/</text:span></text:a></text:span><text:span text:style-name="T58_29"><text:a xlink:type="simple" xlink:href="http://developer.android.com/sdk/installing/index.html?pkg=tools"><text:span text:style-name="T58_30">index</text:span></text:a></text:span><text:span text:style-name="T58_31"><text:a xlink:type="simple" xlink:href="http://developer.android.com/sdk/installing/index.html?pkg=tools"><text:span text:style-name="T58_32">.</text:span></text:a></text:span><text:span text:style-name="T58_33"><text:a xlink:type="simple" xlink:href="http://developer.android.com/sdk/installing/index.html?pkg=tools"><text:span text:style-name="T58_34">html</text:span></text:a></text:span><text:span text:style-name="T58_35"><text:a xlink:type="simple" xlink:href="http://developer.android.com/sdk/installing/index.html?pkg=tools"><text:span text:style-name="T58_36">?</text:span></text:a></text:span><text:span text:style-name="T58_37"><text:a xlink:type="simple" xlink:href="http://developer.android.com/sdk/installing/index.html?pkg=tools"><text:span text:style-name="T58_38">pkg</text:span></text:a></text:span><text:span text:style-name="T58_39"><text:a xlink:type="simple" xlink:href="http://developer.android.com/sdk/installing/index.html?pkg=tools"><text:span text:style-name="T58_40">=</text:span></text:a></text:span><text:span text:style-name="T58_41"><text:a xlink:type="simple" xlink:href="http://developer.android.com/sdk/installing/index.html?pkg=tools"><text:span text:style-name="T58_42">tools</text:span></text:a></text:span></text:p>
      <text:p text:style-name="P59"><text:span text:style-name="T59_1"><text:s text:c="3"/></text:span><text:span text:style-name="T59_2">ou</text:span><text:span text:style-name="T59_3"><text:s/></text:span><text:span text:style-name="T59_4">directement</text:span><text:span text:style-name="T59_5"><text:s/></text:span><text:span text:style-name="T59_6">sur</text:span><text:span text:style-name="T59_7"><text:s/></text:span><text:span text:style-name="T59_8"><text:a xlink:type="simple" xlink:href="http://developer.android.com/sdk/index.html#Other"><text:span text:style-name="T59_9">http</text:span></text:a></text:span><text:span text:style-name="T59_10"><text:a xlink:type="simple" xlink:href="http://developer.android.com/sdk/index.html#Other"><text:span text:style-name="T59_11">://</text:span></text:a></text:span><text:span text:style-name="T59_12"><text:a xlink:type="simple" xlink:href="http://developer.android.com/sdk/index.html#Other"><text:span text:style-name="T59_13">developer</text:span></text:a></text:span><text:span text:style-name="T59_14"><text:a xlink:type="simple" xlink:href="http://developer.android.com/sdk/index.html#Other"><text:span text:style-name="T59_15">.</text:span></text:a></text:span><text:span text:style-name="T59_16"><text:a xlink:type="simple" xlink:href="http://developer.android.com/sdk/index.html#Other"><text:span text:style-name="T59_17">android</text:span></text:a></text:span><text:span text:style-name="T59_18"><text:a xlink:type="simple" xlink:href="http://developer.android.com/sdk/index.html#Other"><text:span text:style-name="T59_19">.</text:span></text:a></text:span><text:span text:style-name="T59_20"><text:a xlink:type="simple" xlink:href="http://developer.android.com/sdk/index.html#Other"><text:span text:style-name="T59_21">com</text:span></text:a></text:span><text:span text:style-name="T59_22"><text:a xlink:type="simple" xlink:href="http://developer.android.com/sdk/index.html#Other"><text:span text:style-name="T59_23">/</text:span></text:a></text:span><text:span text:style-name="T59_24"><text:a xlink:type="simple" xlink:href="http://developer.android.com/sdk/index.html#Other"><text:span text:style-name="T59_25">sdk</text:span></text:a></text:span><text:span text:style-name="T59_26"><text:a xlink:type="simple" xlink:href="http://developer.android.com/sdk/index.html#Other"><text:span text:style-name="T59_27">/</text:span></text:a></text:span><text:span text:style-name="T59_28"><text:a xlink:type="simple" xlink:href="http://developer.android.com/sdk/index.html#Other"><text:span text:style-name="T59_29">index</text:span></text:a></text:span><text:span text:style-name="T59_30"><text:a xlink:type="simple" xlink:href="http://developer.android.com/sdk/index.html#Other"><text:span text:style-name="T59_31">.</text:span></text:a></text:span><text:span text:style-name="T59_32"><text:a xlink:type="simple" xlink:href="http://developer.android.com/sdk/index.html#Other"><text:span text:style-name="T59_33">html</text:span></text:a></text:span><text:span text:style-name="T59_34"><text:a xlink:type="simple" xlink:href="http://developer.android.com/sdk/index.html#Other"><text:span text:style-name="T59_35">#</text:span></text:a></text:span><text:span text:style-name="T59_36"><text:a xlink:type="simple" xlink:href="http://developer.android.com/sdk/index.html#Other"><text:span text:style-name="T59_37">Other</text:span></text:a></text:span></text:p>
      <text:p text:style-name="P60"><text:span text:style-name="T60_1">télécharger</text:span><text:span text:style-name="T60_2"><text:s/></text:span><text:span text:style-name="T60_3">et</text:span><text:span text:style-name="T60_4"><text:s/></text:span><text:span text:style-name="T60_5">lancer</text:span><text:span text:style-name="T60_6"><text:s/></text:span><text:span text:style-name="T60_7"><text:s/></text:span><text:span text:style-name="T60_8">installer</text:span><text:span text:style-name="T60_9">_</text:span><text:span text:style-name="T60_10">r</text:span><text:span text:style-name="T60_11">??.?.?-</text:span><text:span text:style-name="T60_12">windows</text:span><text:span text:style-name="T60_13">.</text:span><text:span text:style-name="T60_14">exe</text:span></text:p>
      <text:p text:style-name="P61"/>
      <text:p text:style-name="P62"><text:span text:style-name="T62_1">(</text:span><text:span text:style-name="T62_2">Info</text:span><text:span text:style-name="T62_3"><text:s/></text:span><text:span text:style-name="T62_4">windows</text:span><text:span text:style-name="T62_5">)</text:span><text:span text:style-name="T62_6"><text:s/></text:span><text:span text:style-name="T62_7">android</text:span><text:span text:style-name="T62_8"><text:s/></text:span><text:span text:style-name="T62_9">sera</text:span><text:span text:style-name="T62_10"><text:s/></text:span><text:span text:style-name="T62_11">installé</text:span><text:span text:style-name="T62_12"><text:s/></text:span><text:span text:style-name="T62_13">dans</text:span><text:span text:style-name="T62_14"><text:s/></text:span><text:span text:style-name="T62_15">C</text:span><text:span text:style-name="T62_16">:/</text:span><text:span text:style-name="T62_17">Program</text:span><text:span text:style-name="T62_18"><text:s/></text:span><text:span text:style-name="T62_19">Files</text:span><text:span text:style-name="T62_20">/</text:span><text:span text:style-name="T62_21">Android</text:span><text:span text:style-name="T62_22">/</text:span><text:span text:style-name="T62_23">android</text:span><text:span text:style-name="T62_24">-</text:span><text:span text:style-name="T62_25">sdk</text:span><text:span text:style-name="T62_26"><text:s/>.</text:span></text:p>
      <text:p text:style-name="P63"/>
      <text:p text:style-name="P64"><text:span text:style-name="T64_1">(</text:span><text:span text:style-name="T64_2">Info</text:span><text:span text:style-name="T64_3">)<text:s/></text:span><text:span text:style-name="T64_4"><text:s/></text:span><text:span text:style-name="T64_5">il</text:span><text:span text:style-name="T64_6"><text:s/></text:span><text:span text:style-name="T64_7">est</text:span><text:span text:style-name="T64_8"><text:s/></text:span><text:span text:style-name="T64_9">aussi</text:span><text:span text:style-name="T64_10"><text:s/></text:span><text:span text:style-name="T64_11">possible</text:span><text:span text:style-name="T64_12"><text:s/></text:span><text:span text:style-name="T64_13">d</text:span><text:span text:style-name="T64_14">’</text:span><text:span text:style-name="T64_15">installer</text:span><text:span text:style-name="T64_16"><text:s/></text:span><text:span text:style-name="T64_17">via</text:span><text:span text:style-name="T64_18"><text:s/></text:span><text:span text:style-name="T64_19">eclipse</text:span><text:span text:style-name="T64_20"><text:s/>:<text:s/><text:tab/></text:span><text:span text:style-name="T64_21"><text:a xlink:type="simple" xlink:href="http://developer.android.com/sdk/index.html#download"><text:span text:style-name="T64_22">http</text:span></text:a></text:span><text:span text:style-name="T64_23"><text:a xlink:type="simple" xlink:href="http://developer.android.com/sdk/index.html#download"><text:span text:style-name="T64_24">://</text:span></text:a></text:span><text:span text:style-name="T64_25"><text:a xlink:type="simple" xlink:href="http://developer.android.com/sdk/index.html#download"><text:span text:style-name="T64_26">developer</text:span></text:a></text:span><text:span text:style-name="T64_27"><text:a xlink:type="simple" xlink:href="http://developer.android.com/sdk/index.html#download"><text:span text:style-name="T64_28">.</text:span></text:a></text:span><text:span text:style-name="T64_29"><text:a xlink:type="simple" xlink:href="http://developer.android.com/sdk/index.html#download"><text:span text:style-name="T64_30">android</text:span></text:a></text:span><text:span text:style-name="T64_31"><text:a xlink:type="simple" xlink:href="http://developer.android.com/sdk/index.html#download"><text:span text:style-name="T64_32">.</text:span></text:a></text:span><text:span text:style-name="T64_33"><text:a xlink:type="simple" xlink:href="http://developer.android.com/sdk/index.html#download"><text:span text:style-name="T64_34">com</text:span></text:a></text:span><text:span text:style-name="T64_35"><text:a xlink:type="simple" xlink:href="http://developer.android.com/sdk/index.html#download"><text:span text:style-name="T64_36">/</text:span></text:a></text:span><text:span text:style-name="T64_37"><text:a xlink:type="simple" xlink:href="http://developer.android.com/sdk/index.html#download"><text:span text:style-name="T64_38">sdk</text:span></text:a></text:span><text:span text:style-name="T64_39"><text:a xlink:type="simple" xlink:href="http://developer.android.com/sdk/index.html#download"><text:span text:style-name="T64_40">/</text:span></text:a></text:span><text:span text:style-name="T64_41"><text:a xlink:type="simple" xlink:href="http://developer.android.com/sdk/index.html#download"><text:span text:style-name="T64_42">index</text:span></text:a></text:span><text:span text:style-name="T64_43"><text:a xlink:type="simple" xlink:href="http://developer.android.com/sdk/index.html#download"><text:span text:style-name="T64_44">.</text:span></text:a></text:span><text:span text:style-name="T64_45"><text:a xlink:type="simple" xlink:href="http://developer.android.com/sdk/index.html#download"><text:span text:style-name="T64_46">html</text:span></text:a></text:span><text:span text:style-name="T64_47"><text:a xlink:type="simple" xlink:href="http://developer.android.com/sdk/index.html#download"><text:span text:style-name="T64_48">#</text:span></text:a></text:span><text:span text:style-name="T64_49"><text:a xlink:type="simple" xlink:href="http://developer.android.com/sdk/index.html#download"><text:span text:style-name="T64_50">download</text:span></text:a></text:span></text:p>
      <text:p text:style-name="P65"/>
      <text:p text:style-name="P66"/>
      <text:p text:style-name="P67"><text:span text:style-name="T67_1">à</text:span><text:span text:style-name="T67_2"><text:s/></text:span><text:span text:style-name="T67_3">la</text:span><text:span text:style-name="T67_4"><text:s/></text:span><text:span text:style-name="T67_5">fin</text:span><text:span text:style-name="T67_6"><text:s/></text:span><text:span text:style-name="T67_7">de</text:span><text:span text:style-name="T67_8"><text:s/></text:span><text:span text:style-name="T67_9">l</text:span><text:span text:style-name="T67_10">’</text:span><text:span text:style-name="T67_11">install</text:span><text:span text:style-name="T67_12">.<text:s/></text:span><text:span text:style-name="T67_13">ou</text:span><text:span text:style-name="T67_14"><text:s/></text:span><text:span text:style-name="T67_15">en</text:span><text:span text:style-name="T67_16"><text:s/></text:span><text:span text:style-name="T67_17">relançant</text:span><text:span text:style-name="T67_18"><text:s/></text:span><text:span text:style-name="T67_19">le</text:span><text:span text:style-name="T67_20"><text:s/></text:span><text:span text:style-name="T67_21">sdk</text:span><text:span text:style-name="T67_22">-</text:span><text:span text:style-name="T67_23">manager</text:span><text:span text:style-name="T67_24"><text:s/>(</text:span><text:span text:style-name="T67_25">Android</text:span><text:span text:style-name="T67_26">/</text:span><text:span text:style-name="T67_27">android</text:span><text:span text:style-name="T67_28">-</text:span><text:span text:style-name="T67_29">sdk</text:span><text:span text:style-name="T67_30">/</text:span><text:span text:style-name="T67_31">SDK</text:span><text:span text:style-name="T67_32"><text:s/></text:span><text:span text:style-name="T67_33">Manager</text:span><text:span text:style-name="T67_34">.</text:span><text:span text:style-name="T67_35">exe</text:span><text:span text:style-name="T67_36">)<text:s/>:</text:span></text:p>
      <text:p text:style-name="P68"><text:span text:style-name="T68_1">sélectionner</text:span><text:span text:style-name="T68_2"><text:s/></text:span><text:span text:style-name="T68_3">les</text:span><text:span text:style-name="T68_4"><text:s/></text:span><text:span text:style-name="T68_5">mises</text:span><text:span text:style-name="T68_6"><text:s/></text:span><text:span text:style-name="T68_7">à</text:span><text:span text:style-name="T68_8"><text:s/></text:span><text:span text:style-name="T68_9">jour</text:span><text:span text:style-name="T68_10"><text:s/></text:span><text:span text:style-name="T68_11">suivantes</text:span><text:span text:style-name="T68_12"><text:s/>:</text:span></text:p>
      <text:list text:style-name="LS2" xml:id="list4">
        <text:list-item>
          <text:p text:style-name="P69"><text:span text:style-name="T69_1">Tools</text:span><text:span text:style-name="T69_2"><text:s/><text:tab/><text:tab/><text:tab/>&gt;<text:s/></text:span><text:span text:style-name="T69_3">tout</text:span></text:p>
        </text:list-item>
        <text:list-item>
          <text:p text:style-name="P70"><text:span text:style-name="T70_1">Android</text:span><text:span text:style-name="T70_2"><text:s/>4.4.2<text:s/>(</text:span><text:span text:style-name="T70_3">API</text:span><text:span text:style-name="T70_4"><text:s/>19)<text:s/><text:tab/>&gt;<text:s/></text:span><text:span text:style-name="T70_5">tout</text:span><text:span text:style-name="T70_6"><text:s/></text:span><text:span text:style-name="T70_7">(</text:span><text:span text:style-name="T70_8">Hélas</text:span><text:span text:style-name="T70_9"><text:s/></text:span><text:span text:style-name="T70_10">les</text:span><text:span text:style-name="T70_11"><text:s/></text:span><text:span text:style-name="T70_12">versions</text:span><text:span text:style-name="T70_13"><text:s/></text:span><text:span text:style-name="T70_14">plus</text:span><text:span text:style-name="T70_15"><text:s/></text:span><text:span text:style-name="T70_16">anciennes</text:span><text:span text:style-name="T70_17"><text:s/></text:span><text:span text:style-name="T70_18">et</text:span><text:span text:style-name="T70_19"><text:s/></text:span><text:span text:style-name="T70_20">compatibles</text:span><text:span text:style-name="T70_21"><text:s text:c="2"/></text:span><text:span text:style-name="T70_22">boguaient</text:span><text:span text:style-name="T70_23"><text:s/>!!??)</text:span></text:p>
        </text:list-item>
        <text:list-item>
          <text:p text:style-name="P71"><text:span text:style-name="T71_1">Extras</text:span><text:span text:style-name="T71_2"><text:s/><text:tab/><text:tab/><text:tab/>&gt;<text:s/></text:span><text:span text:style-name="T71_3">tout</text:span></text:p>
        </text:list-item>
      </text:list>
      <text:p text:style-name="P72"/>
      <text:p text:style-name="P73"><text:span text:style-name="T73_1"><text:tab/></text:span><text:span text:style-name="T73_2">valider</text:span><text:span text:style-name="T73_3"><text:s/></text:span><text:span text:style-name="T73_4">puis</text:span><text:span text:style-name="T73_5"><text:s/></text:span><text:span text:style-name="T73_6">cliquer</text:span><text:span text:style-name="T73_7"><text:s/></text:span><text:span text:style-name="T73_8">sur</text:span><text:span text:style-name="T73_9"><text:s/></text:span><text:span text:style-name="T73_10">les</text:span><text:span text:style-name="T73_11"><text:s/></text:span><text:span text:style-name="T73_12">radio</text:span><text:span text:style-name="T73_13">-</text:span><text:span text:style-name="T73_14">button</text:span><text:span text:style-name="T73_15"><text:s/>“</text:span><text:span text:style-name="T73_16">Accept</text:span><text:span text:style-name="T73_17">”</text:span><text:span text:style-name="T73_18"><text:s/></text:span><text:span text:style-name="T73_19">de</text:span><text:span text:style-name="T73_20"><text:s/></text:span><text:span text:style-name="T73_21">sorte</text:span><text:span text:style-name="T73_22"><text:s/></text:span><text:span text:style-name="T73_23">que</text:span><text:span text:style-name="T73_24"><text:s/></text:span><text:span text:style-name="T73_25">toutes</text:span><text:span text:style-name="T73_26"><text:s/></text:span><text:span text:style-name="T73_27">les</text:span><text:span text:style-name="T73_28"><text:s/></text:span><text:span text:style-name="T73_29">lignes</text:span><text:span text:style-name="T73_30"><text:s/></text:span><text:span text:style-name="T73_31">soient</text:span><text:span text:style-name="T73_32"><text:s/></text:span><text:span text:style-name="T73_33">cochées</text:span><text:span text:style-name="T73_34"><text:s/></text:span><text:span text:style-name="T73_35">en</text:span><text:span text:style-name="T73_36"><text:s/></text:span><text:span text:style-name="T73_37">vert</text:span><text:span text:style-name="T73_38">.</text:span></text:p>
      <text:p text:style-name="P74"><text:span text:style-name="T74_1"><text:tab/><text:tab/></text:span></text:p>
      <text:p text:style-name="P75"><text:span text:style-name="T75_1"><text:tab/></text:span><text:span text:style-name="T75_2">Cliquer</text:span><text:span text:style-name="T75_3"><text:s/>“</text:span><text:span text:style-name="T75_4">Install</text:span><text:span text:style-name="T75_5">”<text:s/></text:span><text:span text:style-name="T75_6">et</text:span><text:span text:style-name="T75_7">…<text:s/></text:span><text:span text:style-name="T75_8">patienter</text:span><text:span text:style-name="T75_9"><text:s/>!</text:span></text:p>
      <text:p text:style-name="P76"/>
      <text:p text:style-name="P77"><text:span text:style-name="T77_1">Haxetelier</text:span><text:span text:style-name="T77_2"><text:s/></text:span><text:span text:style-name="T77_3">sur</text:span><text:span text:style-name="T77_4"><text:s/></text:span><text:span text:style-name="T77_5">github</text:span><text:span text:style-name="T77_6"><text:s/>:<text:tab/></text:span></text:p>
      <text:p text:style-name="P78"/>
      <text:p text:style-name="P79"><text:span text:style-name="T79_1">aller</text:span><text:span text:style-name="T79_2"><text:s/></text:span><text:span text:style-name="T79_3">sur</text:span><text:span text:style-name="T79_4"><text:s/></text:span><text:span text:style-name="T79_5"><text:a xlink:type="simple" xlink:href="https://github.com/flashline/Haxetelier_cordova"><text:span text:style-name="T79_6">https</text:span></text:a></text:span><text:span text:style-name="T79_7"><text:a xlink:type="simple" xlink:href="https://github.com/flashline/Haxetelier_cordova"><text:span text:style-name="T79_8">://</text:span></text:a></text:span><text:span text:style-name="T79_9"><text:a xlink:type="simple" xlink:href="https://github.com/flashline/Haxetelier_cordova"><text:span text:style-name="T79_10">github</text:span></text:a></text:span><text:span text:style-name="T79_11"><text:a xlink:type="simple" xlink:href="https://github.com/flashline/Haxetelier_cordova"><text:span text:style-name="T79_12">.</text:span></text:a></text:span><text:span text:style-name="T79_13"><text:a xlink:type="simple" xlink:href="https://github.com/flashline/Haxetelier_cordova"><text:span text:style-name="T79_14">com</text:span></text:a></text:span><text:span text:style-name="T79_15"><text:a xlink:type="simple" xlink:href="https://github.com/flashline/Haxetelier_cordova"><text:span text:style-name="T79_16">/</text:span></text:a></text:span><text:span text:style-name="T79_17"><text:a xlink:type="simple" xlink:href="https://github.com/flashline/Haxetelier_cordova"><text:span text:style-name="T79_18">flashline</text:span></text:a></text:span><text:span text:style-name="T79_19"><text:a xlink:type="simple" xlink:href="https://github.com/flashline/Haxetelier_cordova"><text:span text:style-name="T79_20">/</text:span></text:a></text:span><text:span text:style-name="T79_21"><text:a xlink:type="simple" xlink:href="https://github.com/flashline/Haxetelier_cordova"><text:span text:style-name="T79_22">Haxetelier</text:span></text:a></text:span><text:span text:style-name="T79_23"><text:a xlink:type="simple" xlink:href="https://github.com/flashline/Haxetelier_cordova"><text:span text:style-name="T79_24">_</text:span></text:a></text:span><text:span text:style-name="T79_25"><text:a xlink:type="simple" xlink:href="https://github.com/flashline/Haxetelier_cordova"><text:span text:style-name="T79_26">cordova</text:span></text:a></text:span><text:span text:style-name="T79_27"><text:s text:c="3"/></text:span><text:span text:style-name="T79_28">et</text:span><text:span text:style-name="T79_29"><text:s/></text:span><text:span text:style-name="T79_30">cliquer</text:span><text:span text:style-name="T79_31"><text:s/></text:span><text:span text:style-name="T79_32">sur</text:span><text:span text:style-name="T79_33"><text:s/>“</text:span><text:span text:style-name="T79_34">Download</text:span><text:span text:style-name="T79_35"><text:s/></text:span><text:span text:style-name="T79_36">ZIP</text:span><text:span text:style-name="T79_37">”</text:span></text:p>
      <text:p text:style-name="P80"/>
      <text:p text:style-name="P81"><text:span text:style-name="T81_1">installer</text:span><text:span text:style-name="T81_2"><text:s/></text:span><text:span text:style-name="T81_3">à</text:span><text:span text:style-name="T81_4"><text:s/></text:span><text:span text:style-name="T81_5">la</text:span><text:span text:style-name="T81_6"><text:s/></text:span><text:span text:style-name="T81_7">racine</text:span><text:span text:style-name="T81_8"><text:s/></text:span><text:span text:style-name="T81_9">du</text:span><text:span text:style-name="T81_10"><text:s/></text:span><text:span text:style-name="T81_11">dossier</text:span><text:span text:style-name="T81_12"><text:s/></text:span><text:span text:style-name="T81_13">de</text:span><text:span text:style-name="T81_14"><text:s/></text:span><text:span text:style-name="T81_15">développement</text:span><text:span text:style-name="T81_16"><text:s/>(</text:span><text:span text:style-name="T81_17">ex</text:span><text:span text:style-name="T81_18"><text:s/></text:span><text:span text:style-name="T81_19">www</text:span><text:span text:style-name="T81_20">/)</text:span></text:p>
      <text:p text:style-name="P82"/>
      <text:p text:style-name="P83"><text:span text:style-name="T83_1">(</text:span><text:span text:style-name="T83_2">Info</text:span><text:span text:style-name="T83_3">)</text:span><text:span text:style-name="T83_4"><text:s/></text:span><text:span text:style-name="T83_5">Il</text:span><text:span text:style-name="T83_6"><text:s/></text:span><text:span text:style-name="T83_7">y</text:span><text:span text:style-name="T83_8"><text:s/></text:span><text:span text:style-name="T83_9">a</text:span><text:span text:style-name="T83_10"><text:s/></text:span><text:span text:style-name="T83_11">entre</text:span><text:span text:style-name="T83_12"><text:s/></text:span><text:span text:style-name="T83_13">autres</text:span><text:span text:style-name="T83_14"><text:s/></text:span><text:span text:style-name="T83_15">un</text:span><text:span text:style-name="T83_16"><text:s/></text:span><text:span text:style-name="T83_17">dossier</text:span><text:span text:style-name="T83_18"><text:s/>./</text:span><text:span text:style-name="T83_19">Haxetelier</text:span><text:span text:style-name="T83_20">_</text:span><text:span text:style-name="T83_21">cordova</text:span><text:span text:style-name="T83_22">/</text:span><text:span text:style-name="T83_23">haxeCordova</text:span><text:span text:style-name="T83_24">/</text:span><text:span text:style-name="T83_25">todo</text:span><text:span text:style-name="T83_26">/</text:span></text:p>
      <text:p text:style-name="P84"/>
      <text:p text:style-name="P85"><text:span text:style-name="T85_1">Les</text:span><text:span text:style-name="T85_2"><text:s/></text:span><text:span text:style-name="T85_3">paths</text:span><text:span text:style-name="T85_4"><text:s text:c="2"/>:</text:span></text:p>
      <text:p text:style-name="P86"/>
      <text:p text:style-name="P87"><text:span text:style-name="T87_1">(</text:span><text:span text:style-name="T87_2">sous</text:span><text:span text:style-name="T87_3"><text:s/></text:span><text:span text:style-name="T87_4">windows</text:span><text:span text:style-name="T87_5">)</text:span><text:span text:style-name="T87_6"><text:s/></text:span><text:span text:style-name="T87_7">Pour</text:span><text:span text:style-name="T87_8"><text:s/></text:span><text:span text:style-name="T87_9">utiliser</text:span><text:span text:style-name="T87_10"><text:s/></text:span><text:span text:style-name="T87_11">Cordova</text:span><text:span text:style-name="T87_12">,<text:s/></text:span><text:span text:style-name="T87_13">la</text:span><text:span text:style-name="T87_14"><text:s/></text:span><text:span text:style-name="T87_15">var</text:span><text:span text:style-name="T87_16"><text:s/></text:span><text:span text:style-name="T87_17">PATH</text:span><text:span text:style-name="T87_18"><text:s/></text:span><text:span text:style-name="T87_19">de</text:span><text:span text:style-name="T87_20"><text:s/></text:span><text:span text:style-name="T87_21">windows</text:span><text:span text:style-name="T87_22"><text:s/></text:span><text:span text:style-name="T87_23">doit</text:span><text:span text:style-name="T87_24"><text:s/></text:span><text:span text:style-name="T87_25">contenir</text:span><text:span text:style-name="T87_26"><text:s text:c="2"/>:</text:span></text:p>
      <text:p text:style-name="P88"><text:span text:style-name="T88_1">2<text:s/></text:span><text:span text:style-name="T88_2">pathnames</text:span><text:span text:style-name="T88_3"><text:s/></text:span><text:span text:style-name="T88_4">java</text:span><text:span text:style-name="T88_5"><text:s/><text:tab/><text:tab/><text:s/>./</text:span><text:span text:style-name="T88_6">Java</text:span><text:span text:style-name="T88_7">/</text:span><text:span text:style-name="T88_8">jre</text:span><text:span text:style-name="T88_9">?/</text:span><text:span text:style-name="T88_10">bin</text:span><text:span text:style-name="T88_11"><text:s/>&amp;<text:s/></text:span></text:p>
      <text:p text:style-name="P89"><text:span text:style-name="T89_1">1<text:s/></text:span><text:span text:style-name="T89_2">pathame</text:span><text:span text:style-name="T89_3"><text:s/></text:span><text:span text:style-name="T89_4">ant</text:span><text:span text:style-name="T89_5"><text:tab/><text:tab/><text:s/>./</text:span><text:span text:style-name="T89_6">ant</text:span><text:span text:style-name="T89_7">/</text:span><text:span text:style-name="T89_8">bin</text:span></text:p>
      <text:p text:style-name="P90"><text:span text:style-name="T90_1">2<text:s/></text:span><text:span text:style-name="T90_2">pathnames</text:span><text:span text:style-name="T90_3"><text:s text:c="2"/></text:span><text:span text:style-name="T90_4">android</text:span><text:span text:style-name="T90_5"><text:tab/><text:s/>./</text:span><text:span text:style-name="T90_6">Android</text:span><text:span text:style-name="T90_7">/</text:span><text:span text:style-name="T90_8">android</text:span><text:span text:style-name="T90_9">-</text:span><text:span text:style-name="T90_10">sdk</text:span><text:span text:style-name="T90_11">/</text:span><text:span text:style-name="T90_12">tools</text:span><text:span text:style-name="T90_13"><text:s text:c="2"/>&amp;<text:s/>./</text:span><text:span text:style-name="T90_14">Android</text:span><text:span text:style-name="T90_15">/</text:span><text:span text:style-name="T90_16">android</text:span><text:span text:style-name="T90_17">-</text:span><text:span text:style-name="T90_18">sdk</text:span><text:span text:style-name="T90_19">/</text:span><text:span text:style-name="T90_20">platform</text:span><text:span text:style-name="T90_21">-</text:span><text:span text:style-name="T90_22">tools</text:span></text:p>
      <text:p text:style-name="P91"><text:span text:style-name="T91_1">dépendants</text:span><text:span text:style-name="T91_2"><text:s/></text:span><text:span text:style-name="T91_3">des</text:span><text:span text:style-name="T91_4"><text:s/></text:span><text:span text:style-name="T91_5">dossiers</text:span><text:span text:style-name="T91_6"><text:s/></text:span><text:span text:style-name="T91_7">d</text:span><text:span text:style-name="T91_8">’</text:span><text:span text:style-name="T91_9">installation</text:span><text:span text:style-name="T91_10"><text:s/></text:span><text:span text:style-name="T91_11">et</text:span><text:span text:style-name="T91_12"><text:s/></text:span><text:span text:style-name="T91_13">n</text:span><text:span text:style-name="T91_14">°<text:s/></text:span><text:span text:style-name="T91_15">version</text:span><text:span text:style-name="T91_16"><text:s/></text:span><text:span text:style-name="T91_17">Java</text:span><text:span text:style-name="T91_18">.</text:span></text:p>
      <text:p text:style-name="P92"/>
      <text:p text:style-name="P93"><text:span text:style-name="T93_1">Je</text:span><text:span text:style-name="T93_2"><text:s/></text:span><text:span text:style-name="T93_3">propose</text:span><text:span text:style-name="T93_4"><text:s/></text:span><text:span text:style-name="T93_5">donc</text:span><text:span text:style-name="T93_6"><text:s/></text:span><text:span text:style-name="T93_7">de</text:span><text:span text:style-name="T93_8"><text:s/></text:span><text:span text:style-name="T93_9">modifier</text:span><text:span text:style-name="T93_10"><text:s/></text:span><text:span text:style-name="T93_11">le</text:span><text:span text:style-name="T93_12"><text:s/></text:span><text:span text:style-name="T93_13">code</text:span><text:span text:style-name="T93_14"><text:s/></text:span><text:span text:style-name="T93_15">suivant</text:span><text:span text:style-name="T93_16"><text:s/></text:span><text:span text:style-name="T93_17">et</text:span><text:span text:style-name="T93_18"><text:s/></text:span><text:span text:style-name="T93_19">de</text:span><text:span text:style-name="T93_20"><text:s/></text:span><text:span text:style-name="T93_21">le</text:span><text:span text:style-name="T93_22"><text:s/></text:span><text:span text:style-name="T93_23">copier</text:span><text:span text:style-name="T93_24">-</text:span><text:span text:style-name="T93_25">coller</text:span><text:span text:style-name="T93_26"><text:s/></text:span><text:span text:style-name="T93_27">dans</text:span><text:span text:style-name="T93_28"><text:s/></text:span><text:span text:style-name="T93_29">le</text:span><text:span text:style-name="T93_30"><text:s/></text:span><text:span text:style-name="T93_31">fichier</text:span><text:span text:style-name="T93_32"><text:s/>“</text:span><text:span text:style-name="T93_33">start</text:span><text:span text:style-name="T93_34">.</text:span><text:span text:style-name="T93_35">bat</text:span><text:span text:style-name="T93_36">”,<text:s/></text:span><text:span text:style-name="T93_37">à</text:span><text:span text:style-name="T93_38"><text:s/></text:span><text:span text:style-name="T93_39">sauver</text:span><text:span text:style-name="T93_40"><text:s/></text:span><text:span text:style-name="T93_41">dans</text:span><text:span text:style-name="T93_42"><text:s/>./</text:span><text:span text:style-name="T93_43">Haxetelier</text:span><text:span text:style-name="T93_44">_</text:span><text:span text:style-name="T93_45">cordova</text:span><text:span text:style-name="T93_46">/</text:span><text:span text:style-name="T93_47">haxeCordova</text:span><text:span text:style-name="T93_48">/</text:span><text:span text:style-name="T93_49">todo</text:span><text:span text:style-name="T93_50">/</text:span></text:p>
      <text:p text:style-name="P94"/>
      <table:table table:style-name="Table1">
        <table:table-column table:style-name="Column1"/>
        <table:table-row table:style-name="Row1">
          <table:table-cell table:style-name="Cell1">
            <text:p text:style-name="P95"/>
            <text:p text:style-name="P96"><text:span text:style-name="T96_1">::<text:s/></text:span><text:span text:style-name="T96_2">change</text:span><text:span text:style-name="T96_3"><text:s/></text:span><text:span text:style-name="T96_4">with</text:span><text:span text:style-name="T96_5"><text:s/></text:span><text:span text:style-name="T96_6">your</text:span><text:span text:style-name="T96_7"><text:s/>&lt;<text:s/></text:span><text:span text:style-name="T96_8">java</text:span><text:span text:style-name="T96_9"><text:s/>,<text:s/></text:span><text:span text:style-name="T96_10">apache</text:span><text:span text:style-name="T96_11"><text:s/></text:span><text:span text:style-name="T96_12">ant</text:span><text:span text:style-name="T96_13"><text:s/>,<text:s/></text:span><text:span text:style-name="T96_14">android</text:span><text:span text:style-name="T96_15"><text:s/></text:span><text:span text:style-name="T96_16">sdk</text:span><text:span text:style-name="T96_17"><text:s/>&gt;<text:s/></text:span><text:span text:style-name="T96_18">install</text:span><text:span text:style-name="T96_19"><text:s/></text:span><text:span text:style-name="T96_20">paths</text:span><text:span text:style-name="T96_21"><text:s/></text:span></text:p>
            <text:p text:style-name="P97"><text:span text:style-name="T97_1">SET</text:span><text:span text:style-name="T97_2"><text:s/></text:span><text:span text:style-name="T97_3">PATH</text:span><text:span text:style-name="T97_4">=%</text:span><text:span text:style-name="T97_5">PATH</text:span><text:span text:style-name="T97_6">%;</text:span><text:span text:style-name="T97_7">C</text:span><text:span text:style-name="T97_8">:/</text:span><text:span text:style-name="T97_9">progra</text:span><text:span text:style-name="T97_10">~1/</text:span><text:span text:style-name="T97_11">Java</text:span><text:span text:style-name="T97_12">/</text:span><text:span text:style-name="T97_13">jdk</text:span><text:span text:style-name="T97_14">1.6.0_24/</text:span><text:span text:style-name="T97_15">bin</text:span><text:span text:style-name="T97_16">;</text:span><text:span text:style-name="T97_17">C</text:span><text:span text:style-name="T97_18">:/</text:span><text:span text:style-name="T97_19">progra</text:span><text:span text:style-name="T97_20">~1/</text:span><text:span text:style-name="T97_21">Java</text:span><text:span text:style-name="T97_22">/</text:span><text:span text:style-name="T97_23">jre</text:span><text:span text:style-name="T97_24">6/</text:span><text:span text:style-name="T97_25">bin</text:span><text:span text:style-name="T97_26">;</text:span><text:span text:style-name="T97_27">C</text:span><text:span text:style-name="T97_28">:/</text:span><text:span text:style-name="T97_29">Progra</text:span><text:span text:style-name="T97_30">~1/</text:span><text:span text:style-name="T97_31">wamp</text:span><text:span text:style-name="T97_32">/</text:span><text:span text:style-name="T97_33">bin</text:span><text:span text:style-name="T97_34">/</text:span><text:span text:style-name="T97_35">apache</text:span><text:span text:style-name="T97_36">/</text:span><text:span text:style-name="T97_37">ant</text:span><text:span text:style-name="T97_38">/</text:span><text:span text:style-name="T97_39">bin</text:span><text:span text:style-name="T97_40">;</text:span><text:span text:style-name="T97_41">C</text:span><text:span text:style-name="T97_42">:/</text:span><text:span text:style-name="T97_43">progra</text:span><text:span text:style-name="T97_44">~1/</text:span><text:span text:style-name="T97_45">Android</text:span><text:span text:style-name="T97_46">/</text:span><text:span text:style-name="T97_47">android</text:span><text:span text:style-name="T97_48">-</text:span><text:span text:style-name="T97_49">sdk</text:span><text:span text:style-name="T97_50">/</text:span><text:span text:style-name="T97_51">tools</text:span><text:span text:style-name="T97_52">;</text:span><text:span text:style-name="T97_53">C</text:span><text:span text:style-name="T97_54">:/</text:span><text:span text:style-name="T97_55">progra</text:span><text:span text:style-name="T97_56">~1/</text:span><text:span text:style-name="T97_57">Android</text:span><text:span text:style-name="T97_58">/</text:span><text:span text:style-name="T97_59">android</text:span><text:span text:style-name="T97_60">-</text:span><text:span text:style-name="T97_61">sdk</text:span><text:span text:style-name="T97_62">/</text:span><text:span text:style-name="T97_63">platform</text:span><text:span text:style-name="T97_64">-</text:span><text:span text:style-name="T97_65">tools</text:span></text:p>
            <text:p text:style-name="P98"><text:span text:style-name="T98_1">::<text:s/></text:span><text:span text:style-name="T98_2">change</text:span><text:span text:style-name="T98_3"><text:s/></text:span><text:span text:style-name="T98_4">with</text:span><text:span text:style-name="T98_5"><text:s/></text:span><text:span text:style-name="T98_6">your</text:span><text:span text:style-name="T98_7"><text:s/></text:span><text:span text:style-name="T98_8">android</text:span><text:span text:style-name="T98_9"><text:s/></text:span><text:span text:style-name="T98_10">sdk</text:span><text:span text:style-name="T98_11"><text:s/></text:span><text:span text:style-name="T98_12">install</text:span><text:span text:style-name="T98_13"><text:s/></text:span><text:span text:style-name="T98_14">path</text:span><text:span text:style-name="T98_15"><text:s/></text:span></text:p>
            <text:p text:style-name="P99"><text:span text:style-name="T99_1">SET</text:span><text:span text:style-name="T99_2"><text:s/></text:span><text:span text:style-name="T99_3">emulPath</text:span><text:span text:style-name="T99_4">=</text:span><text:span text:style-name="T99_5">C</text:span><text:span text:style-name="T99_6">:/</text:span><text:span text:style-name="T99_7">progra</text:span><text:span text:style-name="T99_8">~1/</text:span><text:span text:style-name="T99_9">Android</text:span><text:span text:style-name="T99_10">/</text:span><text:span text:style-name="T99_11">android</text:span><text:span text:style-name="T99_12">-</text:span><text:span text:style-name="T99_13">sdk</text:span><text:span text:style-name="T99_14">/</text:span><text:span text:style-name="T99_15">platform</text:span><text:span text:style-name="T99_16">-</text:span><text:span text:style-name="T99_17">tools</text:span><text:span text:style-name="T99_18">/</text:span><text:span text:style-name="T99_19">adb</text:span><text:span text:style-name="T99_20">.</text:span><text:span text:style-name="T99_21">exe</text:span></text:p>
            <text:p text:style-name="P100"><text:span text:style-name="T100_1">::</text:span><text:span text:style-name="T100_2">start</text:span><text:span text:style-name="T100_3"><text:s/></text:span><text:span text:style-name="T100_4">cmd</text:span><text:span text:style-name="T100_5"><text:s/></text:span><text:span text:style-name="T100_6">mode</text:span><text:span text:style-name="T100_7"><text:s/></text:span><text:span text:style-name="T100_8">with</text:span><text:span text:style-name="T100_9"><text:s/></text:span><text:span text:style-name="T100_10">nodeJs</text:span><text:span text:style-name="T100_11"><text:s/></text:span><text:span text:style-name="T100_12">setup</text:span></text:p>
            <text:p text:style-name="P101"><text:span text:style-name="T101_1">C</text:span><text:span text:style-name="T101_2">:\</text:span><text:span text:style-name="T101_3">WINDOWS</text:span><text:span text:style-name="T101_4">\</text:span><text:span text:style-name="T101_5">system</text:span><text:span text:style-name="T101_6">32\</text:span><text:span text:style-name="T101_7">cmd</text:span><text:span text:style-name="T101_8">.</text:span><text:span text:style-name="T101_9">exe</text:span><text:span text:style-name="T101_10"><text:s/>/</text:span><text:span text:style-name="T101_11">k</text:span><text:span text:style-name="T101_12"><text:s/>"</text:span><text:span text:style-name="T101_13">C</text:span><text:span text:style-name="T101_14">:\</text:span><text:span text:style-name="T101_15">Progra</text:span><text:span text:style-name="T101_16">~1\</text:span><text:span text:style-name="T101_17">nodejs</text:span><text:span text:style-name="T101_18">\</text:span><text:span text:style-name="T101_19">nodevars</text:span><text:span text:style-name="T101_20">.</text:span><text:span text:style-name="T101_21">bat</text:span><text:span text:style-name="T101_22">"<text:s/></text:span></text:p>
            <text:p text:style-name="P102"/>
          </table:table-cell>
        </table:table-row>
      </table:table>
      <text:p text:style-name="P103"/>
      <text:p text:style-name="P104"><text:span text:style-name="T104_1">(</text:span><text:span text:style-name="T104_2">Notes</text:span><text:span text:style-name="T104_3">)</text:span><text:span text:style-name="T104_4"><text:s/>:<text:s/><text:line-break/></text:span><text:span text:style-name="T104_5">Enlever</text:span><text:span text:style-name="T104_6"><text:s/></text:span><text:span text:style-name="T104_7">les</text:span><text:span text:style-name="T104_8"><text:s/></text:span><text:span text:style-name="T104_9">paths</text:span><text:span text:style-name="T104_10"><text:s/></text:span><text:span text:style-name="T104_11">qui</text:span><text:span text:style-name="T104_12"><text:s/></text:span><text:span text:style-name="T104_13">existeraient</text:span><text:span text:style-name="T104_14"><text:s/></text:span><text:span text:style-name="T104_15">déjà</text:span><text:span text:style-name="T104_16"><text:s/></text:span><text:span text:style-name="T104_17">dans</text:span><text:span text:style-name="T104_18"><text:s/></text:span><text:span text:style-name="T104_19">les</text:span><text:span text:style-name="T104_20"><text:s/>“</text:span><text:span text:style-name="T104_21">variables</text:span><text:span text:style-name="T104_22"><text:s/></text:span><text:span text:style-name="T104_23">d</text:span><text:span text:style-name="T104_24">'</text:span><text:span text:style-name="T104_25">environnement</text:span><text:span text:style-name="T104_26">”.</text:span></text:p>
      <text:p text:style-name="P105"><text:span text:style-name="T105_1">La</text:span><text:span text:style-name="T105_2"><text:s/></text:span><text:span text:style-name="T105_3">variable</text:span><text:span text:style-name="T105_4"><text:s/></text:span><text:span text:style-name="T105_5">système</text:span><text:span text:style-name="T105_6"><text:s/></text:span><text:span text:style-name="T105_7">JAVA</text:span><text:span text:style-name="T105_8">_</text:span><text:span text:style-name="T105_9">HOME</text:span><text:span text:style-name="T105_10"><text:s/></text:span><text:span text:style-name="T105_11">peut</text:span><text:span text:style-name="T105_12"><text:s/></text:span><text:span text:style-name="T105_13">aussi</text:span><text:span text:style-name="T105_14"><text:s/></text:span><text:span text:style-name="T105_15">être</text:span><text:span text:style-name="T105_16"><text:s/></text:span><text:span text:style-name="T105_17">créée</text:span><text:span text:style-name="T105_18"><text:s/></text:span><text:span text:style-name="T105_19">avec</text:span><text:span text:style-name="T105_20"><text:s/></text:span><text:span text:style-name="T105_21">le</text:span><text:span text:style-name="T105_22"><text:s/></text:span><text:span text:style-name="T105_23">path</text:span><text:span text:style-name="T105_24"><text:s/></text:span><text:span text:style-name="T105_25">du</text:span><text:span text:style-name="T105_26"><text:s/></text:span><text:span text:style-name="T105_27">jdk</text:span><text:span text:style-name="T105_28"><text:s/>(</text:span><text:span text:style-name="T105_29">C</text:span><text:span text:style-name="T105_30">:/</text:span><text:span text:style-name="T105_31">progra</text:span><text:span text:style-name="T105_32">~1/</text:span><text:span text:style-name="T105_33">Java</text:span><text:span text:style-name="T105_34">/</text:span><text:span text:style-name="T105_35">jdk</text:span><text:span text:style-name="T105_36">1.6.0_24<text:s/></text:span><text:span text:style-name="T105_37">par</text:span><text:span text:style-name="T105_38"><text:s/></text:span><text:span text:style-name="T105_39">ex</text:span><text:span text:style-name="T105_40">.)</text:span></text:p>
      <text:p text:style-name="P106"/>
      <text:p text:style-name="P107"><text:span text:style-name="T107_1">Vérification</text:span><text:span text:style-name="T107_2"><text:s/></text:span><text:span text:style-name="T107_3">basiques</text:span><text:span text:style-name="T107_4"><text:s text:c="2"/>:</text:span></text:p>
      <text:p text:style-name="P108"><text:span text:style-name="T108_1">(</text:span><text:span text:style-name="T108_2">sous</text:span><text:span text:style-name="T108_3"><text:s/></text:span><text:span text:style-name="T108_4">windows</text:span><text:span text:style-name="T108_5">)</text:span><text:span text:style-name="T108_6"><text:s/></text:span><text:span text:style-name="T108_7">lancer</text:span><text:span text:style-name="T108_8"><text:s/>“</text:span><text:span text:style-name="T108_9">start</text:span><text:span text:style-name="T108_10">.</text:span><text:span text:style-name="T108_11">bat</text:span><text:span text:style-name="T108_12">”<text:s/></text:span><text:span text:style-name="T108_13">depuis</text:span><text:span text:style-name="T108_14"><text:s/></text:span><text:span text:style-name="T108_15">le</text:span><text:span text:style-name="T108_16"><text:s/></text:span><text:span text:style-name="T108_17">dossier</text:span><text:span text:style-name="T108_18"><text:s/></text:span><text:span text:style-name="T108_19">racine</text:span><text:span text:style-name="T108_20"><text:s/></text:span><text:span text:style-name="T108_21">de</text:span><text:span text:style-name="T108_22"><text:s/></text:span><text:span text:style-name="T108_23">dév</text:span><text:span text:style-name="T108_24"><text:s text:c="2"/></text:span></text:p>
      <text:p text:style-name="P109"/>
      <text:p text:style-name="P110"><text:span text:style-name="T110_1">Sous</text:span><text:span text:style-name="T110_2"><text:s/></text:span><text:span text:style-name="T110_3">l</text:span><text:span text:style-name="T110_4">’</text:span><text:span text:style-name="T110_5">interpréteur</text:span><text:span text:style-name="T110_6"><text:s/></text:span><text:span text:style-name="T110_7">de</text:span><text:span text:style-name="T110_8"><text:s/></text:span><text:span text:style-name="T110_9">commande</text:span><text:span text:style-name="T110_10"><text:s/></text:span><text:span text:style-name="T110_11">taper</text:span><text:span text:style-name="T110_12"><text:s/></text:span><text:span text:style-name="T110_13">successivement</text:span><text:span text:style-name="T110_14"><text:s/>:</text:span></text:p>
      <text:p text:style-name="P111"><text:span text:style-name="T111_1">cordova</text:span><text:span text:style-name="T111_2"><text:s/></text:span><text:span text:style-name="T111_3">help</text:span><text:span text:style-name="T111_4"><text:line-break/></text:span></text:p>
      <text:p text:style-name="P112"><text:span text:style-name="T112_1">ant</text:span><text:span text:style-name="T112_2"><text:s/>-</text:span><text:span text:style-name="T112_3">help</text:span><text:span text:style-name="T112_4"><text:line-break/></text:span></text:p>
      <text:p text:style-name="P113"><text:span text:style-name="T113_1">java</text:span><text:span text:style-name="T113_2"><text:s/>-</text:span><text:span text:style-name="T113_3">help</text:span><text:span text:style-name="T113_4"><text:line-break/></text:span></text:p>
      <text:p text:style-name="P114"><text:span text:style-name="T114_1">android</text:span><text:span text:style-name="T114_2"><text:s/></text:span><text:span text:style-name="T114_3">help</text:span></text:p>
      <text:p text:style-name="P115"/>
      <text:p text:style-name="P116"><text:span text:style-name="T116_1">si</text:span><text:span text:style-name="T116_2"><text:s/></text:span><text:span text:style-name="T116_3">autre</text:span><text:span text:style-name="T116_4"><text:s/></text:span><text:span text:style-name="T116_5">chose</text:span><text:span text:style-name="T116_6"><text:s/></text:span><text:span text:style-name="T116_7">que</text:span><text:span text:style-name="T116_8"><text:s/></text:span><text:span text:style-name="T116_9">les</text:span><text:span text:style-name="T116_10"><text:s/></text:span><text:span text:style-name="T116_11">aides</text:span><text:span text:style-name="T116_12"><text:s/></text:span><text:span text:style-name="T116_13">respectives</text:span><text:span text:style-name="T116_14"><text:s/></text:span><text:span text:style-name="T116_15">s</text:span><text:span text:style-name="T116_16">’</text:span><text:span text:style-name="T116_17">affiche</text:span><text:span text:style-name="T116_18">,<text:s/></text:span><text:span text:style-name="T116_19">c</text:span><text:span text:style-name="T116_20">’</text:span><text:span text:style-name="T116_21">est</text:span><text:span text:style-name="T116_22">...<text:s/></text:span><text:span text:style-name="T116_23">mauvais</text:span><text:span text:style-name="T116_24"><text:s/></text:span><text:span text:style-name="T116_25">signe</text:span><text:span text:style-name="T116_26"><text:s/>!</text:span></text:p>
      <text:p text:style-name="P117"/>
      <text:p text:style-name="P118"/>
      <text:p text:style-name="P119"><text:span text:style-name="T119_1">(</text:span><text:span text:style-name="T119_2">sous</text:span><text:span text:style-name="T119_3"><text:s/></text:span><text:span text:style-name="T119_4">windows</text:span><text:span text:style-name="T119_5">)</text:span><text:span text:style-name="T119_6"><text:s/></text:span></text:p>
      <text:p text:style-name="P120"><text:span text:style-name="T120_1"><text:s/></text:span><text:span text:style-name="T120_2">Installation</text:span><text:span text:style-name="T120_3"><text:s/></text:span><text:span text:style-name="T120_4">du</text:span><text:span text:style-name="T120_5"><text:s/></text:span><text:span text:style-name="T120_6">driver</text:span><text:span text:style-name="T120_7"><text:s/></text:span><text:span text:style-name="T120_8">ADB</text:span><text:span text:style-name="T120_9"><text:s/></text:span><text:span text:style-name="T120_10">sur</text:span><text:span text:style-name="T120_11"><text:s/></text:span><text:span text:style-name="T120_12">le</text:span><text:span text:style-name="T120_13"><text:s/></text:span><text:span text:style-name="T120_14">mobile</text:span><text:span text:style-name="T120_15"><text:s text:c="2"/>:</text:span></text:p>
      <text:p text:style-name="P121"><text:span text:style-name="T121_1">Même</text:span><text:span text:style-name="T121_2"><text:s/></text:span><text:span text:style-name="T121_3">si</text:span><text:span text:style-name="T121_4"><text:s/></text:span><text:span text:style-name="T121_5">votre</text:span><text:span text:style-name="T121_6"><text:s/></text:span><text:span text:style-name="T121_7">ordinateur</text:span><text:span text:style-name="T121_8"><text:s/></text:span><text:span text:style-name="T121_9">accède</text:span><text:span text:style-name="T121_10"><text:s/></text:span><text:span text:style-name="T121_11">déjà</text:span><text:span text:style-name="T121_12"><text:s/></text:span><text:span text:style-name="T121_13">à</text:span><text:span text:style-name="T121_14"><text:s/></text:span><text:span text:style-name="T121_15">la</text:span><text:span text:style-name="T121_16"><text:s/></text:span><text:span text:style-name="T121_17">mémoire</text:span><text:span text:style-name="T121_18"><text:s/></text:span><text:span text:style-name="T121_19">du</text:span><text:span text:style-name="T121_20"><text:s/></text:span><text:span text:style-name="T121_21">mobile</text:span><text:span text:style-name="T121_22">,<text:s/></text:span><text:span text:style-name="T121_23">vérifier</text:span><text:span text:style-name="T121_24"><text:s/></text:span><text:span text:style-name="T121_25">que</text:span><text:span text:style-name="T121_26"><text:s/></text:span><text:span text:style-name="T121_27">c</text:span><text:span text:style-name="T121_28">’</text:span><text:span text:style-name="T121_29">est</text:span><text:span text:style-name="T121_30"><text:s/></text:span><text:span text:style-name="T121_31">bien</text:span><text:span text:style-name="T121_32"><text:s/></text:span><text:span text:style-name="T121_33">le</text:span><text:span text:style-name="T121_34"><text:s/></text:span><text:span text:style-name="T121_35">driver</text:span><text:span text:style-name="T121_36"><text:s/></text:span><text:span text:style-name="T121_37">ADB</text:span><text:span text:style-name="T121_38"><text:s/>(</text:span><text:span text:style-name="T121_39">Android</text:span><text:span text:style-name="T121_40"><text:s/></text:span><text:span text:style-name="T121_41">Debug</text:span><text:span text:style-name="T121_42"><text:s/></text:span><text:span text:style-name="T121_43">Bridge</text:span><text:span text:style-name="T121_44">)<text:s/></text:span><text:span text:style-name="T121_45">qui</text:span><text:span text:style-name="T121_46"><text:s/></text:span><text:span text:style-name="T121_47">est</text:span><text:span text:style-name="T121_48"><text:s/></text:span><text:span text:style-name="T121_49">installé</text:span><text:span text:style-name="T121_50">.<text:s/></text:span><text:span text:style-name="T121_51">Sinon</text:span><text:span text:style-name="T121_52"><text:s/>:</text:span></text:p>
      <text:p text:style-name="P122"/>
      <text:p text:style-name="P123"><text:span text:style-name="T123_1">le</text:span><text:span text:style-name="T123_2"><text:s/></text:span><text:span text:style-name="T123_3">télécharger</text:span><text:span text:style-name="T123_4"><text:s/></text:span><text:span text:style-name="T123_5">et</text:span><text:span text:style-name="T123_6"><text:s/></text:span><text:span text:style-name="T123_7">remplacer</text:span><text:span text:style-name="T123_8"><text:s/></text:span><text:span text:style-name="T123_9">le</text:span><text:span text:style-name="T123_10"><text:s/></text:span><text:span text:style-name="T123_11">pilote</text:span><text:span text:style-name="T123_12"><text:s/></text:span><text:span text:style-name="T123_13">existant</text:span><text:span text:style-name="T123_14"><text:s/></text:span><text:span text:style-name="T123_15">avec</text:span><text:span text:style-name="T123_16"><text:s/>:<text:s text:c="2"/></text:span></text:p>
      <text:p text:style-name="P124"><text:span text:style-name="T124_1">Acer</text:span><text:span text:style-name="T124_2"><text:tab/><text:s/><text:tab/>:<text:s/></text:span><text:span text:style-name="T124_3"><text:a xlink:type="simple" xlink:href="http://www.acer.fr/ac/fr/FR/content/drivers"><text:span text:style-name="T124_4">http</text:span></text:a></text:span><text:span text:style-name="T124_5"><text:a xlink:type="simple" xlink:href="http://www.acer.fr/ac/fr/FR/content/drivers"><text:span text:style-name="T124_6">://</text:span></text:a></text:span><text:span text:style-name="T124_7"><text:a xlink:type="simple" xlink:href="http://www.acer.fr/ac/fr/FR/content/drivers"><text:span text:style-name="T124_8">www</text:span></text:a></text:span><text:span text:style-name="T124_9"><text:a xlink:type="simple" xlink:href="http://www.acer.fr/ac/fr/FR/content/drivers"><text:span text:style-name="T124_10">.</text:span></text:a></text:span><text:span text:style-name="T124_11"><text:a xlink:type="simple" xlink:href="http://www.acer.fr/ac/fr/FR/content/drivers"><text:span text:style-name="T124_12">acer</text:span></text:a></text:span><text:span text:style-name="T124_13"><text:a xlink:type="simple" xlink:href="http://www.acer.fr/ac/fr/FR/content/drivers"><text:span text:style-name="T124_14">.</text:span></text:a></text:span><text:span text:style-name="T124_15"><text:a xlink:type="simple" xlink:href="http://www.acer.fr/ac/fr/FR/content/drivers"><text:span text:style-name="T124_16">fr</text:span></text:a></text:span><text:span text:style-name="T124_17"><text:a xlink:type="simple" xlink:href="http://www.acer.fr/ac/fr/FR/content/drivers"><text:span text:style-name="T124_18">/</text:span></text:a></text:span><text:span text:style-name="T124_19"><text:a xlink:type="simple" xlink:href="http://www.acer.fr/ac/fr/FR/content/drivers"><text:span text:style-name="T124_20">ac</text:span></text:a></text:span><text:span text:style-name="T124_21"><text:a xlink:type="simple" xlink:href="http://www.acer.fr/ac/fr/FR/content/drivers"><text:span text:style-name="T124_22">/</text:span></text:a></text:span><text:span text:style-name="T124_23"><text:a xlink:type="simple" xlink:href="http://www.acer.fr/ac/fr/FR/content/drivers"><text:span text:style-name="T124_24">fr</text:span></text:a></text:span><text:span text:style-name="T124_25"><text:a xlink:type="simple" xlink:href="http://www.acer.fr/ac/fr/FR/content/drivers"><text:span text:style-name="T124_26">/</text:span></text:a></text:span><text:span text:style-name="T124_27"><text:a xlink:type="simple" xlink:href="http://www.acer.fr/ac/fr/FR/content/drivers"><text:span text:style-name="T124_28">FR</text:span></text:a></text:span><text:span text:style-name="T124_29"><text:a xlink:type="simple" xlink:href="http://www.acer.fr/ac/fr/FR/content/drivers"><text:span text:style-name="T124_30">/</text:span></text:a></text:span><text:span text:style-name="T124_31"><text:a xlink:type="simple" xlink:href="http://www.acer.fr/ac/fr/FR/content/drivers"><text:span text:style-name="T124_32">content</text:span></text:a></text:span><text:span text:style-name="T124_33"><text:a xlink:type="simple" xlink:href="http://www.acer.fr/ac/fr/FR/content/drivers"><text:span text:style-name="T124_34">/</text:span></text:a></text:span><text:span text:style-name="T124_35"><text:a xlink:type="simple" xlink:href="http://www.acer.fr/ac/fr/FR/content/drivers"><text:span text:style-name="T124_36">drivers</text:span></text:a></text:span></text:p>
      <text:p text:style-name="P125"><text:span text:style-name="T125_1">Samsung</text:span><text:span text:style-name="T125_2"><text:s/><text:tab/>:<text:s/></text:span><text:span text:style-name="T125_3"><text:a xlink:type="simple" xlink:href="http://developer.samsung.com/technical-doc/view.do?v=T000000117"><text:span text:style-name="T125_4">http</text:span></text:a></text:span><text:span text:style-name="T125_5"><text:a xlink:type="simple" xlink:href="http://developer.samsung.com/technical-doc/view.do?v=T000000117"><text:span text:style-name="T125_6">://</text:span></text:a></text:span><text:span text:style-name="T125_7"><text:a xlink:type="simple" xlink:href="http://developer.samsung.com/technical-doc/view.do?v=T000000117"><text:span text:style-name="T125_8">developer</text:span></text:a></text:span><text:span text:style-name="T125_9"><text:a xlink:type="simple" xlink:href="http://developer.samsung.com/technical-doc/view.do?v=T000000117"><text:span text:style-name="T125_10">.</text:span></text:a></text:span><text:span text:style-name="T125_11"><text:a xlink:type="simple" xlink:href="http://developer.samsung.com/technical-doc/view.do?v=T000000117"><text:span text:style-name="T125_12">samsung</text:span></text:a></text:span><text:span text:style-name="T125_13"><text:a xlink:type="simple" xlink:href="http://developer.samsung.com/technical-doc/view.do?v=T000000117"><text:span text:style-name="T125_14">.</text:span></text:a></text:span><text:span text:style-name="T125_15"><text:a xlink:type="simple" xlink:href="http://developer.samsung.com/technical-doc/view.do?v=T000000117"><text:span text:style-name="T125_16">com</text:span></text:a></text:span><text:span text:style-name="T125_17"><text:a xlink:type="simple" xlink:href="http://developer.samsung.com/technical-doc/view.do?v=T000000117"><text:span text:style-name="T125_18">/</text:span></text:a></text:span><text:span text:style-name="T125_19"><text:a xlink:type="simple" xlink:href="http://developer.samsung.com/technical-doc/view.do?v=T000000117"><text:span text:style-name="T125_20">technical</text:span></text:a></text:span><text:span text:style-name="T125_21"><text:a xlink:type="simple" xlink:href="http://developer.samsung.com/technical-doc/view.do?v=T000000117"><text:span text:style-name="T125_22">-</text:span></text:a></text:span><text:span text:style-name="T125_23"><text:a xlink:type="simple" xlink:href="http://developer.samsung.com/technical-doc/view.do?v=T000000117"><text:span text:style-name="T125_24">doc</text:span></text:a></text:span><text:span text:style-name="T125_25"><text:a xlink:type="simple" xlink:href="http://developer.samsung.com/technical-doc/view.do?v=T000000117"><text:span text:style-name="T125_26">/</text:span></text:a></text:span><text:span text:style-name="T125_27"><text:a xlink:type="simple" xlink:href="http://developer.samsung.com/technical-doc/view.do?v=T000000117"><text:span text:style-name="T125_28">view</text:span></text:a></text:span><text:span text:style-name="T125_29"><text:a xlink:type="simple" xlink:href="http://developer.samsung.com/technical-doc/view.do?v=T000000117"><text:span text:style-name="T125_30">.</text:span></text:a></text:span><text:span text:style-name="T125_31"><text:a xlink:type="simple" xlink:href="http://developer.samsung.com/technical-doc/view.do?v=T000000117"><text:span text:style-name="T125_32">do</text:span></text:a></text:span><text:span text:style-name="T125_33"><text:a xlink:type="simple" xlink:href="http://developer.samsung.com/technical-doc/view.do?v=T000000117"><text:span text:style-name="T125_34">?</text:span></text:a></text:span><text:span text:style-name="T125_35"><text:a xlink:type="simple" xlink:href="http://developer.samsung.com/technical-doc/view.do?v=T000000117"><text:span text:style-name="T125_36">v</text:span></text:a></text:span><text:span text:style-name="T125_37"><text:a xlink:type="simple" xlink:href="http://developer.samsung.com/technical-doc/view.do?v=T000000117"><text:span text:style-name="T125_38">=</text:span></text:a></text:span><text:span text:style-name="T125_39"><text:a xlink:type="simple" xlink:href="http://developer.samsung.com/technical-doc/view.do?v=T000000117"><text:span text:style-name="T125_40">T</text:span></text:a></text:span><text:span text:style-name="T125_41"><text:a xlink:type="simple" xlink:href="http://developer.samsung.com/technical-doc/view.do?v=T000000117"><text:span text:style-name="T125_42">000000117</text:span></text:a></text:span><text:span text:style-name="T125_43"><text:s/></text:span></text:p>
      <text:p text:style-name="P126"><text:span text:style-name="T126_1">HTC</text:span><text:span text:style-name="T126_2"><text:tab/><text:tab/>:<text:s/></text:span><text:span text:style-name="T126_3"><text:a xlink:type="simple" xlink:href="http://www.mediafire.com/download/eqrqb44r3ot18g1/HTCDriver_4.2.0.001.exe"><text:span text:style-name="T126_4">http</text:span></text:a></text:span><text:span text:style-name="T126_5"><text:a xlink:type="simple" xlink:href="http://www.mediafire.com/download/eqrqb44r3ot18g1/HTCDriver_4.2.0.001.exe"><text:span text:style-name="T126_6">://</text:span></text:a></text:span><text:span text:style-name="T126_7"><text:a xlink:type="simple" xlink:href="http://www.mediafire.com/download/eqrqb44r3ot18g1/HTCDriver_4.2.0.001.exe"><text:span text:style-name="T126_8">www</text:span></text:a></text:span><text:span text:style-name="T126_9"><text:a xlink:type="simple" xlink:href="http://www.mediafire.com/download/eqrqb44r3ot18g1/HTCDriver_4.2.0.001.exe"><text:span text:style-name="T126_10">.</text:span></text:a></text:span><text:span text:style-name="T126_11"><text:a xlink:type="simple" xlink:href="http://www.mediafire.com/download/eqrqb44r3ot18g1/HTCDriver_4.2.0.001.exe"><text:span text:style-name="T126_12">mediafire</text:span></text:a></text:span><text:span text:style-name="T126_13"><text:a xlink:type="simple" xlink:href="http://www.mediafire.com/download/eqrqb44r3ot18g1/HTCDriver_4.2.0.001.exe"><text:span text:style-name="T126_14">.</text:span></text:a></text:span><text:span text:style-name="T126_15"><text:a xlink:type="simple" xlink:href="http://www.mediafire.com/download/eqrqb44r3ot18g1/HTCDriver_4.2.0.001.exe"><text:span text:style-name="T126_16">com</text:span></text:a></text:span><text:span text:style-name="T126_17"><text:a xlink:type="simple" xlink:href="http://www.mediafire.com/download/eqrqb44r3ot18g1/HTCDriver_4.2.0.001.exe"><text:span text:style-name="T126_18">/</text:span></text:a></text:span><text:span text:style-name="T126_19"><text:a xlink:type="simple" xlink:href="http://www.mediafire.com/download/eqrqb44r3ot18g1/HTCDriver_4.2.0.001.exe"><text:span text:style-name="T126_20">download</text:span></text:a></text:span><text:span text:style-name="T126_21"><text:a xlink:type="simple" xlink:href="http://www.mediafire.com/download/eqrqb44r3ot18g1/HTCDriver_4.2.0.001.exe"><text:span text:style-name="T126_22">/</text:span></text:a></text:span><text:span text:style-name="T126_23"><text:a xlink:type="simple" xlink:href="http://www.mediafire.com/download/eqrqb44r3ot18g1/HTCDriver_4.2.0.001.exe"><text:span text:style-name="T126_24">eqrqb</text:span></text:a></text:span><text:span text:style-name="T126_25"><text:a xlink:type="simple" xlink:href="http://www.mediafire.com/download/eqrqb44r3ot18g1/HTCDriver_4.2.0.001.exe"><text:span text:style-name="T126_26">44</text:span></text:a></text:span><text:span text:style-name="T126_27"><text:a xlink:type="simple" xlink:href="http://www.mediafire.com/download/eqrqb44r3ot18g1/HTCDriver_4.2.0.001.exe"><text:span text:style-name="T126_28">r</text:span></text:a></text:span><text:span text:style-name="T126_29"><text:a xlink:type="simple" xlink:href="http://www.mediafire.com/download/eqrqb44r3ot18g1/HTCDriver_4.2.0.001.exe"><text:span text:style-name="T126_30">3</text:span></text:a></text:span><text:span text:style-name="T126_31"><text:a xlink:type="simple" xlink:href="http://www.mediafire.com/download/eqrqb44r3ot18g1/HTCDriver_4.2.0.001.exe"><text:span text:style-name="T126_32">ot</text:span></text:a></text:span><text:span text:style-name="T126_33"><text:a xlink:type="simple" xlink:href="http://www.mediafire.com/download/eqrqb44r3ot18g1/HTCDriver_4.2.0.001.exe"><text:span text:style-name="T126_34">18</text:span></text:a></text:span><text:span text:style-name="T126_35"><text:a xlink:type="simple" xlink:href="http://www.mediafire.com/download/eqrqb44r3ot18g1/HTCDriver_4.2.0.001.exe"><text:span text:style-name="T126_36">g</text:span></text:a></text:span><text:span text:style-name="T126_37"><text:a xlink:type="simple" xlink:href="http://www.mediafire.com/download/eqrqb44r3ot18g1/HTCDriver_4.2.0.001.exe"><text:span text:style-name="T126_38">1/</text:span></text:a></text:span><text:span text:style-name="T126_39"><text:a xlink:type="simple" xlink:href="http://www.mediafire.com/download/eqrqb44r3ot18g1/HTCDriver_4.2.0.001.exe"><text:span text:style-name="T126_40">HTCDriver</text:span></text:a></text:span><text:span text:style-name="T126_41"><text:a xlink:type="simple" xlink:href="http://www.mediafire.com/download/eqrqb44r3ot18g1/HTCDriver_4.2.0.001.exe"><text:span text:style-name="T126_42">_4.2.0.001.</text:span></text:a></text:span><text:span text:style-name="T126_43"><text:a xlink:type="simple" xlink:href="http://www.mediafire.com/download/eqrqb44r3ot18g1/HTCDriver_4.2.0.001.exe"><text:span text:style-name="T126_44">exe</text:span></text:a></text:span></text:p>
      <text:p text:style-name="P127"><text:span text:style-name="T127_1"><text:s text:c="4"/></text:span><text:span text:style-name="T127_2">autres</text:span><text:span text:style-name="T127_3">:</text:span></text:p>
      <text:p text:style-name="P128"><text:span text:style-name="T128_1"><text:a xlink:type="simple" xlink:href="http://techbeasts.com/2013/08/07/android-usb-drivers-for-windows-download-google-nexsus-samsung-htc-hauwei-motorola-lg-usb-drivers-adb-fastboot/"><text:span text:style-name="T128_2">http</text:span></text:a></text:span><text:span text:style-name="T128_3"><text:a xlink:type="simple" xlink:href="http://techbeasts.com/2013/08/07/android-usb-drivers-for-windows-download-google-nexsus-samsung-htc-hauwei-motorola-lg-usb-drivers-adb-fastboot/"><text:span text:style-name="T128_4">://</text:span></text:a></text:span><text:span text:style-name="T128_5"><text:a xlink:type="simple" xlink:href="http://techbeasts.com/2013/08/07/android-usb-drivers-for-windows-download-google-nexsus-samsung-htc-hauwei-motorola-lg-usb-drivers-adb-fastboot/"><text:span text:style-name="T128_6">techbeasts</text:span></text:a></text:span><text:span text:style-name="T128_7"><text:a xlink:type="simple" xlink:href="http://techbeasts.com/2013/08/07/android-usb-drivers-for-windows-download-google-nexsus-samsung-htc-hauwei-motorola-lg-usb-drivers-adb-fastboot/"><text:span text:style-name="T128_8">.</text:span></text:a></text:span><text:span text:style-name="T128_9"><text:a xlink:type="simple" xlink:href="http://techbeasts.com/2013/08/07/android-usb-drivers-for-windows-download-google-nexsus-samsung-htc-hauwei-motorola-lg-usb-drivers-adb-fastboot/"><text:span text:style-name="T128_10">com</text:span></text:a></text:span><text:span text:style-name="T128_11"><text:a xlink:type="simple" xlink:href="http://techbeasts.com/2013/08/07/android-usb-drivers-for-windows-download-google-nexsus-samsung-htc-hauwei-motorola-lg-usb-drivers-adb-fastboot/"><text:span text:style-name="T128_12">/2013/08/07/</text:span></text:a></text:span><text:span text:style-name="T128_13"><text:a xlink:type="simple" xlink:href="http://techbeasts.com/2013/08/07/android-usb-drivers-for-windows-download-google-nexsus-samsung-htc-hauwei-motorola-lg-usb-drivers-adb-fastboot/"><text:span text:style-name="T128_14">android</text:span></text:a></text:span><text:span text:style-name="T128_15"><text:a xlink:type="simple" xlink:href="http://techbeasts.com/2013/08/07/android-usb-drivers-for-windows-download-google-nexsus-samsung-htc-hauwei-motorola-lg-usb-drivers-adb-fastboot/"><text:span text:style-name="T128_16">-</text:span></text:a></text:span><text:span text:style-name="T128_17"><text:a xlink:type="simple" xlink:href="http://techbeasts.com/2013/08/07/android-usb-drivers-for-windows-download-google-nexsus-samsung-htc-hauwei-motorola-lg-usb-drivers-adb-fastboot/"><text:span text:style-name="T128_18">usb</text:span></text:a></text:span><text:span text:style-name="T128_19"><text:a xlink:type="simple" xlink:href="http://techbeasts.com/2013/08/07/android-usb-drivers-for-windows-download-google-nexsus-samsung-htc-hauwei-motorola-lg-usb-drivers-adb-fastboot/"><text:span text:style-name="T128_20">-</text:span></text:a></text:span><text:span text:style-name="T128_21"><text:a xlink:type="simple" xlink:href="http://techbeasts.com/2013/08/07/android-usb-drivers-for-windows-download-google-nexsus-samsung-htc-hauwei-motorola-lg-usb-drivers-adb-fastboot/"><text:span text:style-name="T128_22">drivers</text:span></text:a></text:span><text:span text:style-name="T128_23"><text:a xlink:type="simple" xlink:href="http://techbeasts.com/2013/08/07/android-usb-drivers-for-windows-download-google-nexsus-samsung-htc-hauwei-motorola-lg-usb-drivers-adb-fastboot/"><text:span text:style-name="T128_24">-</text:span></text:a></text:span><text:span text:style-name="T128_25"><text:a xlink:type="simple" xlink:href="http://techbeasts.com/2013/08/07/android-usb-drivers-for-windows-download-google-nexsus-samsung-htc-hauwei-motorola-lg-usb-drivers-adb-fastboot/"><text:span text:style-name="T128_26">for</text:span></text:a></text:span><text:span text:style-name="T128_27"><text:a xlink:type="simple" xlink:href="http://techbeasts.com/2013/08/07/android-usb-drivers-for-windows-download-google-nexsus-samsung-htc-hauwei-motorola-lg-usb-drivers-adb-fastboot/"><text:span text:style-name="T128_28">-</text:span></text:a></text:span><text:span text:style-name="T128_29"><text:a xlink:type="simple" xlink:href="http://techbeasts.com/2013/08/07/android-usb-drivers-for-windows-download-google-nexsus-samsung-htc-hauwei-motorola-lg-usb-drivers-adb-fastboot/"><text:span text:style-name="T128_30">windows</text:span></text:a></text:span><text:span text:style-name="T128_31"><text:a xlink:type="simple" xlink:href="http://techbeasts.com/2013/08/07/android-usb-drivers-for-windows-download-google-nexsus-samsung-htc-hauwei-motorola-lg-usb-drivers-adb-fastboot/"><text:span text:style-name="T128_32">-</text:span></text:a></text:span><text:span text:style-name="T128_33"><text:a xlink:type="simple" xlink:href="http://techbeasts.com/2013/08/07/android-usb-drivers-for-windows-download-google-nexsus-samsung-htc-hauwei-motorola-lg-usb-drivers-adb-fastboot/"><text:span text:style-name="T128_34">download</text:span></text:a></text:span><text:span text:style-name="T128_35"><text:a xlink:type="simple" xlink:href="http://techbeasts.com/2013/08/07/android-usb-drivers-for-windows-download-google-nexsus-samsung-htc-hauwei-motorola-lg-usb-drivers-adb-fastboot/"><text:span text:style-name="T128_36">-</text:span></text:a></text:span><text:span text:style-name="T128_37"><text:a xlink:type="simple" xlink:href="http://techbeasts.com/2013/08/07/android-usb-drivers-for-windows-download-google-nexsus-samsung-htc-hauwei-motorola-lg-usb-drivers-adb-fastboot/"><text:span text:style-name="T128_38">google</text:span></text:a></text:span><text:span text:style-name="T128_39"><text:a xlink:type="simple" xlink:href="http://techbeasts.com/2013/08/07/android-usb-drivers-for-windows-download-google-nexsus-samsung-htc-hauwei-motorola-lg-usb-drivers-adb-fastboot/"><text:span text:style-name="T128_40">-</text:span></text:a></text:span><text:span text:style-name="T128_41"><text:a xlink:type="simple" xlink:href="http://techbeasts.com/2013/08/07/android-usb-drivers-for-windows-download-google-nexsus-samsung-htc-hauwei-motorola-lg-usb-drivers-adb-fastboot/"><text:span text:style-name="T128_42">nexsus</text:span></text:a></text:span><text:span text:style-name="T128_43"><text:a xlink:type="simple" xlink:href="http://techbeasts.com/2013/08/07/android-usb-drivers-for-windows-download-google-nexsus-samsung-htc-hauwei-motorola-lg-usb-drivers-adb-fastboot/"><text:span text:style-name="T128_44">-</text:span></text:a></text:span><text:span text:style-name="T128_45"><text:a xlink:type="simple" xlink:href="http://techbeasts.com/2013/08/07/android-usb-drivers-for-windows-download-google-nexsus-samsung-htc-hauwei-motorola-lg-usb-drivers-adb-fastboot/"><text:span text:style-name="T128_46">samsung</text:span></text:a></text:span><text:span text:style-name="T128_47"><text:a xlink:type="simple" xlink:href="http://techbeasts.com/2013/08/07/android-usb-drivers-for-windows-download-google-nexsus-samsung-htc-hauwei-motorola-lg-usb-drivers-adb-fastboot/"><text:span text:style-name="T128_48">-</text:span></text:a></text:span><text:span text:style-name="T128_49"><text:a xlink:type="simple" xlink:href="http://techbeasts.com/2013/08/07/android-usb-drivers-for-windows-download-google-nexsus-samsung-htc-hauwei-motorola-lg-usb-drivers-adb-fastboot/"><text:span text:style-name="T128_50">htc</text:span></text:a></text:span><text:span text:style-name="T128_51"><text:a xlink:type="simple" xlink:href="http://techbeasts.com/2013/08/07/android-usb-drivers-for-windows-download-google-nexsus-samsung-htc-hauwei-motorola-lg-usb-drivers-adb-fastboot/"><text:span text:style-name="T128_52">-</text:span></text:a></text:span><text:span text:style-name="T128_53"><text:a xlink:type="simple" xlink:href="http://techbeasts.com/2013/08/07/android-usb-drivers-for-windows-download-google-nexsus-samsung-htc-hauwei-motorola-lg-usb-drivers-adb-fastboot/"><text:span text:style-name="T128_54">hauwei</text:span></text:a></text:span><text:span text:style-name="T128_55"><text:a xlink:type="simple" xlink:href="http://techbeasts.com/2013/08/07/android-usb-drivers-for-windows-download-google-nexsus-samsung-htc-hauwei-motorola-lg-usb-drivers-adb-fastboot/"><text:span text:style-name="T128_56">-</text:span></text:a></text:span><text:span text:style-name="T128_57"><text:a xlink:type="simple" xlink:href="http://techbeasts.com/2013/08/07/android-usb-drivers-for-windows-download-google-nexsus-samsung-htc-hauwei-motorola-lg-usb-drivers-adb-fastboot/"><text:span text:style-name="T128_58">motorola</text:span></text:a></text:span><text:span text:style-name="T128_59"><text:a xlink:type="simple" xlink:href="http://techbeasts.com/2013/08/07/android-usb-drivers-for-windows-download-google-nexsus-samsung-htc-hauwei-motorola-lg-usb-drivers-adb-fastboot/"><text:span text:style-name="T128_60">-</text:span></text:a></text:span><text:span text:style-name="T128_61"><text:a xlink:type="simple" xlink:href="http://techbeasts.com/2013/08/07/android-usb-drivers-for-windows-download-google-nexsus-samsung-htc-hauwei-motorola-lg-usb-drivers-adb-fastboot/"><text:span text:style-name="T128_62">lg</text:span></text:a></text:span><text:span text:style-name="T128_63"><text:a xlink:type="simple" xlink:href="http://techbeasts.com/2013/08/07/android-usb-drivers-for-windows-download-google-nexsus-samsung-htc-hauwei-motorola-lg-usb-drivers-adb-fastboot/"><text:span text:style-name="T128_64">-</text:span></text:a></text:span><text:span text:style-name="T128_65"><text:a xlink:type="simple" xlink:href="http://techbeasts.com/2013/08/07/android-usb-drivers-for-windows-download-google-nexsus-samsung-htc-hauwei-motorola-lg-usb-drivers-adb-fastboot/"><text:span text:style-name="T128_66">usb</text:span></text:a></text:span><text:span text:style-name="T128_67"><text:a xlink:type="simple" xlink:href="http://techbeasts.com/2013/08/07/android-usb-drivers-for-windows-download-google-nexsus-samsung-htc-hauwei-motorola-lg-usb-drivers-adb-fastboot/"><text:span text:style-name="T128_68">-</text:span></text:a></text:span><text:span text:style-name="T128_69"><text:a xlink:type="simple" xlink:href="http://techbeasts.com/2013/08/07/android-usb-drivers-for-windows-download-google-nexsus-samsung-htc-hauwei-motorola-lg-usb-drivers-adb-fastboot/"><text:span text:style-name="T128_70">drivers</text:span></text:a></text:span><text:span text:style-name="T128_71"><text:a xlink:type="simple" xlink:href="http://techbeasts.com/2013/08/07/android-usb-drivers-for-windows-download-google-nexsus-samsung-htc-hauwei-motorola-lg-usb-drivers-adb-fastboot/"><text:span text:style-name="T128_72">-</text:span></text:a></text:span><text:span text:style-name="T128_73"><text:a xlink:type="simple" xlink:href="http://techbeasts.com/2013/08/07/android-usb-drivers-for-windows-download-google-nexsus-samsung-htc-hauwei-motorola-lg-usb-drivers-adb-fastboot/"><text:span text:style-name="T128_74">adb</text:span></text:a></text:span><text:span text:style-name="T128_75"><text:a xlink:type="simple" xlink:href="http://techbeasts.com/2013/08/07/android-usb-drivers-for-windows-download-google-nexsus-samsung-htc-hauwei-motorola-lg-usb-drivers-adb-fastboot/"><text:span text:style-name="T128_76">-</text:span></text:a></text:span><text:span text:style-name="T128_77"><text:a xlink:type="simple" xlink:href="http://techbeasts.com/2013/08/07/android-usb-drivers-for-windows-download-google-nexsus-samsung-htc-hauwei-motorola-lg-usb-drivers-adb-fastboot/"><text:span text:style-name="T128_78">fastboot</text:span></text:a></text:span><text:span text:style-name="T128_79"><text:a xlink:type="simple" xlink:href="http://techbeasts.com/2013/08/07/android-usb-drivers-for-windows-download-google-nexsus-samsung-htc-hauwei-motorola-lg-usb-drivers-adb-fastboot/"><text:span text:style-name="T128_80">/</text:span></text:a></text:span></text:p>
      <text:p text:style-name="P129"><text:span text:style-name="T129_1">ou</text:span></text:p>
      <text:p text:style-name="P130"><text:span text:style-name="T130_1"><text:a xlink:type="simple" xlink:href="http://developer.android.com/tools/extras/oem-usb.html#Drivers"><text:span text:style-name="T130_2">http</text:span></text:a></text:span><text:span text:style-name="T130_3"><text:a xlink:type="simple" xlink:href="http://developer.android.com/tools/extras/oem-usb.html#Drivers"><text:span text:style-name="T130_4">://</text:span></text:a></text:span><text:span text:style-name="T130_5"><text:a xlink:type="simple" xlink:href="http://developer.android.com/tools/extras/oem-usb.html#Drivers"><text:span text:style-name="T130_6">developer</text:span></text:a></text:span><text:span text:style-name="T130_7"><text:a xlink:type="simple" xlink:href="http://developer.android.com/tools/extras/oem-usb.html#Drivers"><text:span text:style-name="T130_8">.</text:span></text:a></text:span><text:span text:style-name="T130_9"><text:a xlink:type="simple" xlink:href="http://developer.android.com/tools/extras/oem-usb.html#Drivers"><text:span text:style-name="T130_10">android</text:span></text:a></text:span><text:span text:style-name="T130_11"><text:a xlink:type="simple" xlink:href="http://developer.android.com/tools/extras/oem-usb.html#Drivers"><text:span text:style-name="T130_12">.</text:span></text:a></text:span><text:span text:style-name="T130_13"><text:a xlink:type="simple" xlink:href="http://developer.android.com/tools/extras/oem-usb.html#Drivers"><text:span text:style-name="T130_14">com</text:span></text:a></text:span><text:span text:style-name="T130_15"><text:a xlink:type="simple" xlink:href="http://developer.android.com/tools/extras/oem-usb.html#Drivers"><text:span text:style-name="T130_16">/</text:span></text:a></text:span><text:span text:style-name="T130_17"><text:a xlink:type="simple" xlink:href="http://developer.android.com/tools/extras/oem-usb.html#Drivers"><text:span text:style-name="T130_18">tools</text:span></text:a></text:span><text:span text:style-name="T130_19"><text:a xlink:type="simple" xlink:href="http://developer.android.com/tools/extras/oem-usb.html#Drivers"><text:span text:style-name="T130_20">/</text:span></text:a></text:span><text:span text:style-name="T130_21"><text:a xlink:type="simple" xlink:href="http://developer.android.com/tools/extras/oem-usb.html#Drivers"><text:span text:style-name="T130_22">extras</text:span></text:a></text:span><text:span text:style-name="T130_23"><text:a xlink:type="simple" xlink:href="http://developer.android.com/tools/extras/oem-usb.html#Drivers"><text:span text:style-name="T130_24">/</text:span></text:a></text:span><text:span text:style-name="T130_25"><text:a xlink:type="simple" xlink:href="http://developer.android.com/tools/extras/oem-usb.html#Drivers"><text:span text:style-name="T130_26">oem</text:span></text:a></text:span><text:span text:style-name="T130_27"><text:a xlink:type="simple" xlink:href="http://developer.android.com/tools/extras/oem-usb.html#Drivers"><text:span text:style-name="T130_28">-</text:span></text:a></text:span><text:span text:style-name="T130_29"><text:a xlink:type="simple" xlink:href="http://developer.android.com/tools/extras/oem-usb.html#Drivers"><text:span text:style-name="T130_30">usb</text:span></text:a></text:span><text:span text:style-name="T130_31"><text:a xlink:type="simple" xlink:href="http://developer.android.com/tools/extras/oem-usb.html#Drivers"><text:span text:style-name="T130_32">.</text:span></text:a></text:span><text:span text:style-name="T130_33"><text:a xlink:type="simple" xlink:href="http://developer.android.com/tools/extras/oem-usb.html#Drivers"><text:span text:style-name="T130_34">html</text:span></text:a></text:span><text:span text:style-name="T130_35"><text:a xlink:type="simple" xlink:href="http://developer.android.com/tools/extras/oem-usb.html#Drivers"><text:span text:style-name="T130_36">#</text:span></text:a></text:span><text:span text:style-name="T130_37"><text:a xlink:type="simple" xlink:href="http://developer.android.com/tools/extras/oem-usb.html#Drivers"><text:span text:style-name="T130_38">Drivers</text:span></text:a></text:span></text:p>
      <text:p text:style-name="P131"/>
      <text:p text:style-name="P132"><text:span text:style-name="T132_1">ou</text:span><text:span text:style-name="T132_2"><text:s/></text:span><text:span text:style-name="T132_3">installer</text:span><text:span text:style-name="T132_4"><text:s/>“</text:span><text:span text:style-name="T132_5">à</text:span><text:span text:style-name="T132_6"><text:s/></text:span><text:span text:style-name="T132_7">la</text:span><text:span text:style-name="T132_8"><text:s/></text:span><text:span text:style-name="T132_9">main</text:span><text:span text:style-name="T132_10">”<text:s/></text:span><text:span text:style-name="T132_11">le</text:span><text:span text:style-name="T132_12"><text:s/></text:span><text:span text:style-name="T132_13">driver</text:span><text:span text:style-name="T132_14"><text:s/></text:span><text:span text:style-name="T132_15">générique</text:span><text:span text:style-name="T132_16"><text:s/></text:span><text:span text:style-name="T132_17">android</text:span><text:span text:style-name="T132_18"><text:s/></text:span><text:span text:style-name="T132_19">dans</text:span><text:span text:style-name="T132_20"><text:s/></text:span><text:span text:style-name="T132_21">.../</text:span><text:span text:style-name="T132_22">android</text:span><text:span text:style-name="T132_23">-</text:span><text:span text:style-name="T132_24">sdk</text:span><text:span text:style-name="T132_25">/</text:span><text:span text:style-name="T132_26">extras</text:span><text:span text:style-name="T132_27">/</text:span><text:span text:style-name="T132_28">google</text:span><text:span text:style-name="T132_29">/</text:span><text:span text:style-name="T132_30">usb</text:span><text:span text:style-name="T132_31">_</text:span><text:span text:style-name="T132_32">driver</text:span><text:span text:style-name="T132_33">/</text:span><text:span text:style-name="T132_34">android</text:span><text:span text:style-name="T132_35">_</text:span><text:span text:style-name="T132_36">winusb</text:span><text:span text:style-name="T132_37">.</text:span><text:span text:style-name="T132_38">inf</text:span><text:span text:style-name="T132_39"><text:s/>:<text:line-break/></text:span></text:p>
      <text:list text:style-name="LS3" xml:id="list7">
        <text:list-item>
          <text:p text:style-name="P133"><text:span text:style-name="T133_1">Aller</text:span><text:span text:style-name="T133_2"><text:s/></text:span><text:span text:style-name="T133_3">dans</text:span><text:span text:style-name="T133_4"><text:s/></text:span><text:span text:style-name="T133_5">le</text:span><text:span text:style-name="T133_6"><text:s/></text:span><text:span text:style-name="T133_7">gestionnaire</text:span><text:span text:style-name="T133_8"><text:s/></text:span><text:span text:style-name="T133_9">de</text:span><text:span text:style-name="T133_10"><text:s/></text:span><text:span text:style-name="T133_11">périphériques</text:span><text:span text:style-name="T133_12">&gt;</text:span><text:span text:style-name="T133_13">détails</text:span><text:span text:style-name="T133_14">&gt;</text:span><text:span text:style-name="T133_15">numéros</text:span><text:span text:style-name="T133_16"><text:s/></text:span><text:span text:style-name="T133_17">identification</text:span><text:span text:style-name="T133_18"><text:s/></text:span><text:span text:style-name="T133_19">du</text:span><text:span text:style-name="T133_20"><text:s/></text:span><text:span text:style-name="T133_21">matériel</text:span><text:span text:style-name="T133_22">,<text:s/></text:span><text:span text:style-name="T133_23">et</text:span><text:span text:style-name="T133_24"><text:s/></text:span><text:span text:style-name="T133_25">noter</text:span><text:span text:style-name="T133_26"><text:s/></text:span><text:span text:style-name="T133_27">les</text:span><text:span text:style-name="T133_28"><text:s/>2<text:s/></text:span><text:span text:style-name="T133_29">nombres</text:span><text:span text:style-name="T133_30"><text:s/></text:span><text:span text:style-name="T133_31">hexadécimaux</text:span><text:span text:style-name="T133_32"><text:s/></text:span><text:span text:style-name="T133_33">après</text:span><text:span text:style-name="T133_34"><text:s/></text:span><text:span text:style-name="T133_35">VID</text:span><text:span text:style-name="T133_36">_<text:s text:c="3"/></text:span><text:span text:style-name="T133_37">et</text:span><text:span text:style-name="T133_38"><text:s text:c="4"/></text:span><text:span text:style-name="T133_39">PID</text:span><text:span text:style-name="T133_40">_<text:s/><text:line-break/><text:tab/></text:span><text:span text:style-name="T133_41">ex</text:span><text:span text:style-name="T133_42"><text:s/></text:span><text:span text:style-name="T133_43">pour</text:span><text:span text:style-name="T133_44"><text:s/></text:span><text:span text:style-name="T133_45">une</text:span><text:span text:style-name="T133_46"><text:s/></text:span><text:span text:style-name="T133_47">tab</text:span><text:span text:style-name="T133_48"><text:s/></text:span><text:span text:style-name="T133_49">iconia</text:span><text:span text:style-name="T133_50"><text:s/></text:span><text:span text:style-name="T133_51">a</text:span><text:span text:style-name="T133_52">500<text:s/>:<text:s/></text:span><text:span text:style-name="T133_53">VID</text:span><text:span text:style-name="T133_54">_</text:span><text:span text:style-name="T133_55">0502</text:span><text:span text:style-name="T133_56">&amp;</text:span><text:span text:style-name="T133_57">PID</text:span><text:span text:style-name="T133_58">_</text:span><text:span text:style-name="T133_59">3325</text:span></text:p>
        </text:list-item>
        <text:list-item>
          <text:p text:style-name="P134"><text:span text:style-name="T134_1">Ouvrir</text:span><text:span text:style-name="T134_2"><text:s/></text:span><text:span text:style-name="T134_3">android</text:span><text:span text:style-name="T134_4">_</text:span><text:span text:style-name="T134_5">winusb</text:span><text:span text:style-name="T134_6">.</text:span><text:span text:style-name="T134_7">inf</text:span><text:span text:style-name="T134_8">.<text:s/><text:line-break/></text:span><text:span text:style-name="T134_9">Si</text:span><text:span text:style-name="T134_10"><text:s/></text:span><text:span text:style-name="T134_11">votre</text:span><text:span text:style-name="T134_12"><text:s/></text:span><text:span text:style-name="T134_13">mobile</text:span><text:span text:style-name="T134_14"><text:s/></text:span><text:span text:style-name="T134_15">n</text:span><text:span text:style-name="T134_16">’</text:span><text:span text:style-name="T134_17">est</text:span><text:span text:style-name="T134_18"><text:s/></text:span><text:span text:style-name="T134_19">pas</text:span><text:span text:style-name="T134_20"><text:s/></text:span><text:span text:style-name="T134_21">défini</text:span><text:span text:style-name="T134_22">,<text:s/></text:span><text:span text:style-name="T134_23">c</text:span><text:span text:style-name="T134_24">’</text:span><text:span text:style-name="T134_25">est</text:span><text:span text:style-name="T134_26"><text:s/></text:span><text:span text:style-name="T134_27">à</text:span><text:span text:style-name="T134_28"><text:s/></text:span><text:span text:style-name="T134_29">dire</text:span><text:span text:style-name="T134_30"><text:s/></text:span><text:span text:style-name="T134_31">s</text:span><text:span text:style-name="T134_32">’</text:span><text:span text:style-name="T134_33">il</text:span><text:span text:style-name="T134_34"><text:s/></text:span><text:span text:style-name="T134_35">n</text:span><text:span text:style-name="T134_36">’</text:span><text:span text:style-name="T134_37">existe</text:span><text:span text:style-name="T134_38"><text:s/></text:span><text:span text:style-name="T134_39">aucune</text:span><text:span text:style-name="T134_40"><text:s/></text:span><text:span text:style-name="T134_41">ligne</text:span><text:span text:style-name="T134_42"><text:s/></text:span><text:span text:style-name="T134_43">de</text:span><text:span text:style-name="T134_44"><text:s/></text:span><text:span text:style-name="T134_45">commentaire</text:span><text:span text:style-name="T134_46"><text:s/></text:span><text:span text:style-name="T134_47">commençant</text:span><text:span text:style-name="T134_48"><text:s/></text:span><text:span text:style-name="T134_49">par</text:span><text:span text:style-name="T134_50"><text:s/>“</text:span><text:span text:style-name="T134_51">;</text:span><text:span text:style-name="T134_52">”<text:line-break/></text:span><text:span text:style-name="T134_53">avec</text:span><text:span text:style-name="T134_54"><text:s/></text:span><text:span text:style-name="T134_55">son</text:span><text:span text:style-name="T134_56"><text:s/></text:span><text:span text:style-name="T134_57">nom</text:span><text:span text:style-name="T134_58">,<text:s/></text:span><text:span text:style-name="T134_59">il</text:span><text:span text:style-name="T134_60"><text:s/></text:span><text:span text:style-name="T134_61">faut</text:span><text:span text:style-name="T134_62"><text:s/></text:span><text:span text:style-name="T134_63">ajouter</text:span><text:span text:style-name="T134_64"><text:s/></text:span><text:span text:style-name="T134_65">après</text:span><text:span text:style-name="T134_66"><text:s/></text:span><text:span text:style-name="T134_67">la</text:span><text:span text:style-name="T134_68"><text:s/></text:span><text:span text:style-name="T134_69">ligne</text:span><text:span text:style-name="T134_70"><text:s/>[</text:span><text:span text:style-name="T134_71">Google</text:span><text:span text:style-name="T134_72">.</text:span><text:span text:style-name="T134_73">NTx</text:span><text:span text:style-name="T134_74">86]<text:s text:c="2"/></text:span><text:span text:style-name="T134_75">ou</text:span><text:span text:style-name="T134_76"><text:s/>[</text:span><text:span text:style-name="T134_77">Google</text:span><text:span text:style-name="T134_78">.</text:span><text:span text:style-name="T134_79">NTamd</text:span><text:span text:style-name="T134_80">64]<text:s/></text:span><text:span text:style-name="T134_81">si</text:span><text:span text:style-name="T134_82"><text:s/></text:span><text:span text:style-name="T134_83">vous</text:span><text:span text:style-name="T134_84"><text:s/></text:span><text:span text:style-name="T134_85">avez</text:span><text:span text:style-name="T134_86"><text:s/></text:span><text:span text:style-name="T134_87">un</text:span><text:span text:style-name="T134_88"><text:s/></text:span><text:span text:style-name="T134_89">système</text:span><text:span text:style-name="T134_90"><text:s/>64<text:s/></text:span><text:span text:style-name="T134_91">bits</text:span><text:span text:style-name="T134_92">,<text:s/></text:span><text:span text:style-name="T134_93">les</text:span><text:span text:style-name="T134_94"><text:s/>3<text:s/></text:span><text:span text:style-name="T134_95">lignes</text:span><text:span text:style-name="T134_96"><text:s/></text:span><text:span text:style-name="T134_97">suivantes</text:span><text:span text:style-name="T134_98"><text:s/>:<text:line-break/>;<text:s/>&lt;</text:span><text:span text:style-name="T134_99">Nom</text:span><text:span text:style-name="T134_100"><text:s/></text:span><text:span text:style-name="T134_101">de</text:span><text:span text:style-name="T134_102"><text:s/></text:span><text:span text:style-name="T134_103">votre</text:span><text:span text:style-name="T134_104"><text:s/></text:span><text:span text:style-name="T134_105">mobile</text:span><text:span text:style-name="T134_106">&gt;<text:line-break/>%</text:span><text:span text:style-name="T134_107">SingleAdbInterface</text:span><text:span text:style-name="T134_108">%<text:s/>=<text:s/></text:span><text:span text:style-name="T134_109">USB</text:span><text:span text:style-name="T134_110">_</text:span><text:span text:style-name="T134_111">Install</text:span><text:span text:style-name="T134_112">,<text:s/></text:span><text:span text:style-name="T134_113">USB</text:span><text:span text:style-name="T134_114">\</text:span><text:span text:style-name="T134_115">VID</text:span><text:span text:style-name="T134_116">_&lt;</text:span><text:span text:style-name="T134_117">num</text:span><text:span text:style-name="T134_118">_</text:span><text:span text:style-name="T134_119">vid</text:span><text:span text:style-name="T134_120">&gt;&amp;</text:span><text:span text:style-name="T134_121">PID</text:span><text:span text:style-name="T134_122">_&lt;</text:span><text:span text:style-name="T134_123">num</text:span><text:span text:style-name="T134_124">_</text:span><text:span text:style-name="T134_125">pid</text:span><text:span text:style-name="T134_126">&gt;<text:line-break/>%</text:span><text:span text:style-name="T134_127">CompositeAdbInterface</text:span><text:span text:style-name="T134_128">%<text:s/>=<text:s/></text:span><text:span text:style-name="T134_129">USB</text:span><text:span text:style-name="T134_130">_</text:span><text:span text:style-name="T134_131">Install</text:span><text:span text:style-name="T134_132">,<text:s/></text:span><text:span text:style-name="T134_133">USB</text:span><text:span text:style-name="T134_134">\</text:span><text:span text:style-name="T134_135">VID</text:span><text:span text:style-name="T134_136">_&lt;</text:span><text:span text:style-name="T134_137">num</text:span><text:span text:style-name="T134_138">_</text:span><text:span text:style-name="T134_139">vid</text:span><text:span text:style-name="T134_140">&gt;&amp;</text:span><text:span text:style-name="T134_141">PID</text:span><text:span text:style-name="T134_142">_&lt;</text:span><text:span text:style-name="T134_143">num</text:span><text:span text:style-name="T134_144">_</text:span><text:span text:style-name="T134_145">pid</text:span><text:span text:style-name="T134_146">&gt;&amp;</text:span><text:span text:style-name="T134_147">MI</text:span><text:span text:style-name="T134_148">_01<text:line-break/></text:span><text:span text:style-name="T134_149">en</text:span><text:span text:style-name="T134_150"><text:s/></text:span><text:span text:style-name="T134_151">remplaçant</text:span><text:span text:style-name="T134_152"><text:s/>&lt;</text:span><text:span text:style-name="T134_153">num</text:span><text:span text:style-name="T134_154">_</text:span><text:span text:style-name="T134_155">vid</text:span><text:span text:style-name="T134_156">&gt;<text:s/></text:span><text:span text:style-name="T134_157">et</text:span><text:span text:style-name="T134_158"><text:s/>&lt;</text:span><text:span text:style-name="T134_159">num</text:span><text:span text:style-name="T134_160">_</text:span><text:span text:style-name="T134_161">pid</text:span><text:span text:style-name="T134_162">&gt;<text:s/></text:span><text:span text:style-name="T134_163">par</text:span><text:span text:style-name="T134_164"><text:s/></text:span><text:span text:style-name="T134_165">les</text:span><text:span text:style-name="T134_166"><text:s/></text:span><text:span text:style-name="T134_167">nombres</text:span><text:span text:style-name="T134_168"><text:s/></text:span><text:span text:style-name="T134_169">notés</text:span><text:span text:style-name="T134_170"><text:s/></text:span><text:span text:style-name="T134_171">précédemment</text:span><text:span text:style-name="T134_172">.<text:line-break/></text:span><text:span text:style-name="T134_173">Puis</text:span><text:span text:style-name="T134_174"><text:s/></text:span><text:span text:style-name="T134_175">sauvegarder</text:span><text:span text:style-name="T134_176">.</text:span></text:p>
        </text:list-item>
        <text:list-item>
          <text:p text:style-name="P135"><text:span text:style-name="T135_1">Sous</text:span><text:span text:style-name="T135_2"><text:s/></text:span><text:span text:style-name="T135_3">Windows</text:span><text:span text:style-name="T135_4"><text:s/>7<text:s/></text:span><text:span text:style-name="T135_5">ou</text:span><text:span text:style-name="T135_6"><text:s/></text:span><text:span text:style-name="T135_7">inférieure</text:span><text:span text:style-name="T135_8"><text:s/></text:span><text:span text:style-name="T135_9">passer</text:span><text:span text:style-name="T135_10"><text:s/></text:span><text:span text:style-name="T135_11">au</text:span><text:span text:style-name="T135_12"><text:s/>4.<text:line-break/></text:span><text:span text:style-name="T135_13">sous</text:span><text:span text:style-name="T135_14"><text:s/></text:span><text:span text:style-name="T135_15">Windows</text:span><text:span text:style-name="T135_16"><text:s/>8</text:span><text:span text:style-name="T135_17">,<text:s/></text:span><text:span text:style-name="T135_18">il</text:span><text:span text:style-name="T135_19"><text:s/></text:span><text:span text:style-name="T135_20">faudra</text:span><text:span text:style-name="T135_21"><text:s/>(</text:span><text:span text:style-name="T135_22">temporairement</text:span><text:span text:style-name="T135_23">)<text:s text:c="2"/></text:span><text:span text:style-name="T135_24">déactiver</text:span><text:span text:style-name="T135_25"><text:s/></text:span><text:span text:style-name="T135_26">le</text:span><text:span text:style-name="T135_27"><text:s/></text:span><text:span text:style-name="T135_28">contrôle</text:span><text:span text:style-name="T135_29"><text:s/></text:span><text:span text:style-name="T135_30">de</text:span><text:span text:style-name="T135_31"><text:s/></text:span><text:span text:style-name="T135_32">la</text:span><text:span text:style-name="T135_33"><text:s/></text:span><text:span text:style-name="T135_34">signature</text:span><text:span text:style-name="T135_35"><text:s/></text:span><text:span text:style-name="T135_36">des</text:span><text:span text:style-name="T135_37"><text:s/></text:span><text:span text:style-name="T135_38">pilotes</text:span><text:span text:style-name="T135_39"><text:s/>:</text:span></text:p>
          <text:list>
            <text:list-item>
              <text:p text:style-name="P136"><text:span text:style-name="T136_1">Lancer</text:span><text:span text:style-name="T136_2"><text:s/>“</text:span><text:span text:style-name="T136_3">l</text:span><text:span text:style-name="T136_4">’</text:span><text:span text:style-name="T136_5">invite</text:span><text:span text:style-name="T136_6"><text:s/></text:span><text:span text:style-name="T136_7">de</text:span><text:span text:style-name="T136_8"><text:s/></text:span><text:span text:style-name="T136_9">commandes</text:span><text:span text:style-name="T136_10">”</text:span></text:p>
            </text:list-item>
            <text:list-item>
              <text:p text:style-name="P137"><text:span text:style-name="T137_1">taper</text:span><text:span text:style-name="T137_2"><text:s/>:<text:line-break/></text:span><text:span text:style-name="T137_3">shutdown</text:span><text:span text:style-name="T137_4"><text:s text:c="2"/>-</text:span><text:span text:style-name="T137_5">o</text:span><text:span text:style-name="T137_6"><text:s text:c="2"/>-</text:span><text:span text:style-name="T137_7">r</text:span><text:span text:style-name="T137_8"><text:s text:c="2"/>-</text:span><text:span text:style-name="T137_9">t</text:span><text:span text:style-name="T137_10"><text:s text:c="2"/>0<text:line-break/>(</text:span><text:span text:style-name="T137_11">le</text:span><text:span text:style-name="T137_12"><text:s/></text:span><text:span text:style-name="T137_13">o</text:span><text:span text:style-name="T137_14"><text:s/></text:span><text:span text:style-name="T137_15">pour</text:span><text:span text:style-name="T137_16"><text:s/></text:span><text:span text:style-name="T137_17">accéder</text:span><text:span text:style-name="T137_18"><text:s/></text:span><text:span text:style-name="T137_19">aux</text:span><text:span text:style-name="T137_20"><text:s/></text:span><text:span text:style-name="T137_21">options</text:span><text:span text:style-name="T137_22"><text:s/></text:span><text:span text:style-name="T137_23">de</text:span><text:span text:style-name="T137_24"><text:s/></text:span><text:span text:style-name="T137_25">démarrage</text:span><text:span text:style-name="T137_26">)</text:span></text:p>
            </text:list-item>
            <text:list-item>
              <text:p text:style-name="P138"><text:span text:style-name="T138_1">Au</text:span><text:span text:style-name="T138_2"><text:s/></text:span><text:span text:style-name="T138_3">re</text:span><text:span text:style-name="T138_4">-</text:span><text:span text:style-name="T138_5">démarrage</text:span><text:span text:style-name="T138_6"><text:s/></text:span><text:span text:style-name="T138_7">cliquer</text:span><text:span text:style-name="T138_8"><text:s/></text:span><text:span text:style-name="T138_9">sur</text:span><text:span text:style-name="T138_10"><text:s/></text:span><text:span text:style-name="T138_11">Dépannage</text:span><text:span text:style-name="T138_12">&gt;</text:span><text:span text:style-name="T138_13">Options</text:span><text:span text:style-name="T138_14"><text:s/></text:span><text:span text:style-name="T138_15">avancées</text:span><text:span text:style-name="T138_16">&gt;</text:span><text:span text:style-name="T138_17">Paramètres</text:span><text:span text:style-name="T138_18">&gt;</text:span><text:span text:style-name="T138_19">Redémarrer</text:span></text:p>
            </text:list-item>
            <text:list-item>
              <text:p text:style-name="P139"><text:span text:style-name="T139_1">Au</text:span><text:span text:style-name="T139_2"><text:s/></text:span><text:span text:style-name="T139_3">re</text:span><text:span text:style-name="T139_4">-</text:span><text:span text:style-name="T139_5">re</text:span><text:span text:style-name="T139_6">-</text:span><text:span text:style-name="T139_7">démarage</text:span><text:span text:style-name="T139_8">,<text:s/></text:span><text:span text:style-name="T139_9">quand</text:span><text:span text:style-name="T139_10"><text:s/></text:span><text:span text:style-name="T139_11">une</text:span><text:span text:style-name="T139_12"><text:s/></text:span><text:span text:style-name="T139_13">liste</text:span><text:span text:style-name="T139_14"><text:s/></text:span><text:span text:style-name="T139_15">s</text:span><text:span text:style-name="T139_16">’</text:span><text:span text:style-name="T139_17">affiche</text:span><text:span text:style-name="T139_18"><text:s/></text:span><text:span text:style-name="T139_19">avec</text:span><text:span text:style-name="T139_20"><text:s/></text:span><text:span text:style-name="T139_21">entre</text:span><text:span text:style-name="T139_22"><text:s/></text:span><text:span text:style-name="T139_23">autres</text:span><text:span text:style-name="T139_24"><text:s/>:<text:s/><text:line-break/>“7)<text:s/></text:span><text:span text:style-name="T139_25">Disable</text:span><text:span text:style-name="T139_26"><text:s/></text:span><text:span text:style-name="T139_27">driver</text:span><text:span text:style-name="T139_28"><text:s/></text:span><text:span text:style-name="T139_29">signature</text:span><text:span text:style-name="T139_30"><text:s/></text:span><text:span text:style-name="T139_31">enforcement</text:span><text:span text:style-name="T139_32">”<text:line-break/></text:span><text:span text:style-name="T139_33">taper</text:span><text:span text:style-name="T139_34"><text:s/>“7”<text:s/></text:span><text:span text:style-name="T139_35">ou</text:span><text:span text:style-name="T139_36"><text:s/></text:span><text:span text:style-name="T139_37">F</text:span><text:span text:style-name="T139_38">7</text:span></text:p>
            </text:list-item>
          </text:list>
        </text:list-item>
        <text:list-item>
          <text:p text:style-name="P140"><text:span text:style-name="T140_1">Retourner</text:span><text:span text:style-name="T140_2"><text:s/></text:span><text:span text:style-name="T140_3">dans</text:span><text:span text:style-name="T140_4"><text:s/></text:span><text:span text:style-name="T140_5">le</text:span><text:span text:style-name="T140_6"><text:s/></text:span><text:span text:style-name="T140_7">gestionnaire</text:span><text:span text:style-name="T140_8"><text:s/></text:span><text:span text:style-name="T140_9">de</text:span><text:span text:style-name="T140_10"><text:s/></text:span><text:span text:style-name="T140_11">périphériques</text:span><text:span text:style-name="T140_12"><text:s/></text:span><text:span text:style-name="T140_13">et</text:span><text:span text:style-name="T140_14"><text:s/></text:span><text:span text:style-name="T140_15">mettre</text:span><text:span text:style-name="T140_16"><text:s/></text:span><text:span text:style-name="T140_17">à</text:span><text:span text:style-name="T140_18"><text:s/></text:span><text:span text:style-name="T140_19">jour</text:span><text:span text:style-name="T140_20"><text:s/></text:span><text:span text:style-name="T140_21">le</text:span><text:span text:style-name="T140_22"><text:s/></text:span><text:span text:style-name="T140_23">pilote</text:span><text:span text:style-name="T140_24"><text:s/></text:span><text:span text:style-name="T140_25">modifié</text:span><text:span text:style-name="T140_26">.</text:span></text:p>
        </text:list-item>
        <text:list-item>
          <text:p text:style-name="P141"><text:span text:style-name="T141_1">Sous</text:span><text:span text:style-name="T141_2"><text:s/></text:span><text:span text:style-name="T141_3">Windows</text:span><text:span text:style-name="T141_4"><text:s/>8</text:span><text:span text:style-name="T141_5">,<text:s/></text:span><text:span text:style-name="T141_6">redémarrer</text:span><text:span text:style-name="T141_7"><text:s/></text:span><text:span text:style-name="T141_8">normalement</text:span><text:span text:style-name="T141_9"><text:s/></text:span><text:span text:style-name="T141_10">si</text:span><text:span text:style-name="T141_11"><text:s/></text:span><text:span text:style-name="T141_12">vous</text:span><text:span text:style-name="T141_13"><text:s/></text:span><text:span text:style-name="T141_14">le</text:span><text:span text:style-name="T141_15"><text:s/></text:span><text:span text:style-name="T141_16">voulez</text:span><text:span text:style-name="T141_17">.<text:line-break/></text:span></text:p>
        </text:list-item>
      </text:list>
      <text:p text:style-name="P142"><text:span text:style-name="T142_1">Pour</text:span><text:span text:style-name="T142_2"><text:s/></text:span><text:span text:style-name="T142_3">tester</text:span><text:span text:style-name="T142_4"><text:s/></text:span><text:span text:style-name="T142_5">la</text:span><text:span text:style-name="T142_6"><text:s/></text:span><text:span text:style-name="T142_7">bonne</text:span><text:span text:style-name="T142_8"><text:s/></text:span><text:span text:style-name="T142_9">installation</text:span><text:span text:style-name="T142_10"><text:s/>:<text:s/></text:span><text:span text:style-name="T142_11">connecter</text:span><text:span text:style-name="T142_12"><text:s/></text:span><text:span text:style-name="T142_13">le</text:span><text:span text:style-name="T142_14"><text:s/></text:span><text:span text:style-name="T142_15">mobile</text:span><text:span text:style-name="T142_16"><text:s/></text:span><text:span text:style-name="T142_17">au</text:span><text:span text:style-name="T142_18"><text:s/></text:span><text:span text:style-name="T142_19">pc</text:span><text:span text:style-name="T142_20"><text:s/></text:span><text:span text:style-name="T142_21">et</text:span><text:span text:style-name="T142_22"><text:s/></text:span><text:span text:style-name="T142_23">lancer</text:span><text:span text:style-name="T142_24"><text:s text:c="2"/>“</text:span><text:span text:style-name="T142_25">start</text:span><text:span text:style-name="T142_26">.</text:span><text:span text:style-name="T142_27">bat</text:span><text:span text:style-name="T142_28">”<text:s/>,<text:s/></text:span><text:span text:style-name="T142_29">puis</text:span><text:span text:style-name="T142_30"><text:s/></text:span><text:span text:style-name="T142_31">taper</text:span><text:span text:style-name="T142_32"><text:s/>:<text:line-break/></text:span><text:span text:style-name="T142_33">adb</text:span><text:span text:style-name="T142_34"><text:s/></text:span><text:span text:style-name="T142_35">devices</text:span><text:span text:style-name="T142_36"><text:line-break/></text:span><text:span text:style-name="T142_37">il</text:span><text:span text:style-name="T142_38"><text:s/></text:span><text:span text:style-name="T142_39">doit</text:span><text:span text:style-name="T142_40"><text:s/></text:span><text:span text:style-name="T142_41">s</text:span><text:span text:style-name="T142_42">’</text:span><text:span text:style-name="T142_43">afficher</text:span><text:span text:style-name="T142_44"><text:s/>:<text:s/></text:span></text:p>
      <text:p text:style-name="P143"><text:span text:style-name="T143_1">“</text:span><text:span text:style-name="T143_2">List</text:span><text:span text:style-name="T143_3"><text:s/></text:span><text:span text:style-name="T143_4">of</text:span><text:span text:style-name="T143_5"><text:s/></text:span><text:span text:style-name="T143_6">devices</text:span><text:span text:style-name="T143_7"><text:s/></text:span><text:span text:style-name="T143_8">attached</text:span><text:span text:style-name="T143_9">”<text:s/></text:span><text:span text:style-name="T143_10">avec</text:span><text:span text:style-name="T143_11"><text:s/></text:span><text:span text:style-name="T143_12">en</text:span><text:span text:style-name="T143_13"><text:s/></text:span><text:span text:style-name="T143_14">dessous</text:span><text:span text:style-name="T143_15"><text:s/></text:span><text:span text:style-name="T143_16">une</text:span><text:span text:style-name="T143_17"><text:s/></text:span><text:span text:style-name="T143_18">ligne</text:span><text:span text:style-name="T143_19"><text:s/></text:span><text:span text:style-name="T143_20">d</text:span><text:span text:style-name="T143_21">’</text:span><text:span text:style-name="T143_22">ID</text:span><text:span text:style-name="T143_23"><text:s/></text:span><text:span text:style-name="T143_24">pour</text:span><text:span text:style-name="T143_25"><text:s/></text:span><text:span text:style-name="T143_26">chaque</text:span><text:span text:style-name="T143_27"><text:s/></text:span><text:span text:style-name="T143_28">mobile</text:span><text:span text:style-name="T143_29"><text:s/></text:span><text:span text:style-name="T143_30">connecté</text:span><text:span text:style-name="T143_31">.</text:span></text:p>
      <text:p text:style-name="P14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54cm" fo:padding-bottom="0cm" fo:margin-bottom="2.54cm" fo:padding-left="0cm" fo:margin-left="1.011cm" fo:padding-right="0cm" fo:margin-right="0.58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